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1.302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947cm"/>
    </style:style>
    <style:style style:name="co5" style:family="table-column">
      <style:table-column-properties fo:break-before="auto" style:column-width="1.475cm"/>
    </style:style>
    <style:style style:name="co6" style:family="table-column">
      <style:table-column-properties fo:break-before="auto" style:column-width="1.274cm"/>
    </style:style>
    <style:style style:name="co7" style:family="table-column">
      <style:table-column-properties fo:break-before="auto" style:column-width="1.889cm"/>
    </style:style>
    <style:style style:name="co8" style:family="table-column">
      <style:table-column-properties fo:break-before="auto" style:column-width="1.44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3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f00" fo:border="0.74pt solid #000000"/>
    </style:style>
    <style:style style:name="ce15" style:family="table-cell" style:parent-style-name="Default" style:data-style-name="N2">
      <style:table-cell-properties fo:border="0.74pt solid #000000"/>
    </style:style>
    <style:style style:name="ce18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impleno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8"/>
        <table:table-column table:style-name="co5" table:default-cell-style-name="ce18"/>
        <table:table-column table:style-name="co6" table:default-cell-style-name="Default"/>
        <table:table-column table:style-name="co3" table:default-cell-style-name="Default"/>
        <table:table-column table:style-name="co7" table:default-cell-style-name="ce18"/>
        <table:table-column table:style-name="co8" table:default-cell-style-name="ce18"/>
        <table:table-row table:style-name="ro1">
          <table:table-cell table:style-name="ce13" office:value-type="string" calcext:value-type="string">
            <text:p>MUT</text:p>
          </table:table-cell>
          <table:table-cell table:style-name="ce13" office:value-type="string" calcext:value-type="string">
            <text:p>SRUN</text:p>
          </table:table-cell>
          <table:table-cell table:style-name="ce13" office:value-type="string" calcext:value-type="string">
            <text:p>SCT</text:p>
          </table:table-cell>
          <table:table-cell table:style-name="ce15" office:value-type="string" calcext:value-type="string">
            <text:p>SAVGTCT</text:p>
          </table:table-cell>
          <table:table-cell table:style-name="ce15" office:value-type="string" calcext:value-type="string">
            <text:p>SCTCT</text:p>
          </table:table-cell>
          <table:table-cell table:style-name="ce13" office:value-type="string" calcext:value-type="string">
            <text:p>TRUN</text:p>
          </table:table-cell>
          <table:table-cell table:style-name="ce13" office:value-type="string" calcext:value-type="string">
            <text:p>TCT</text:p>
          </table:table-cell>
          <table:table-cell table:style-name="ce15" office:value-type="string" calcext:value-type="string">
            <text:p>TAVGTCT</text:p>
          </table:table-cell>
          <table:table-cell table:style-name="ce15" office:value-type="string" calcext:value-type="string">
            <text:p>TCTCT</text:p>
          </table:table-cell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174" calcext:value-type="float">
            <text:p>174</text:p>
          </table:table-cell>
          <table:table-cell table:number-columns-repeated="2" table:style-name="ce15" office:value-type="float" office:value="2.55882352941176" calcext:value-type="float">
            <text:p>2,56</text:p>
          </table:table-cell>
          <table:table-cell table:number-columns-repeated="2" table:style-name="ce13" office:value-type="float" office:value="170" calcext:value-type="float">
            <text:p>170</text:p>
          </table:table-cell>
          <table:table-cell table:number-columns-repeated="2" table:style-name="ce15" office:value-type="float" office:value="2.5" calcext:value-type="float">
            <text:p>2,50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334" calcext:value-type="float">
            <text:p>334</text:p>
          </table:table-cell>
          <table:table-cell table:style-name="ce15" office:value-type="float" office:value="2.35294117647059" calcext:value-type="float">
            <text:p>2,35</text:p>
          </table:table-cell>
          <table:table-cell table:style-name="ce15" office:value-type="float" office:value="4.91176470588235" calcext:value-type="float">
            <text:p>4,91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340" calcext:value-type="float">
            <text:p>34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5" calcext:value-type="float">
            <text:p>5,00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491" calcext:value-type="float">
            <text:p>491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7.22058823529412" calcext:value-type="float">
            <text:p>7,22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508" calcext:value-type="float">
            <text:p>50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7.47058823529412" calcext:value-type="float">
            <text:p>7,47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647" calcext:value-type="float">
            <text:p>647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9.51470588235294" calcext:value-type="float">
            <text:p>9,51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678" calcext:value-type="float">
            <text:p>678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9.97058823529412" calcext:value-type="float">
            <text:p>9,97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803" calcext:value-type="float">
            <text:p>803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1.8088235294118" calcext:value-type="float">
            <text:p>11,81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847" calcext:value-type="float">
            <text:p>847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2.4558823529412" calcext:value-type="float">
            <text:p>12,46</text:p>
          </table:table-cell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960" calcext:value-type="float">
            <text:p>960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14.1176470588235" calcext:value-type="float">
            <text:p>14,12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015" calcext:value-type="float">
            <text:p>1015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4.9264705882353" calcext:value-type="float">
            <text:p>14,93</text:p>
          </table:table-cell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117" calcext:value-type="float">
            <text:p>1117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16.4264705882353" calcext:value-type="float">
            <text:p>16,4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183" calcext:value-type="float">
            <text:p>1183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7.3970588235294" calcext:value-type="float">
            <text:p>17,40</text:p>
          </table:table-cell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274" calcext:value-type="float">
            <text:p>1274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18.7352941176471" calcext:value-type="float">
            <text:p>18,74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352" calcext:value-type="float">
            <text:p>1352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9.8823529411765" calcext:value-type="float">
            <text:p>19,88</text:p>
          </table:table-cell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429" calcext:value-type="float">
            <text:p>1429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21.0147058823529" calcext:value-type="float">
            <text:p>21,01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521" calcext:value-type="float">
            <text:p>1521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22.3676470588235" calcext:value-type="float">
            <text:p>22,37</text:p>
          </table:table-cell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586" calcext:value-type="float">
            <text:p>1586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23.3235294117647" calcext:value-type="float">
            <text:p>23,32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690" calcext:value-type="float">
            <text:p>1690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24.8529411764706" calcext:value-type="float">
            <text:p>24,85</text:p>
          </table:table-cell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743" calcext:value-type="float">
            <text:p>1743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25.6323529411765" calcext:value-type="float">
            <text:p>25,63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862" calcext:value-type="float">
            <text:p>1862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27.3823529411765" calcext:value-type="float">
            <text:p>27,38</text:p>
          </table:table-cell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899" calcext:value-type="float">
            <text:p>1899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27.9264705882353" calcext:value-type="float">
            <text:p>27,93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2031" calcext:value-type="float">
            <text:p>2031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29.8676470588235" calcext:value-type="float">
            <text:p>29,87</text:p>
          </table:table-cell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2055" calcext:value-type="float">
            <text:p>2055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30.2205882352941" calcext:value-type="float">
            <text:p>30,22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2200" calcext:value-type="float">
            <text:p>2200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32.3529411764706" calcext:value-type="float">
            <text:p>32,35</text:p>
          </table:table-cell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2210" calcext:value-type="float">
            <text:p>2210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32.5" calcext:value-type="float">
            <text:p>32,50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2370" calcext:value-type="float">
            <text:p>237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34.8529411764706" calcext:value-type="float">
            <text:p>34,85</text:p>
          </table:table-cell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2364" calcext:value-type="float">
            <text:p>2364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34.7647058823529" calcext:value-type="float">
            <text:p>34,7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2539" calcext:value-type="float">
            <text:p>2539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37.3382352941176" calcext:value-type="float">
            <text:p>37,34</text:p>
          </table:table-cell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2517" calcext:value-type="float">
            <text:p>2517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37.0147058823529" calcext:value-type="float">
            <text:p>37,01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2708" calcext:value-type="float">
            <text:p>2708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39.8235294117647" calcext:value-type="float">
            <text:p>39,82</text:p>
          </table:table-cell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2674" calcext:value-type="float">
            <text:p>2674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39.3235294117647" calcext:value-type="float">
            <text:p>39,32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2877" calcext:value-type="float">
            <text:p>2877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42.3088235294118" calcext:value-type="float">
            <text:p>42,31</text:p>
          </table:table-cell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2832" calcext:value-type="float">
            <text:p>2832</text:p>
          </table:table-cell>
          <table:table-cell table:style-name="ce15" office:value-type="float" office:value="2.32352941176471" calcext:value-type="float">
            <text:p>2,32</text:p>
          </table:table-cell>
          <table:table-cell table:style-name="ce15" office:value-type="float" office:value="41.6470588235294" calcext:value-type="float">
            <text:p>41,65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3047" calcext:value-type="float">
            <text:p>3047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44.8088235294118" calcext:value-type="float">
            <text:p>44,81</text:p>
          </table:table-cell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2987" calcext:value-type="float">
            <text:p>2987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43.9264705882353" calcext:value-type="float">
            <text:p>43,93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3216" calcext:value-type="float">
            <text:p>3216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47.2941176470588" calcext:value-type="float">
            <text:p>47,29</text:p>
          </table:table-cell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3143" calcext:value-type="float">
            <text:p>3143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46.2205882352941" calcext:value-type="float">
            <text:p>46,22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3385" calcext:value-type="float">
            <text:p>3385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49.7794117647059" calcext:value-type="float">
            <text:p>49,78</text:p>
          </table:table-cell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3295" calcext:value-type="float">
            <text:p>3295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48.4558823529412" calcext:value-type="float">
            <text:p>48,4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3554" calcext:value-type="float">
            <text:p>3554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52.2647058823529" calcext:value-type="float">
            <text:p>52,26</text:p>
          </table:table-cell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3451" calcext:value-type="float">
            <text:p>3451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50.75" calcext:value-type="float">
            <text:p>50,75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3723" calcext:value-type="float">
            <text:p>3723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54.75" calcext:value-type="float">
            <text:p>54,75</text:p>
          </table:table-cell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3605" calcext:value-type="float">
            <text:p>3605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53.014705882353" calcext:value-type="float">
            <text:p>53,01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3893" calcext:value-type="float">
            <text:p>3893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57.25" calcext:value-type="float">
            <text:p>57,25</text:p>
          </table:table-cell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3758" calcext:value-type="float">
            <text:p>3758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55.264705882353" calcext:value-type="float">
            <text:p>55,26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4063" calcext:value-type="float">
            <text:p>4063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59.75" calcext:value-type="float">
            <text:p>59,75</text:p>
          </table:table-cell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3915" calcext:value-type="float">
            <text:p>3915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57.5735294117647" calcext:value-type="float">
            <text:p>57,57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4235" calcext:value-type="float">
            <text:p>4235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62.2794117647059" calcext:value-type="float">
            <text:p>62,28</text:p>
          </table:table-cell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4071" calcext:value-type="float">
            <text:p>4071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59.8676470588235" calcext:value-type="float">
            <text:p>59,87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4403" calcext:value-type="float">
            <text:p>4403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64.75" calcext:value-type="float">
            <text:p>64,75</text:p>
          </table:table-cell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4226" calcext:value-type="float">
            <text:p>4226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62.1470588235294" calcext:value-type="float">
            <text:p>62,15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4572" calcext:value-type="float">
            <text:p>4572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67.2352941176471" calcext:value-type="float">
            <text:p>67,24</text:p>
          </table:table-cell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4380" calcext:value-type="float">
            <text:p>4380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64.4117647058824" calcext:value-type="float">
            <text:p>64,41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4742" calcext:value-type="float">
            <text:p>4742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69.7352941176471" calcext:value-type="float">
            <text:p>69,74</text:p>
          </table:table-cell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4537" calcext:value-type="float">
            <text:p>4537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66.7205882352941" calcext:value-type="float">
            <text:p>66,72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4911" calcext:value-type="float">
            <text:p>4911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72.2205882352941" calcext:value-type="float">
            <text:p>72,22</text:p>
          </table:table-cell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4692" calcext:value-type="float">
            <text:p>4692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69" calcext:value-type="float">
            <text:p>69,00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081" calcext:value-type="float">
            <text:p>5081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74.7205882352941" calcext:value-type="float">
            <text:p>74,72</text:p>
          </table:table-cell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4848" calcext:value-type="float">
            <text:p>4848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71.2941176470588" calcext:value-type="float">
            <text:p>71,29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5252" calcext:value-type="float">
            <text:p>5252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77.2352941176471" calcext:value-type="float">
            <text:p>77,24</text:p>
          </table:table-cell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5003" calcext:value-type="float">
            <text:p>5003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73.5735294117647" calcext:value-type="float">
            <text:p>73,57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422" calcext:value-type="float">
            <text:p>5422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79.7352941176471" calcext:value-type="float">
            <text:p>79,74</text:p>
          </table:table-cell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5157" calcext:value-type="float">
            <text:p>5157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75.8382352941177" calcext:value-type="float">
            <text:p>75,84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5594" calcext:value-type="float">
            <text:p>5594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82.2647058823529" calcext:value-type="float">
            <text:p>82,26</text:p>
          </table:table-cell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5311" calcext:value-type="float">
            <text:p>531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78.1029411764706" calcext:value-type="float">
            <text:p>78,10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5766" calcext:value-type="float">
            <text:p>5766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84.7941176470588" calcext:value-type="float">
            <text:p>84,79</text:p>
          </table:table-cell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5467" calcext:value-type="float">
            <text:p>5467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80.3970588235294" calcext:value-type="float">
            <text:p>80,40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5937" calcext:value-type="float">
            <text:p>5937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87.3088235294118" calcext:value-type="float">
            <text:p>87,31</text:p>
          </table:table-cell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5622" calcext:value-type="float">
            <text:p>5622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82.6764705882353" calcext:value-type="float">
            <text:p>82,68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6108" calcext:value-type="float">
            <text:p>6108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89.8235294117647" calcext:value-type="float">
            <text:p>89,82</text:p>
          </table:table-cell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5777" calcext:value-type="float">
            <text:p>5777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84.9558823529412" calcext:value-type="float">
            <text:p>84,9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6277" calcext:value-type="float">
            <text:p>6277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92.3088235294118" calcext:value-type="float">
            <text:p>92,31</text:p>
          </table:table-cell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5931" calcext:value-type="float">
            <text:p>593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87.2205882352941" calcext:value-type="float">
            <text:p>87,22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6446" calcext:value-type="float">
            <text:p>6446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94.7941176470588" calcext:value-type="float">
            <text:p>94,79</text:p>
          </table:table-cell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6089" calcext:value-type="float">
            <text:p>6089</text:p>
          </table:table-cell>
          <table:table-cell table:style-name="ce15" office:value-type="float" office:value="2.32352941176471" calcext:value-type="float">
            <text:p>2,32</text:p>
          </table:table-cell>
          <table:table-cell table:style-name="ce15" office:value-type="float" office:value="89.5441176470589" calcext:value-type="float">
            <text:p>89,54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6615" calcext:value-type="float">
            <text:p>6615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97.2794117647059" calcext:value-type="float">
            <text:p>97,28</text:p>
          </table:table-cell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6246" calcext:value-type="float">
            <text:p>6246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91.8529411764706" calcext:value-type="float">
            <text:p>91,85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6789" calcext:value-type="float">
            <text:p>6789</text:p>
          </table:table-cell>
          <table:table-cell table:style-name="ce15" office:value-type="float" office:value="2.55882352941176" calcext:value-type="float">
            <text:p>2,56</text:p>
          </table:table-cell>
          <table:table-cell table:style-name="ce15" office:value-type="float" office:value="99.8382352941177" calcext:value-type="float">
            <text:p>99,84</text:p>
          </table:table-cell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6401" calcext:value-type="float">
            <text:p>6401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94.1323529411765" calcext:value-type="float">
            <text:p>94,13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6958" calcext:value-type="float">
            <text:p>6958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02.323529411765" calcext:value-type="float">
            <text:p>102,32</text:p>
          </table:table-cell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6559" calcext:value-type="float">
            <text:p>6559</text:p>
          </table:table-cell>
          <table:table-cell table:style-name="ce15" office:value-type="float" office:value="2.32352941176471" calcext:value-type="float">
            <text:p>2,32</text:p>
          </table:table-cell>
          <table:table-cell table:style-name="ce15" office:value-type="float" office:value="96.4558823529412" calcext:value-type="float">
            <text:p>96,46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7129" calcext:value-type="float">
            <text:p>7129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104.838235294118" calcext:value-type="float">
            <text:p>104,84</text:p>
          </table:table-cell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6715" calcext:value-type="float">
            <text:p>6715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98.75" calcext:value-type="float">
            <text:p>98,75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7300" calcext:value-type="float">
            <text:p>7300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107.352941176471" calcext:value-type="float">
            <text:p>107,35</text:p>
          </table:table-cell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6869" calcext:value-type="float">
            <text:p>6869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01.014705882353" calcext:value-type="float">
            <text:p>101,01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7470" calcext:value-type="float">
            <text:p>747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09.852941176471" calcext:value-type="float">
            <text:p>109,85</text:p>
          </table:table-cell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7024" calcext:value-type="float">
            <text:p>7024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03.294117647059" calcext:value-type="float">
            <text:p>103,2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7638" calcext:value-type="float">
            <text:p>763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12.323529411765" calcext:value-type="float">
            <text:p>112,32</text:p>
          </table:table-cell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7181" calcext:value-type="float">
            <text:p>7181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105.602941176471" calcext:value-type="float">
            <text:p>105,6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7806" calcext:value-type="float">
            <text:p>7806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14.794117647059" calcext:value-type="float">
            <text:p>114,79</text:p>
          </table:table-cell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7336" calcext:value-type="float">
            <text:p>7336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07.882352941177" calcext:value-type="float">
            <text:p>107,88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7975" calcext:value-type="float">
            <text:p>7975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17.279411764706" calcext:value-type="float">
            <text:p>117,28</text:p>
          </table:table-cell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7491" calcext:value-type="float">
            <text:p>7491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10.161764705882" calcext:value-type="float">
            <text:p>110,1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8143" calcext:value-type="float">
            <text:p>8143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19.75" calcext:value-type="float">
            <text:p>119,75</text:p>
          </table:table-cell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7647" calcext:value-type="float">
            <text:p>7647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12.455882352941" calcext:value-type="float">
            <text:p>112,46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8310" calcext:value-type="float">
            <text:p>8310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22.205882352941" calcext:value-type="float">
            <text:p>122,21</text:p>
          </table:table-cell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7806" calcext:value-type="float">
            <text:p>7806</text:p>
          </table:table-cell>
          <table:table-cell table:style-name="ce15" office:value-type="float" office:value="2.33823529411765" calcext:value-type="float">
            <text:p>2,34</text:p>
          </table:table-cell>
          <table:table-cell table:style-name="ce15" office:value-type="float" office:value="114.794117647059" calcext:value-type="float">
            <text:p>114,79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8477" calcext:value-type="float">
            <text:p>8477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24.661764705882" calcext:value-type="float">
            <text:p>124,66</text:p>
          </table:table-cell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7961" calcext:value-type="float">
            <text:p>7961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17.073529411765" calcext:value-type="float">
            <text:p>117,07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8647" calcext:value-type="float">
            <text:p>8647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27.161764705882" calcext:value-type="float">
            <text:p>127,16</text:p>
          </table:table-cell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8115" calcext:value-type="float">
            <text:p>8115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19.338235294118" calcext:value-type="float">
            <text:p>119,3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8815" calcext:value-type="float">
            <text:p>8815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29.632352941176" calcext:value-type="float">
            <text:p>129,63</text:p>
          </table:table-cell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8272" calcext:value-type="float">
            <text:p>8272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121.647058823529" calcext:value-type="float">
            <text:p>121,65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8982" calcext:value-type="float">
            <text:p>8982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32.088235294118" calcext:value-type="float">
            <text:p>132,09</text:p>
          </table:table-cell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8429" calcext:value-type="float">
            <text:p>8429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123.955882352941" calcext:value-type="float">
            <text:p>123,96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9147" calcext:value-type="float">
            <text:p>9147</text:p>
          </table:table-cell>
          <table:table-cell table:style-name="ce15" office:value-type="float" office:value="2.42647058823529" calcext:value-type="float">
            <text:p>2,43</text:p>
          </table:table-cell>
          <table:table-cell table:style-name="ce15" office:value-type="float" office:value="134.514705882353" calcext:value-type="float">
            <text:p>134,51</text:p>
          </table:table-cell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8585" calcext:value-type="float">
            <text:p>8585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26.25" calcext:value-type="float">
            <text:p>126,25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9315" calcext:value-type="float">
            <text:p>9315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36.985294117647" calcext:value-type="float">
            <text:p>136,99</text:p>
          </table:table-cell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8741" calcext:value-type="float">
            <text:p>8741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28.544117647059" calcext:value-type="float">
            <text:p>128,54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9482" calcext:value-type="float">
            <text:p>9482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39.441176470588" calcext:value-type="float">
            <text:p>139,44</text:p>
          </table:table-cell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8895" calcext:value-type="float">
            <text:p>8895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30.808823529412" calcext:value-type="float">
            <text:p>130,81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9649" calcext:value-type="float">
            <text:p>9649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41.897058823529" calcext:value-type="float">
            <text:p>141,90</text:p>
          </table:table-cell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9049" calcext:value-type="float">
            <text:p>9049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33.073529411765" calcext:value-type="float">
            <text:p>133,07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9818" calcext:value-type="float">
            <text:p>9818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44.382352941177" calcext:value-type="float">
            <text:p>144,38</text:p>
          </table:table-cell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9205" calcext:value-type="float">
            <text:p>9205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35.367647058824" calcext:value-type="float">
            <text:p>135,37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9985" calcext:value-type="float">
            <text:p>9985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46.838235294118" calcext:value-type="float">
            <text:p>146,84</text:p>
          </table:table-cell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9359" calcext:value-type="float">
            <text:p>9359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37.632352941176" calcext:value-type="float">
            <text:p>137,6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0153" calcext:value-type="float">
            <text:p>10153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49.308823529412" calcext:value-type="float">
            <text:p>149,31</text:p>
          </table:table-cell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9516" calcext:value-type="float">
            <text:p>9516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139.941176470588" calcext:value-type="float">
            <text:p>139,94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0320" calcext:value-type="float">
            <text:p>10320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51.764705882353" calcext:value-type="float">
            <text:p>151,76</text:p>
          </table:table-cell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9674" calcext:value-type="float">
            <text:p>9674</text:p>
          </table:table-cell>
          <table:table-cell table:style-name="ce15" office:value-type="float" office:value="2.32352941176471" calcext:value-type="float">
            <text:p>2,32</text:p>
          </table:table-cell>
          <table:table-cell table:style-name="ce15" office:value-type="float" office:value="142.264705882353" calcext:value-type="float">
            <text:p>142,2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0488" calcext:value-type="float">
            <text:p>1048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54.235294117647" calcext:value-type="float">
            <text:p>154,24</text:p>
          </table:table-cell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9830" calcext:value-type="float">
            <text:p>9830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44.558823529412" calcext:value-type="float">
            <text:p>144,56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0660" calcext:value-type="float">
            <text:p>10660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156.764705882353" calcext:value-type="float">
            <text:p>156,76</text:p>
          </table:table-cell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9986" calcext:value-type="float">
            <text:p>9986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46.852941176471" calcext:value-type="float">
            <text:p>146,85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0831" calcext:value-type="float">
            <text:p>10831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159.279411764706" calcext:value-type="float">
            <text:p>159,28</text:p>
          </table:table-cell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0139" calcext:value-type="float">
            <text:p>10139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49.102941176471" calcext:value-type="float">
            <text:p>149,1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0999" calcext:value-type="float">
            <text:p>10999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61.75" calcext:value-type="float">
            <text:p>161,75</text:p>
          </table:table-cell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0294" calcext:value-type="float">
            <text:p>10294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51.382352941176" calcext:value-type="float">
            <text:p>151,3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1169" calcext:value-type="float">
            <text:p>11169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64.25" calcext:value-type="float">
            <text:p>164,25</text:p>
          </table:table-cell>
        </table:table-row>
        <table:table-row table:style-name="ro1"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0448" calcext:value-type="float">
            <text:p>10448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53.647058823529" calcext:value-type="float">
            <text:p>153,65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1338" calcext:value-type="float">
            <text:p>11338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66.735294117647" calcext:value-type="float">
            <text:p>166,74</text:p>
          </table:table-cell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0606" calcext:value-type="float">
            <text:p>10606</text:p>
          </table:table-cell>
          <table:table-cell table:style-name="ce15" office:value-type="float" office:value="2.32352941176471" calcext:value-type="float">
            <text:p>2,32</text:p>
          </table:table-cell>
          <table:table-cell table:style-name="ce15" office:value-type="float" office:value="155.970588235294" calcext:value-type="float">
            <text:p>155,97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1508" calcext:value-type="float">
            <text:p>11508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69.235294117647" calcext:value-type="float">
            <text:p>169,24</text:p>
          </table:table-cell>
        </table:table-row>
        <table:table-row table:style-name="ro1"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0760" calcext:value-type="float">
            <text:p>10760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58.235294117647" calcext:value-type="float">
            <text:p>158,24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1678" calcext:value-type="float">
            <text:p>11678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71.735294117647" calcext:value-type="float">
            <text:p>171,74</text:p>
          </table:table-cell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0918" calcext:value-type="float">
            <text:p>10918</text:p>
          </table:table-cell>
          <table:table-cell table:style-name="ce15" office:value-type="float" office:value="2.32352941176471" calcext:value-type="float">
            <text:p>2,32</text:p>
          </table:table-cell>
          <table:table-cell table:style-name="ce15" office:value-type="float" office:value="160.558823529412" calcext:value-type="float">
            <text:p>160,56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11869" calcext:value-type="float">
            <text:p>11869</text:p>
          </table:table-cell>
          <table:table-cell table:style-name="ce15" office:value-type="float" office:value="2.80882352941176" calcext:value-type="float">
            <text:p>2,81</text:p>
          </table:table-cell>
          <table:table-cell table:style-name="ce15" office:value-type="float" office:value="174.544117647059" calcext:value-type="float">
            <text:p>174,54</text:p>
          </table:table-cell>
        </table:table-row>
        <table:table-row table:style-name="ro1"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1074" calcext:value-type="float">
            <text:p>11074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62.852941176471" calcext:value-type="float">
            <text:p>162,85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2040" calcext:value-type="float">
            <text:p>12040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177.058823529412" calcext:value-type="float">
            <text:p>177,06</text:p>
          </table:table-cell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1231" calcext:value-type="float">
            <text:p>11231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165.161764705882" calcext:value-type="float">
            <text:p>165,1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2208" calcext:value-type="float">
            <text:p>1220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79.529411764706" calcext:value-type="float">
            <text:p>179,53</text:p>
          </table:table-cell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1387" calcext:value-type="float">
            <text:p>11387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67.455882352941" calcext:value-type="float">
            <text:p>167,4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2376" calcext:value-type="float">
            <text:p>12376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82" calcext:value-type="float">
            <text:p>182,00</text:p>
          </table:table-cell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1542" calcext:value-type="float">
            <text:p>11542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69.735294117647" calcext:value-type="float">
            <text:p>169,7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2544" calcext:value-type="float">
            <text:p>12544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84.470588235294" calcext:value-type="float">
            <text:p>184,47</text:p>
          </table:table-cell>
        </table:table-row>
        <table:table-row table:style-name="ro1"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1697" calcext:value-type="float">
            <text:p>11697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72.014705882353" calcext:value-type="float">
            <text:p>172,01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2713" calcext:value-type="float">
            <text:p>12713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86.955882352941" calcext:value-type="float">
            <text:p>186,96</text:p>
          </table:table-cell>
        </table:table-row>
        <table:table-row table:style-name="ro1"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1852" calcext:value-type="float">
            <text:p>11852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74.294117647059" calcext:value-type="float">
            <text:p>174,29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2885" calcext:value-type="float">
            <text:p>12885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189.485294117647" calcext:value-type="float">
            <text:p>189,49</text:p>
          </table:table-cell>
        </table:table-row>
        <table:table-row table:style-name="ro1"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2009" calcext:value-type="float">
            <text:p>12009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176.602941176471" calcext:value-type="float">
            <text:p>176,60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3054" calcext:value-type="float">
            <text:p>13054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91.970588235294" calcext:value-type="float">
            <text:p>191,97</text:p>
          </table:table-cell>
        </table:table-row>
        <table:table-row table:style-name="ro1"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2167" calcext:value-type="float">
            <text:p>12167</text:p>
          </table:table-cell>
          <table:table-cell table:style-name="ce15" office:value-type="float" office:value="2.32352941176471" calcext:value-type="float">
            <text:p>2,32</text:p>
          </table:table-cell>
          <table:table-cell table:style-name="ce15" office:value-type="float" office:value="178.926470588235" calcext:value-type="float">
            <text:p>178,93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13227" calcext:value-type="float">
            <text:p>13227</text:p>
          </table:table-cell>
          <table:table-cell table:style-name="ce15" office:value-type="float" office:value="2.54411764705882" calcext:value-type="float">
            <text:p>2,54</text:p>
          </table:table-cell>
          <table:table-cell table:style-name="ce15" office:value-type="float" office:value="194.514705882353" calcext:value-type="float">
            <text:p>194,51</text:p>
          </table:table-cell>
        </table:table-row>
        <table:table-row table:style-name="ro1"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2321" calcext:value-type="float">
            <text:p>1232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81.191176470588" calcext:value-type="float">
            <text:p>181,19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3399" calcext:value-type="float">
            <text:p>13399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197.044117647059" calcext:value-type="float">
            <text:p>197,04</text:p>
          </table:table-cell>
        </table:table-row>
        <table:table-row table:style-name="ro1"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2478" calcext:value-type="float">
            <text:p>12478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183.5" calcext:value-type="float">
            <text:p>183,50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3569" calcext:value-type="float">
            <text:p>13569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99.544117647059" calcext:value-type="float">
            <text:p>199,54</text:p>
          </table:table-cell>
        </table:table-row>
        <table:table-row table:style-name="ro1"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2632" calcext:value-type="float">
            <text:p>12632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85.764705882353" calcext:value-type="float">
            <text:p>185,7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3737" calcext:value-type="float">
            <text:p>13737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202.014705882353" calcext:value-type="float">
            <text:p>202,01</text:p>
          </table:table-cell>
        </table:table-row>
        <table:table-row table:style-name="ro1"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2787" calcext:value-type="float">
            <text:p>12787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88.044117647059" calcext:value-type="float">
            <text:p>188,04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3906" calcext:value-type="float">
            <text:p>13906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204.5" calcext:value-type="float">
            <text:p>204,50</text:p>
          </table:table-cell>
        </table:table-row>
        <table:table-row table:style-name="ro1"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2942" calcext:value-type="float">
            <text:p>12942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90.323529411765" calcext:value-type="float">
            <text:p>190,32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4077" calcext:value-type="float">
            <text:p>14077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207.014705882353" calcext:value-type="float">
            <text:p>207,01</text:p>
          </table:table-cell>
        </table:table-row>
        <table:table-row table:style-name="ro1"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3098" calcext:value-type="float">
            <text:p>13098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92.617647058823" calcext:value-type="float">
            <text:p>192,62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4248" calcext:value-type="float">
            <text:p>14248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209.529411764706" calcext:value-type="float">
            <text:p>209,53</text:p>
          </table:table-cell>
        </table:table-row>
        <table:table-row table:style-name="ro1"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3253" calcext:value-type="float">
            <text:p>13253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94.897058823529" calcext:value-type="float">
            <text:p>194,90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4417" calcext:value-type="float">
            <text:p>14417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212.014705882353" calcext:value-type="float">
            <text:p>212,01</text:p>
          </table:table-cell>
        </table:table-row>
        <table:table-row table:style-name="ro1"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3409" calcext:value-type="float">
            <text:p>13409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97.191176470588" calcext:value-type="float">
            <text:p>197,19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4583" calcext:value-type="float">
            <text:p>14583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214.455882352941" calcext:value-type="float">
            <text:p>214,46</text:p>
          </table:table-cell>
        </table:table-row>
        <table:table-row table:style-name="ro1"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3564" calcext:value-type="float">
            <text:p>13564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99.470588235294" calcext:value-type="float">
            <text:p>199,47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4749" calcext:value-type="float">
            <text:p>14749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216.897058823529" calcext:value-type="float">
            <text:p>216,90</text:p>
          </table:table-cell>
        </table:table-row>
        <table:table-row table:style-name="ro1"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3719" calcext:value-type="float">
            <text:p>13719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201.75" calcext:value-type="float">
            <text:p>201,75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4921" calcext:value-type="float">
            <text:p>14921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219.426470588235" calcext:value-type="float">
            <text:p>219,43</text:p>
          </table:table-cell>
        </table:table-row>
        <table:table-row table:style-name="ro1"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3874" calcext:value-type="float">
            <text:p>13874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204.029411764706" calcext:value-type="float">
            <text:p>204,0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5089" calcext:value-type="float">
            <text:p>15089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221.897058823529" calcext:value-type="float">
            <text:p>221,90</text:p>
          </table:table-cell>
        </table:table-row>
        <table:table-row table:style-name="ro1"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4028" calcext:value-type="float">
            <text:p>14028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206.294117647059" calcext:value-type="float">
            <text:p>206,29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5259" calcext:value-type="float">
            <text:p>15259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224.397058823529" calcext:value-type="float">
            <text:p>224,40</text:p>
          </table:table-cell>
        </table:table-row>
        <table:table-row table:style-name="ro1"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4183" calcext:value-type="float">
            <text:p>14183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208.573529411765" calcext:value-type="float">
            <text:p>208,57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5429" calcext:value-type="float">
            <text:p>15429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226.897058823529" calcext:value-type="float">
            <text:p>226,90</text:p>
          </table:table-cell>
        </table:table-row>
        <table:table-row table:style-name="ro1"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4340" calcext:value-type="float">
            <text:p>14340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210.882352941176" calcext:value-type="float">
            <text:p>210,88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5598" calcext:value-type="float">
            <text:p>15598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229.382352941177" calcext:value-type="float">
            <text:p>229,38</text:p>
          </table:table-cell>
        </table:table-row>
        <table:table-row table:style-name="ro1"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4497" calcext:value-type="float">
            <text:p>14497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213.191176470588" calcext:value-type="float">
            <text:p>213,1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5766" calcext:value-type="float">
            <text:p>15766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231.852941176471" calcext:value-type="float">
            <text:p>231,85</text:p>
          </table:table-cell>
        </table:table-row>
        <table:table-row table:style-name="ro1"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4652" calcext:value-type="float">
            <text:p>14652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215.470588235294" calcext:value-type="float">
            <text:p>215,47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5937" calcext:value-type="float">
            <text:p>15937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234.367647058824" calcext:value-type="float">
            <text:p>234,37</text:p>
          </table:table-cell>
        </table:table-row>
        <table:table-row table:style-name="ro1"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4809" calcext:value-type="float">
            <text:p>14809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217.779411764706" calcext:value-type="float">
            <text:p>217,78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6109" calcext:value-type="float">
            <text:p>16109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236.897058823529" calcext:value-type="float">
            <text:p>236,90</text:p>
          </table:table-cell>
        </table:table-row>
        <table:table-row table:style-name="ro1"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4964" calcext:value-type="float">
            <text:p>14964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220.058823529412" calcext:value-type="float">
            <text:p>220,06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6279" calcext:value-type="float">
            <text:p>16279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239.397058823529" calcext:value-type="float">
            <text:p>239,40</text:p>
          </table:table-cell>
        </table:table-row>
        <table:table-row table:style-name="ro1"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5121" calcext:value-type="float">
            <text:p>15121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222.367647058823" calcext:value-type="float">
            <text:p>222,37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6448" calcext:value-type="float">
            <text:p>16448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241.882352941177" calcext:value-type="float">
            <text:p>241,88</text:p>
          </table:table-cell>
        </table:table-row>
        <table:table-row table:style-name="ro1"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5277" calcext:value-type="float">
            <text:p>15277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224.661764705882" calcext:value-type="float">
            <text:p>224,6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6617" calcext:value-type="float">
            <text:p>16617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244.367647058824" calcext:value-type="float">
            <text:p>244,37</text:p>
          </table:table-cell>
        </table:table-row>
        <table:table-row table:style-name="ro1"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5433" calcext:value-type="float">
            <text:p>15433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226.955882352941" calcext:value-type="float">
            <text:p>226,9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6785" calcext:value-type="float">
            <text:p>16785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246.838235294118" calcext:value-type="float">
            <text:p>246,84</text:p>
          </table:table-cell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5588" calcext:value-type="float">
            <text:p>15588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229.235294117647" calcext:value-type="float">
            <text:p>229,24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6955" calcext:value-type="float">
            <text:p>16955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249.338235294118" calcext:value-type="float">
            <text:p>249,34</text:p>
          </table:table-cell>
        </table:table-row>
        <table:table-row table:style-name="ro1"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5744" calcext:value-type="float">
            <text:p>15744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231.529411764706" calcext:value-type="float">
            <text:p>231,53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7125" calcext:value-type="float">
            <text:p>17125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251.838235294118" calcext:value-type="float">
            <text:p>251,84</text:p>
          </table:table-cell>
        </table:table-row>
        <table:table-row table:style-name="ro1"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5901" calcext:value-type="float">
            <text:p>15901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233.838235294118" calcext:value-type="float">
            <text:p>233,84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7296" calcext:value-type="float">
            <text:p>17296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254.352941176471" calcext:value-type="float">
            <text:p>254,35</text:p>
          </table:table-cell>
        </table:table-row>
        <table:table-row table:style-name="ro1"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6056" calcext:value-type="float">
            <text:p>16056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236.117647058823" calcext:value-type="float">
            <text:p>236,12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7466" calcext:value-type="float">
            <text:p>17466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256.852941176471" calcext:value-type="float">
            <text:p>256,85</text:p>
          </table:table-cell>
        </table:table-row>
        <table:table-row table:style-name="ro1"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6213" calcext:value-type="float">
            <text:p>16213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238.426470588235" calcext:value-type="float">
            <text:p>238,43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7637" calcext:value-type="float">
            <text:p>17637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259.367647058824" calcext:value-type="float">
            <text:p>259,37</text:p>
          </table:table-cell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6368" calcext:value-type="float">
            <text:p>16368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240.705882352941" calcext:value-type="float">
            <text:p>240,71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7806" calcext:value-type="float">
            <text:p>17806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261.852941176471" calcext:value-type="float">
            <text:p>261,85</text:p>
          </table:table-cell>
        </table:table-row>
        <table:table-row table:style-name="ro1"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6524" calcext:value-type="float">
            <text:p>16524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243" calcext:value-type="float">
            <text:p>243,00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7975" calcext:value-type="float">
            <text:p>17975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264.338235294118" calcext:value-type="float">
            <text:p>264,34</text:p>
          </table:table-cell>
        </table:table-row>
        <table:table-row table:style-name="ro1"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6680" calcext:value-type="float">
            <text:p>16680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245.294117647059" calcext:value-type="float">
            <text:p>245,29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8146" calcext:value-type="float">
            <text:p>18146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266.852941176471" calcext:value-type="float">
            <text:p>266,85</text:p>
          </table:table-cell>
        </table:table-row>
        <table:table-row table:style-name="ro1"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6838" calcext:value-type="float">
            <text:p>16838</text:p>
          </table:table-cell>
          <table:table-cell table:style-name="ce15" office:value-type="float" office:value="2.32352941176471" calcext:value-type="float">
            <text:p>2,32</text:p>
          </table:table-cell>
          <table:table-cell table:style-name="ce15" office:value-type="float" office:value="247.617647058823" calcext:value-type="float">
            <text:p>247,62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8315" calcext:value-type="float">
            <text:p>18315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269.338235294118" calcext:value-type="float">
            <text:p>269,34</text:p>
          </table:table-cell>
        </table:table-row>
        <table:table-row table:style-name="ro1"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6994" calcext:value-type="float">
            <text:p>16994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249.911764705882" calcext:value-type="float">
            <text:p>249,91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8486" calcext:value-type="float">
            <text:p>18486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271.852941176471" calcext:value-type="float">
            <text:p>271,85</text:p>
          </table:table-cell>
        </table:table-row>
        <table:table-row table:style-name="ro1"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7149" calcext:value-type="float">
            <text:p>17149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252.191176470588" calcext:value-type="float">
            <text:p>252,19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8657" calcext:value-type="float">
            <text:p>18657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274.367647058824" calcext:value-type="float">
            <text:p>274,37</text:p>
          </table:table-cell>
        </table:table-row>
        <table:table-row table:style-name="ro1"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7305" calcext:value-type="float">
            <text:p>17305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254.485294117647" calcext:value-type="float">
            <text:p>254,49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18830" calcext:value-type="float">
            <text:p>18830</text:p>
          </table:table-cell>
          <table:table-cell table:style-name="ce15" office:value-type="float" office:value="2.54411764705882" calcext:value-type="float">
            <text:p>2,54</text:p>
          </table:table-cell>
          <table:table-cell table:style-name="ce15" office:value-type="float" office:value="276.911764705882" calcext:value-type="float">
            <text:p>276,91</text:p>
          </table:table-cell>
        </table:table-row>
        <table:table-row table:style-name="ro1"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7461" calcext:value-type="float">
            <text:p>17461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256.779411764706" calcext:value-type="float">
            <text:p>256,78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9004" calcext:value-type="float">
            <text:p>19004</text:p>
          </table:table-cell>
          <table:table-cell table:style-name="ce15" office:value-type="float" office:value="2.55882352941176" calcext:value-type="float">
            <text:p>2,56</text:p>
          </table:table-cell>
          <table:table-cell table:style-name="ce15" office:value-type="float" office:value="279.470588235294" calcext:value-type="float">
            <text:p>279,47</text:p>
          </table:table-cell>
        </table:table-row>
        <table:table-row table:style-name="ro1"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7615" calcext:value-type="float">
            <text:p>17615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259.044117647059" calcext:value-type="float">
            <text:p>259,04</text:p>
          </table:table-cell>
          <table:table-cell table:style-name="ce13" office:value-type="float" office:value="377" calcext:value-type="float">
            <text:p>377</text:p>
          </table:table-cell>
          <table:table-cell table:style-name="ce13" office:value-type="float" office:value="19381" calcext:value-type="float">
            <text:p>19381</text:p>
          </table:table-cell>
          <table:table-cell table:style-name="ce15" office:value-type="float" office:value="5.54411764705882" calcext:value-type="float">
            <text:p>5,54</text:p>
          </table:table-cell>
          <table:table-cell table:style-name="ce15" office:value-type="float" office:value="285.014705882353" calcext:value-type="float">
            <text:p>285,01</text:p>
          </table:table-cell>
        </table:table-row>
        <table:table-row table:style-name="ro1"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7770" calcext:value-type="float">
            <text:p>17770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261.323529411764" calcext:value-type="float">
            <text:p>261,32</text:p>
          </table:table-cell>
          <table:table-cell table:style-name="ce13" office:value-type="float" office:value="651" calcext:value-type="float">
            <text:p>651</text:p>
          </table:table-cell>
          <table:table-cell table:style-name="ce13" office:value-type="float" office:value="20032" calcext:value-type="float">
            <text:p>20032</text:p>
          </table:table-cell>
          <table:table-cell table:style-name="ce15" office:value-type="float" office:value="9.57352941176471" calcext:value-type="float">
            <text:p>9,57</text:p>
          </table:table-cell>
          <table:table-cell table:style-name="ce15" office:value-type="float" office:value="294.588235294118" calcext:value-type="float">
            <text:p>294,59</text:p>
          </table:table-cell>
        </table:table-row>
        <table:table-row table:style-name="ro1"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7924" calcext:value-type="float">
            <text:p>17924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263.588235294117" calcext:value-type="float">
            <text:p>263,59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20202" calcext:value-type="float">
            <text:p>20202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297.088235294118" calcext:value-type="float">
            <text:p>297,09</text:p>
          </table:table-cell>
        </table:table-row>
        <table:table-row table:style-name="ro1">
          <table:table-cell table:style-name="ce13" office:value-type="float" office:value="116" calcext:value-type="float">
            <text:p>116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8081" calcext:value-type="float">
            <text:p>18081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265.897058823529" calcext:value-type="float">
            <text:p>265,90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20372" calcext:value-type="float">
            <text:p>20372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299.588235294118" calcext:value-type="float">
            <text:p>299,59</text:p>
          </table:table-cell>
        </table:table-row>
        <table:table-row table:style-name="ro1">
          <table:table-cell table:style-name="ce13" office:value-type="float" office:value="117" calcext:value-type="float">
            <text:p>117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8238" calcext:value-type="float">
            <text:p>18238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268.205882352941" calcext:value-type="float">
            <text:p>268,21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20542" calcext:value-type="float">
            <text:p>20542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302.088235294118" calcext:value-type="float">
            <text:p>302,09</text:p>
          </table:table-cell>
        </table:table-row>
        <table:table-row table:style-name="ro1">
          <table:table-cell table:style-name="ce13" office:value-type="float" office:value="118" calcext:value-type="float">
            <text:p>118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8395" calcext:value-type="float">
            <text:p>18395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270.514705882353" calcext:value-type="float">
            <text:p>270,51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20712" calcext:value-type="float">
            <text:p>20712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304.588235294118" calcext:value-type="float">
            <text:p>304,59</text:p>
          </table:table-cell>
        </table:table-row>
        <table:table-row table:style-name="ro1">
          <table:table-cell table:style-name="ce13" office:value-type="float" office:value="119" calcext:value-type="float">
            <text:p>11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8549" calcext:value-type="float">
            <text:p>18549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272.779411764706" calcext:value-type="float">
            <text:p>272,7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20882" calcext:value-type="float">
            <text:p>20882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307.088235294118" calcext:value-type="float">
            <text:p>307,09</text:p>
          </table:table-cell>
        </table:table-row>
        <table:table-row table:style-name="ro1"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8705" calcext:value-type="float">
            <text:p>18705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275.073529411764" calcext:value-type="float">
            <text:p>275,07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21052" calcext:value-type="float">
            <text:p>21052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309.588235294118" calcext:value-type="float">
            <text:p>309,59</text:p>
          </table:table-cell>
        </table:table-row>
        <table:table-row table:style-name="ro1"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8860" calcext:value-type="float">
            <text:p>18860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277.35294117647" calcext:value-type="float">
            <text:p>277,35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21221" calcext:value-type="float">
            <text:p>21221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312.073529411765" calcext:value-type="float">
            <text:p>312,07</text:p>
          </table:table-cell>
        </table:table-row>
        <table:table-row table:style-name="ro1"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9014" calcext:value-type="float">
            <text:p>19014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279.617647058823" calcext:value-type="float">
            <text:p>279,62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21395" calcext:value-type="float">
            <text:p>21395</text:p>
          </table:table-cell>
          <table:table-cell table:style-name="ce15" office:value-type="float" office:value="2.55882352941176" calcext:value-type="float">
            <text:p>2,56</text:p>
          </table:table-cell>
          <table:table-cell table:style-name="ce15" office:value-type="float" office:value="314.632352941177" calcext:value-type="float">
            <text:p>314,63</text:p>
          </table:table-cell>
        </table:table-row>
        <table:table-row table:style-name="ro1"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9167" calcext:value-type="float">
            <text:p>19167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281.867647058823" calcext:value-type="float">
            <text:p>281,87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21567" calcext:value-type="float">
            <text:p>21567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317.161764705882" calcext:value-type="float">
            <text:p>317,16</text:p>
          </table:table-cell>
        </table:table-row>
        <table:table-row table:style-name="ro1"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9320" calcext:value-type="float">
            <text:p>19320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284.117647058823" calcext:value-type="float">
            <text:p>284,12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21737" calcext:value-type="float">
            <text:p>21737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319.661764705882" calcext:value-type="float">
            <text:p>319,66</text:p>
          </table:table-cell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9476" calcext:value-type="float">
            <text:p>19476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286.411764705882" calcext:value-type="float">
            <text:p>286,41</text:p>
          </table:table-cell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21941" calcext:value-type="float">
            <text:p>21941</text:p>
          </table:table-cell>
          <table:table-cell table:style-name="ce15" office:value-type="float" office:value="3" calcext:value-type="float">
            <text:p>3,00</text:p>
          </table:table-cell>
          <table:table-cell table:style-name="ce15" office:value-type="float" office:value="322.661764705882" calcext:value-type="float">
            <text:p>322,66</text:p>
          </table:table-cell>
        </table:table-row>
        <table:table-row table:style-name="ro1"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9634" calcext:value-type="float">
            <text:p>19634</text:p>
          </table:table-cell>
          <table:table-cell table:style-name="ce15" office:value-type="float" office:value="2.32352941176471" calcext:value-type="float">
            <text:p>2,32</text:p>
          </table:table-cell>
          <table:table-cell table:style-name="ce15" office:value-type="float" office:value="288.735294117647" calcext:value-type="float">
            <text:p>288,74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22107" calcext:value-type="float">
            <text:p>22107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325.102941176471" calcext:value-type="float">
            <text:p>325,10</text:p>
          </table:table-cell>
        </table:table-row>
        <table:table-row table:style-name="ro1"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9791" calcext:value-type="float">
            <text:p>19791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291.044117647059" calcext:value-type="float">
            <text:p>291,04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22273" calcext:value-type="float">
            <text:p>22273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327.544117647059" calcext:value-type="float">
            <text:p>327,54</text:p>
          </table:table-cell>
        </table:table-row>
        <table:table-row table:style-name="ro1"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9946" calcext:value-type="float">
            <text:p>19946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293.323529411764" calcext:value-type="float">
            <text:p>293,32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22442" calcext:value-type="float">
            <text:p>22442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330.029411764706" calcext:value-type="float">
            <text:p>330,03</text:p>
          </table:table-cell>
        </table:table-row>
        <table:table-row table:style-name="ro1"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20104" calcext:value-type="float">
            <text:p>20104</text:p>
          </table:table-cell>
          <table:table-cell table:style-name="ce15" office:value-type="float" office:value="2.32352941176471" calcext:value-type="float">
            <text:p>2,32</text:p>
          </table:table-cell>
          <table:table-cell table:style-name="ce15" office:value-type="float" office:value="295.647058823529" calcext:value-type="float">
            <text:p>295,65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22610" calcext:value-type="float">
            <text:p>22610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332.5" calcext:value-type="float">
            <text:p>332,50</text:p>
          </table:table-cell>
        </table:table-row>
        <table:table-row table:style-name="ro1"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20260" calcext:value-type="float">
            <text:p>20260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297.941176470588" calcext:value-type="float">
            <text:p>297,94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22780" calcext:value-type="float">
            <text:p>2278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335" calcext:value-type="float">
            <text:p>335,00</text:p>
          </table:table-cell>
        </table:table-row>
        <table:table-row table:style-name="ro1"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20417" calcext:value-type="float">
            <text:p>20417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300.25" calcext:value-type="float">
            <text:p>300,25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22952" calcext:value-type="float">
            <text:p>22952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337.529411764706" calcext:value-type="float">
            <text:p>337,53</text:p>
          </table:table-cell>
        </table:table-row>
        <table:table-row table:style-name="ro1">
          <table:table-cell table:style-name="ce13" office:value-type="float" office:value="132" calcext:value-type="float">
            <text:p>132</text:p>
          </table:table-cell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20579" calcext:value-type="float">
            <text:p>20579</text:p>
          </table:table-cell>
          <table:table-cell table:style-name="ce15" office:value-type="float" office:value="2.38235294117647" calcext:value-type="float">
            <text:p>2,38</text:p>
          </table:table-cell>
          <table:table-cell table:style-name="ce15" office:value-type="float" office:value="302.632352941176" calcext:value-type="float">
            <text:p>302,63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23124" calcext:value-type="float">
            <text:p>23124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340.058823529412" calcext:value-type="float">
            <text:p>340,06</text:p>
          </table:table-cell>
        </table:table-row>
        <table:table-row table:style-name="ro1"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20734" calcext:value-type="float">
            <text:p>20734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304.911764705882" calcext:value-type="float">
            <text:p>304,91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23290" calcext:value-type="float">
            <text:p>23290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342.5" calcext:value-type="float">
            <text:p>342,50</text:p>
          </table:table-cell>
        </table:table-row>
        <table:table-row table:style-name="ro1"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20891" calcext:value-type="float">
            <text:p>20891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307.220588235294" calcext:value-type="float">
            <text:p>307,22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23458" calcext:value-type="float">
            <text:p>2345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344.970588235294" calcext:value-type="float">
            <text:p>344,97</text:p>
          </table:table-cell>
        </table:table-row>
        <table:table-row table:style-name="ro1"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21051" calcext:value-type="float">
            <text:p>21051</text:p>
          </table:table-cell>
          <table:table-cell table:style-name="ce15" office:value-type="float" office:value="2.35294117647059" calcext:value-type="float">
            <text:p>2,35</text:p>
          </table:table-cell>
          <table:table-cell table:style-name="ce15" office:value-type="float" office:value="309.573529411764" calcext:value-type="float">
            <text:p>309,57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23627" calcext:value-type="float">
            <text:p>23627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347.455882352941" calcext:value-type="float">
            <text:p>347,46</text:p>
          </table:table-cell>
        </table:table-row>
        <table:table-row table:style-name="ro1"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21211" calcext:value-type="float">
            <text:p>21211</text:p>
          </table:table-cell>
          <table:table-cell table:style-name="ce15" office:value-type="float" office:value="2.35294117647059" calcext:value-type="float">
            <text:p>2,35</text:p>
          </table:table-cell>
          <table:table-cell table:style-name="ce15" office:value-type="float" office:value="311.926470588235" calcext:value-type="float">
            <text:p>311,93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23793" calcext:value-type="float">
            <text:p>23793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349.897058823529" calcext:value-type="float">
            <text:p>349,90</text:p>
          </table:table-cell>
        </table:table-row>
        <table:table-row table:style-name="ro1"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21368" calcext:value-type="float">
            <text:p>21368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314.235294117647" calcext:value-type="float">
            <text:p>314,24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23960" calcext:value-type="float">
            <text:p>23960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352.352941176471" calcext:value-type="float">
            <text:p>352,35</text:p>
          </table:table-cell>
        </table:table-row>
        <table:table-row table:style-name="ro1"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21525" calcext:value-type="float">
            <text:p>21525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316.544117647059" calcext:value-type="float">
            <text:p>316,54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24126" calcext:value-type="float">
            <text:p>24126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354.794117647059" calcext:value-type="float">
            <text:p>354,79</text:p>
          </table:table-cell>
        </table:table-row>
        <table:table-row table:style-name="ro1"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21682" calcext:value-type="float">
            <text:p>21682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318.85294117647" calcext:value-type="float">
            <text:p>318,85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24291" calcext:value-type="float">
            <text:p>24291</text:p>
          </table:table-cell>
          <table:table-cell table:style-name="ce15" office:value-type="float" office:value="2.42647058823529" calcext:value-type="float">
            <text:p>2,43</text:p>
          </table:table-cell>
          <table:table-cell table:style-name="ce15" office:value-type="float" office:value="357.220588235294" calcext:value-type="float">
            <text:p>357,22</text:p>
          </table:table-cell>
        </table:table-row>
        <table:table-row table:style-name="ro1"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21840" calcext:value-type="float">
            <text:p>21840</text:p>
          </table:table-cell>
          <table:table-cell table:style-name="ce15" office:value-type="float" office:value="2.32352941176471" calcext:value-type="float">
            <text:p>2,32</text:p>
          </table:table-cell>
          <table:table-cell table:style-name="ce15" office:value-type="float" office:value="321.176470588235" calcext:value-type="float">
            <text:p>321,18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24458" calcext:value-type="float">
            <text:p>24458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359.676470588235" calcext:value-type="float">
            <text:p>359,68</text:p>
          </table:table-cell>
        </table:table-row>
        <table:table-row table:style-name="ro1"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21997" calcext:value-type="float">
            <text:p>21997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323.485294117647" calcext:value-type="float">
            <text:p>323,49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24627" calcext:value-type="float">
            <text:p>24627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362.161764705882" calcext:value-type="float">
            <text:p>362,16</text:p>
          </table:table-cell>
        </table:table-row>
        <table:table-row table:style-name="ro1"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22155" calcext:value-type="float">
            <text:p>22155</text:p>
          </table:table-cell>
          <table:table-cell table:style-name="ce15" office:value-type="float" office:value="2.32352941176471" calcext:value-type="float">
            <text:p>2,32</text:p>
          </table:table-cell>
          <table:table-cell table:style-name="ce15" office:value-type="float" office:value="325.808823529411" calcext:value-type="float">
            <text:p>325,81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24794" calcext:value-type="float">
            <text:p>24794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364.617647058824" calcext:value-type="float">
            <text:p>364,62</text:p>
          </table:table-cell>
        </table:table-row>
        <table:table-row table:style-name="ro1"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22313" calcext:value-type="float">
            <text:p>22313</text:p>
          </table:table-cell>
          <table:table-cell table:style-name="ce15" office:value-type="float" office:value="2.32352941176471" calcext:value-type="float">
            <text:p>2,32</text:p>
          </table:table-cell>
          <table:table-cell table:style-name="ce15" office:value-type="float" office:value="328.132352941176" calcext:value-type="float">
            <text:p>328,13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24963" calcext:value-type="float">
            <text:p>24963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367.102941176471" calcext:value-type="float">
            <text:p>367,10</text:p>
          </table:table-cell>
        </table:table-row>
        <table:table-row table:style-name="ro1"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22468" calcext:value-type="float">
            <text:p>22468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330.411764705882" calcext:value-type="float">
            <text:p>330,41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25132" calcext:value-type="float">
            <text:p>25132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369.588235294118" calcext:value-type="float">
            <text:p>369,59</text:p>
          </table:table-cell>
        </table:table-row>
        <table:table-row table:style-name="ro1"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22625" calcext:value-type="float">
            <text:p>22625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332.720588235294" calcext:value-type="float">
            <text:p>332,72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25301" calcext:value-type="float">
            <text:p>25301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372.073529411765" calcext:value-type="float">
            <text:p>372,07</text:p>
          </table:table-cell>
        </table:table-row>
        <table:table-row table:style-name="ro1">
          <table:table-cell table:style-name="ce13" office:value-type="float" office:value="146" calcext:value-type="float">
            <text:p>146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22783" calcext:value-type="float">
            <text:p>22783</text:p>
          </table:table-cell>
          <table:table-cell table:style-name="ce15" office:value-type="float" office:value="2.32352941176471" calcext:value-type="float">
            <text:p>2,32</text:p>
          </table:table-cell>
          <table:table-cell table:style-name="ce15" office:value-type="float" office:value="335.044117647058" calcext:value-type="float">
            <text:p>335,04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25470" calcext:value-type="float">
            <text:p>25470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374.558823529412" calcext:value-type="float">
            <text:p>374,56</text:p>
          </table:table-cell>
        </table:table-row>
        <table:table-row table:style-name="ro1"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22938" calcext:value-type="float">
            <text:p>22938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337.323529411764" calcext:value-type="float">
            <text:p>337,32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25638" calcext:value-type="float">
            <text:p>2563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377.029411764706" calcext:value-type="float">
            <text:p>377,03</text:p>
          </table:table-cell>
        </table:table-row>
        <table:table-row table:style-name="ro1"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23093" calcext:value-type="float">
            <text:p>23093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339.60294117647" calcext:value-type="float">
            <text:p>339,60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25805" calcext:value-type="float">
            <text:p>25805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379.485294117647" calcext:value-type="float">
            <text:p>379,49</text:p>
          </table:table-cell>
        </table:table-row>
        <table:table-row table:style-name="ro1"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23250" calcext:value-type="float">
            <text:p>23250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341.911764705882" calcext:value-type="float">
            <text:p>341,91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25972" calcext:value-type="float">
            <text:p>25972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381.941176470588" calcext:value-type="float">
            <text:p>381,94</text:p>
          </table:table-cell>
        </table:table-row>
        <table:table-row table:style-name="ro1"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23408" calcext:value-type="float">
            <text:p>23408</text:p>
          </table:table-cell>
          <table:table-cell table:style-name="ce15" office:value-type="float" office:value="2.32352941176471" calcext:value-type="float">
            <text:p>2,32</text:p>
          </table:table-cell>
          <table:table-cell table:style-name="ce15" office:value-type="float" office:value="344.235294117647" calcext:value-type="float">
            <text:p>344,24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26143" calcext:value-type="float">
            <text:p>26143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384.455882352941" calcext:value-type="float">
            <text:p>384,46</text:p>
          </table:table-cell>
        </table:table-row>
        <table:table-row table:style-name="ro1"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23566" calcext:value-type="float">
            <text:p>23566</text:p>
          </table:table-cell>
          <table:table-cell table:style-name="ce15" office:value-type="float" office:value="2.32352941176471" calcext:value-type="float">
            <text:p>2,32</text:p>
          </table:table-cell>
          <table:table-cell table:style-name="ce15" office:value-type="float" office:value="346.558823529411" calcext:value-type="float">
            <text:p>346,56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26313" calcext:value-type="float">
            <text:p>26313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386.955882352941" calcext:value-type="float">
            <text:p>386,96</text:p>
          </table:table-cell>
        </table:table-row>
        <table:table-row table:style-name="ro1"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23722" calcext:value-type="float">
            <text:p>23722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348.85294117647" calcext:value-type="float">
            <text:p>348,85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26484" calcext:value-type="float">
            <text:p>26484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389.470588235294" calcext:value-type="float">
            <text:p>389,47</text:p>
          </table:table-cell>
        </table:table-row>
        <table:table-row table:style-name="ro1"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23877" calcext:value-type="float">
            <text:p>23877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351.132352941176" calcext:value-type="float">
            <text:p>351,1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26652" calcext:value-type="float">
            <text:p>26652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391.941176470588" calcext:value-type="float">
            <text:p>391,94</text:p>
          </table:table-cell>
        </table:table-row>
        <table:table-row table:style-name="ro1"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24036" calcext:value-type="float">
            <text:p>24036</text:p>
          </table:table-cell>
          <table:table-cell table:style-name="ce15" office:value-type="float" office:value="2.33823529411765" calcext:value-type="float">
            <text:p>2,34</text:p>
          </table:table-cell>
          <table:table-cell table:style-name="ce15" office:value-type="float" office:value="353.470588235294" calcext:value-type="float">
            <text:p>353,47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26821" calcext:value-type="float">
            <text:p>26821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394.426470588235" calcext:value-type="float">
            <text:p>394,43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7" calcext:value-type="float">
            <text:p>157</text:p>
          </table:table-cell>
          <table:table-cell table:style-name="ce13" office:value-type="float" office:value="24193" calcext:value-type="float">
            <text:p>24193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355.779411764705" calcext:value-type="float">
            <text:p>355,78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26989" calcext:value-type="float">
            <text:p>26989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396.89705882353" calcext:value-type="float">
            <text:p>396,90</text:p>
          </table:table-cell>
        </table:table-row>
        <table:table-row table:style-name="ro1">
          <table:table-cell table:number-columns-repeated="2" table:style-name="ce13" office:value-type="float" office:value="156" calcext:value-type="float">
            <text:p>156</text:p>
          </table:table-cell>
          <table:table-cell table:style-name="ce13" office:value-type="float" office:value="24349" calcext:value-type="float">
            <text:p>24349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358.073529411764" calcext:value-type="float">
            <text:p>358,07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27156" calcext:value-type="float">
            <text:p>27156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399.352941176471" calcext:value-type="float">
            <text:p>399,35</text:p>
          </table:table-cell>
        </table:table-row>
        <table:table-row table:style-name="ro1"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24503" calcext:value-type="float">
            <text:p>24503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360.338235294117" calcext:value-type="float">
            <text:p>360,34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27322" calcext:value-type="float">
            <text:p>27322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401.794117647059" calcext:value-type="float">
            <text:p>401,79</text:p>
          </table:table-cell>
        </table:table-row>
        <table:table-row table:style-name="ro1"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24656" calcext:value-type="float">
            <text:p>24656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362.588235294117" calcext:value-type="float">
            <text:p>362,5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27490" calcext:value-type="float">
            <text:p>27490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404.264705882353" calcext:value-type="float">
            <text:p>404,26</text:p>
          </table:table-cell>
        </table:table-row>
        <table:table-row table:style-name="ro1"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24808" calcext:value-type="float">
            <text:p>24808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364.823529411764" calcext:value-type="float">
            <text:p>364,82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27658" calcext:value-type="float">
            <text:p>2765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406.735294117647" calcext:value-type="float">
            <text:p>406,74</text:p>
          </table:table-cell>
        </table:table-row>
        <table:table-row table:style-name="ro1"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24961" calcext:value-type="float">
            <text:p>24961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367.073529411764" calcext:value-type="float">
            <text:p>367,07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27827" calcext:value-type="float">
            <text:p>27827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409.220588235294" calcext:value-type="float">
            <text:p>409,22</text:p>
          </table:table-cell>
        </table:table-row>
        <table:table-row table:style-name="ro1"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25114" calcext:value-type="float">
            <text:p>25114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369.323529411764" calcext:value-type="float">
            <text:p>369,32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27993" calcext:value-type="float">
            <text:p>27993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411.661764705883" calcext:value-type="float">
            <text:p>411,66</text:p>
          </table:table-cell>
        </table:table-row>
        <table:table-row table:style-name="ro1"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25269" calcext:value-type="float">
            <text:p>25269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371.60294117647" calcext:value-type="float">
            <text:p>371,60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28163" calcext:value-type="float">
            <text:p>28163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414.161764705883" calcext:value-type="float">
            <text:p>414,16</text:p>
          </table:table-cell>
        </table:table-row>
        <table:table-row table:style-name="ro1"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25420" calcext:value-type="float">
            <text:p>25420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373.823529411764" calcext:value-type="float">
            <text:p>373,82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28330" calcext:value-type="float">
            <text:p>28330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416.617647058824" calcext:value-type="float">
            <text:p>416,62</text:p>
          </table:table-cell>
        </table:table-row>
        <table:table-row table:style-name="ro1"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25576" calcext:value-type="float">
            <text:p>25576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376.117647058823" calcext:value-type="float">
            <text:p>376,12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28499" calcext:value-type="float">
            <text:p>28499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419.102941176471" calcext:value-type="float">
            <text:p>419,10</text:p>
          </table:table-cell>
        </table:table-row>
        <table:table-row table:style-name="ro1"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25730" calcext:value-type="float">
            <text:p>25730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378.382352941176" calcext:value-type="float">
            <text:p>378,38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28667" calcext:value-type="float">
            <text:p>28667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421.573529411765" calcext:value-type="float">
            <text:p>421,57</text:p>
          </table:table-cell>
        </table:table-row>
        <table:table-row table:style-name="ro1"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25885" calcext:value-type="float">
            <text:p>25885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380.661764705882" calcext:value-type="float">
            <text:p>380,6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28836" calcext:value-type="float">
            <text:p>28836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424.058823529412" calcext:value-type="float">
            <text:p>424,06</text:p>
          </table:table-cell>
        </table:table-row>
        <table:table-row table:style-name="ro1"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26037" calcext:value-type="float">
            <text:p>26037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382.897058823529" calcext:value-type="float">
            <text:p>382,9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29004" calcext:value-type="float">
            <text:p>29004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426.529411764706" calcext:value-type="float">
            <text:p>426,53</text:p>
          </table:table-cell>
        </table:table-row>
        <table:table-row table:style-name="ro1"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26190" calcext:value-type="float">
            <text:p>26190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385.147058823529" calcext:value-type="float">
            <text:p>385,15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29173" calcext:value-type="float">
            <text:p>29173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429.014705882353" calcext:value-type="float">
            <text:p>429,01</text:p>
          </table:table-cell>
        </table:table-row>
        <table:table-row table:style-name="ro1"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26343" calcext:value-type="float">
            <text:p>26343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387.397058823529" calcext:value-type="float">
            <text:p>387,40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29340" calcext:value-type="float">
            <text:p>29340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431.470588235294" calcext:value-type="float">
            <text:p>431,47</text:p>
          </table:table-cell>
        </table:table-row>
        <table:table-row table:style-name="ro1"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26496" calcext:value-type="float">
            <text:p>26496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389.647058823529" calcext:value-type="float">
            <text:p>389,65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29508" calcext:value-type="float">
            <text:p>2950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433.941176470589" calcext:value-type="float">
            <text:p>433,94</text:p>
          </table:table-cell>
        </table:table-row>
        <table:table-row table:style-name="ro1"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26650" calcext:value-type="float">
            <text:p>26650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391.911764705882" calcext:value-type="float">
            <text:p>391,91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29677" calcext:value-type="float">
            <text:p>29677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436.426470588236" calcext:value-type="float">
            <text:p>436,43</text:p>
          </table:table-cell>
        </table:table-row>
        <table:table-row table:style-name="ro1"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26802" calcext:value-type="float">
            <text:p>26802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394.147058823529" calcext:value-type="float">
            <text:p>394,15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29843" calcext:value-type="float">
            <text:p>29843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438.867647058824" calcext:value-type="float">
            <text:p>438,87</text:p>
          </table:table-cell>
        </table:table-row>
        <table:table-row table:style-name="ro1"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26954" calcext:value-type="float">
            <text:p>26954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396.382352941176" calcext:value-type="float">
            <text:p>396,38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30011" calcext:value-type="float">
            <text:p>30011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441.338235294118" calcext:value-type="float">
            <text:p>441,34</text:p>
          </table:table-cell>
        </table:table-row>
        <table:table-row table:style-name="ro1"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27107" calcext:value-type="float">
            <text:p>27107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398.632352941176" calcext:value-type="float">
            <text:p>398,6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30179" calcext:value-type="float">
            <text:p>30179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443.808823529412" calcext:value-type="float">
            <text:p>443,81</text:p>
          </table:table-cell>
        </table:table-row>
        <table:table-row table:style-name="ro1"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27260" calcext:value-type="float">
            <text:p>27260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400.882352941176" calcext:value-type="float">
            <text:p>400,88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30346" calcext:value-type="float">
            <text:p>30346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446.264705882353" calcext:value-type="float">
            <text:p>446,26</text:p>
          </table:table-cell>
        </table:table-row>
        <table:table-row table:style-name="ro1">
          <table:table-cell table:style-name="ce13" office:value-type="float" office:value="176" calcext:value-type="float">
            <text:p>176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27413" calcext:value-type="float">
            <text:p>27413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403.132352941176" calcext:value-type="float">
            <text:p>403,1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30514" calcext:value-type="float">
            <text:p>30514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448.735294117647" calcext:value-type="float">
            <text:p>448,74</text:p>
          </table:table-cell>
        </table:table-row>
        <table:table-row table:style-name="ro1"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27567" calcext:value-type="float">
            <text:p>27567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405.397058823529" calcext:value-type="float">
            <text:p>405,40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30684" calcext:value-type="float">
            <text:p>30684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451.235294117647" calcext:value-type="float">
            <text:p>451,24</text:p>
          </table:table-cell>
        </table:table-row>
        <table:table-row table:style-name="ro1"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27719" calcext:value-type="float">
            <text:p>27719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407.632352941176" calcext:value-type="float">
            <text:p>407,6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30852" calcext:value-type="float">
            <text:p>30852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453.705882352942" calcext:value-type="float">
            <text:p>453,71</text:p>
          </table:table-cell>
        </table:table-row>
        <table:table-row table:style-name="ro1"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27871" calcext:value-type="float">
            <text:p>27871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409.867647058823" calcext:value-type="float">
            <text:p>409,87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31019" calcext:value-type="float">
            <text:p>31019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456.161764705883" calcext:value-type="float">
            <text:p>456,16</text:p>
          </table:table-cell>
        </table:table-row>
        <table:table-row table:style-name="ro1"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28022" calcext:value-type="float">
            <text:p>28022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412.088235294117" calcext:value-type="float">
            <text:p>412,0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31187" calcext:value-type="float">
            <text:p>31187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458.632352941177" calcext:value-type="float">
            <text:p>458,63</text:p>
          </table:table-cell>
        </table:table-row>
        <table:table-row table:style-name="ro1"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28175" calcext:value-type="float">
            <text:p>28175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414.338235294117" calcext:value-type="float">
            <text:p>414,3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31355" calcext:value-type="float">
            <text:p>31355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461.102941176471" calcext:value-type="float">
            <text:p>461,10</text:p>
          </table:table-cell>
        </table:table-row>
        <table:table-row table:style-name="ro1"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28328" calcext:value-type="float">
            <text:p>28328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416.588235294117" calcext:value-type="float">
            <text:p>416,5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31523" calcext:value-type="float">
            <text:p>31523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463.573529411765" calcext:value-type="float">
            <text:p>463,57</text:p>
          </table:table-cell>
        </table:table-row>
        <table:table-row table:style-name="ro1"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28482" calcext:value-type="float">
            <text:p>28482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418.85294117647" calcext:value-type="float">
            <text:p>418,85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31690" calcext:value-type="float">
            <text:p>31690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466.029411764706" calcext:value-type="float">
            <text:p>466,03</text:p>
          </table:table-cell>
        </table:table-row>
        <table:table-row table:style-name="ro1"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28635" calcext:value-type="float">
            <text:p>28635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421.10294117647" calcext:value-type="float">
            <text:p>421,10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31860" calcext:value-type="float">
            <text:p>3186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468.529411764706" calcext:value-type="float">
            <text:p>468,53</text:p>
          </table:table-cell>
        </table:table-row>
        <table:table-row table:style-name="ro1"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28788" calcext:value-type="float">
            <text:p>28788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423.35294117647" calcext:value-type="float">
            <text:p>423,35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32029" calcext:value-type="float">
            <text:p>32029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471.014705882353" calcext:value-type="float">
            <text:p>471,01</text:p>
          </table:table-cell>
        </table:table-row>
        <table:table-row table:style-name="ro1"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28939" calcext:value-type="float">
            <text:p>28939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425.573529411764" calcext:value-type="float">
            <text:p>425,57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32197" calcext:value-type="float">
            <text:p>32197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473.485294117648" calcext:value-type="float">
            <text:p>473,49</text:p>
          </table:table-cell>
        </table:table-row>
        <table:table-row table:style-name="ro1"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29092" calcext:value-type="float">
            <text:p>29092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427.823529411764" calcext:value-type="float">
            <text:p>427,82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32363" calcext:value-type="float">
            <text:p>32363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475.926470588236" calcext:value-type="float">
            <text:p>475,93</text:p>
          </table:table-cell>
        </table:table-row>
        <table:table-row table:style-name="ro1"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29244" calcext:value-type="float">
            <text:p>29244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430.058823529411" calcext:value-type="float">
            <text:p>430,06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32533" calcext:value-type="float">
            <text:p>32533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478.426470588236" calcext:value-type="float">
            <text:p>478,43</text:p>
          </table:table-cell>
        </table:table-row>
        <table:table-row table:style-name="ro1"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29397" calcext:value-type="float">
            <text:p>29397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432.308823529411" calcext:value-type="float">
            <text:p>432,31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32701" calcext:value-type="float">
            <text:p>32701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480.89705882353" calcext:value-type="float">
            <text:p>480,90</text:p>
          </table:table-cell>
        </table:table-row>
        <table:table-row table:style-name="ro1"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29551" calcext:value-type="float">
            <text:p>2955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434.573529411764" calcext:value-type="float">
            <text:p>434,57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32870" calcext:value-type="float">
            <text:p>32870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483.382352941177" calcext:value-type="float">
            <text:p>483,38</text:p>
          </table:table-cell>
        </table:table-row>
        <table:table-row table:style-name="ro1"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29704" calcext:value-type="float">
            <text:p>29704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436.823529411764" calcext:value-type="float">
            <text:p>436,82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33038" calcext:value-type="float">
            <text:p>3303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485.852941176471" calcext:value-type="float">
            <text:p>485,85</text:p>
          </table:table-cell>
        </table:table-row>
        <table:table-row table:style-name="ro1"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29858" calcext:value-type="float">
            <text:p>29858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439.088235294117" calcext:value-type="float">
            <text:p>439,09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33207" calcext:value-type="float">
            <text:p>33207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488.338235294118" calcext:value-type="float">
            <text:p>488,34</text:p>
          </table:table-cell>
        </table:table-row>
        <table:table-row table:style-name="ro1"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30011" calcext:value-type="float">
            <text:p>30011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441.338235294117" calcext:value-type="float">
            <text:p>441,34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33376" calcext:value-type="float">
            <text:p>33376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490.823529411765" calcext:value-type="float">
            <text:p>490,82</text:p>
          </table:table-cell>
        </table:table-row>
        <table:table-row table:style-name="ro1"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30167" calcext:value-type="float">
            <text:p>30167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443.632352941176" calcext:value-type="float">
            <text:p>443,6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33544" calcext:value-type="float">
            <text:p>33544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493.294117647059" calcext:value-type="float">
            <text:p>493,29</text:p>
          </table:table-cell>
        </table:table-row>
        <table:table-row table:style-name="ro1"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30318" calcext:value-type="float">
            <text:p>30318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445.85294117647" calcext:value-type="float">
            <text:p>445,85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33713" calcext:value-type="float">
            <text:p>33713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495.779411764707" calcext:value-type="float">
            <text:p>495,78</text:p>
          </table:table-cell>
        </table:table-row>
        <table:table-row table:style-name="ro1"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30470" calcext:value-type="float">
            <text:p>30470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448.088235294117" calcext:value-type="float">
            <text:p>448,0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33881" calcext:value-type="float">
            <text:p>33881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498.250000000001" calcext:value-type="float">
            <text:p>498,25</text:p>
          </table:table-cell>
        </table:table-row>
        <table:table-row table:style-name="ro1"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30622" calcext:value-type="float">
            <text:p>30622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450.323529411764" calcext:value-type="float">
            <text:p>450,32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34050" calcext:value-type="float">
            <text:p>34050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500.735294117648" calcext:value-type="float">
            <text:p>500,74</text:p>
          </table:table-cell>
        </table:table-row>
        <table:table-row table:style-name="ro1"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30775" calcext:value-type="float">
            <text:p>30775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452.573529411764" calcext:value-type="float">
            <text:p>452,57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34218" calcext:value-type="float">
            <text:p>3421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503.205882352942" calcext:value-type="float">
            <text:p>503,21</text:p>
          </table:table-cell>
        </table:table-row>
        <table:table-row table:style-name="ro1"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30928" calcext:value-type="float">
            <text:p>30928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454.823529411764" calcext:value-type="float">
            <text:p>454,82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34386" calcext:value-type="float">
            <text:p>34386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505.676470588236" calcext:value-type="float">
            <text:p>505,68</text:p>
          </table:table-cell>
        </table:table-row>
        <table:table-row table:style-name="ro1"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31080" calcext:value-type="float">
            <text:p>31080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457.058823529412" calcext:value-type="float">
            <text:p>457,0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34554" calcext:value-type="float">
            <text:p>34554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508.14705882353" calcext:value-type="float">
            <text:p>508,15</text:p>
          </table:table-cell>
        </table:table-row>
        <table:table-row table:style-name="ro1">
          <table:table-cell table:style-name="ce13" office:value-type="float" office:value="201" calcext:value-type="float">
            <text:p>20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31234" calcext:value-type="float">
            <text:p>31234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459.323529411764" calcext:value-type="float">
            <text:p>459,32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34723" calcext:value-type="float">
            <text:p>34723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510.632352941177" calcext:value-type="float">
            <text:p>510,63</text:p>
          </table:table-cell>
        </table:table-row>
        <table:table-row table:style-name="ro1"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31387" calcext:value-type="float">
            <text:p>31387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461.573529411764" calcext:value-type="float">
            <text:p>461,57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34894" calcext:value-type="float">
            <text:p>34894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513.14705882353" calcext:value-type="float">
            <text:p>513,15</text:p>
          </table:table-cell>
        </table:table-row>
        <table:table-row table:style-name="ro1">
          <table:table-cell table:style-name="ce13" office:value-type="float" office:value="203" calcext:value-type="float">
            <text:p>20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31541" calcext:value-type="float">
            <text:p>3154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463.838235294117" calcext:value-type="float">
            <text:p>463,8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35062" calcext:value-type="float">
            <text:p>35062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515.617647058824" calcext:value-type="float">
            <text:p>515,62</text:p>
          </table:table-cell>
        </table:table-row>
        <table:table-row table:style-name="ro1"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31692" calcext:value-type="float">
            <text:p>31692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466.058823529411" calcext:value-type="float">
            <text:p>466,06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35229" calcext:value-type="float">
            <text:p>35229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518.073529411766" calcext:value-type="float">
            <text:p>518,07</text:p>
          </table:table-cell>
        </table:table-row>
        <table:table-row table:style-name="ro1"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31846" calcext:value-type="float">
            <text:p>31846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468.323529411764" calcext:value-type="float">
            <text:p>468,32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35396" calcext:value-type="float">
            <text:p>35396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520.529411764707" calcext:value-type="float">
            <text:p>520,53</text:p>
          </table:table-cell>
        </table:table-row>
        <table:table-row table:style-name="ro1"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31998" calcext:value-type="float">
            <text:p>31998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470.558823529411" calcext:value-type="float">
            <text:p>470,5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35565" calcext:value-type="float">
            <text:p>35565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523.014705882354" calcext:value-type="float">
            <text:p>523,01</text:p>
          </table:table-cell>
        </table:table-row>
        <table:table-row table:style-name="ro1"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32149" calcext:value-type="float">
            <text:p>32149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472.779411764706" calcext:value-type="float">
            <text:p>472,78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35732" calcext:value-type="float">
            <text:p>35732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525.470588235295" calcext:value-type="float">
            <text:p>525,47</text:p>
          </table:table-cell>
        </table:table-row>
        <table:table-row table:style-name="ro1"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32304" calcext:value-type="float">
            <text:p>32304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475.058823529411" calcext:value-type="float">
            <text:p>475,0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35900" calcext:value-type="float">
            <text:p>35900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527.941176470589" calcext:value-type="float">
            <text:p>527,94</text:p>
          </table:table-cell>
        </table:table-row>
        <table:table-row table:style-name="ro1"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32460" calcext:value-type="float">
            <text:p>32460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477.35294117647" calcext:value-type="float">
            <text:p>477,35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36069" calcext:value-type="float">
            <text:p>36069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530.426470588236" calcext:value-type="float">
            <text:p>530,43</text:p>
          </table:table-cell>
        </table:table-row>
        <table:table-row table:style-name="ro1"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32612" calcext:value-type="float">
            <text:p>32612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479.588235294117" calcext:value-type="float">
            <text:p>479,59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36236" calcext:value-type="float">
            <text:p>36236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532.882352941178" calcext:value-type="float">
            <text:p>532,88</text:p>
          </table:table-cell>
        </table:table-row>
        <table:table-row table:style-name="ro1"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32764" calcext:value-type="float">
            <text:p>32764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481.823529411764" calcext:value-type="float">
            <text:p>481,82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36403" calcext:value-type="float">
            <text:p>36403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535.338235294119" calcext:value-type="float">
            <text:p>535,34</text:p>
          </table:table-cell>
        </table:table-row>
        <table:table-row table:style-name="ro1"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32919" calcext:value-type="float">
            <text:p>32919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484.10294117647" calcext:value-type="float">
            <text:p>484,10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36572" calcext:value-type="float">
            <text:p>36572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537.823529411766" calcext:value-type="float">
            <text:p>537,82</text:p>
          </table:table-cell>
        </table:table-row>
        <table:table-row table:style-name="ro1"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33072" calcext:value-type="float">
            <text:p>33072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486.35294117647" calcext:value-type="float">
            <text:p>486,35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36740" calcext:value-type="float">
            <text:p>36740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540.29411764706" calcext:value-type="float">
            <text:p>540,29</text:p>
          </table:table-cell>
        </table:table-row>
        <table:table-row table:style-name="ro1"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33225" calcext:value-type="float">
            <text:p>33225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488.60294117647" calcext:value-type="float">
            <text:p>488,6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36908" calcext:value-type="float">
            <text:p>3690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542.764705882354" calcext:value-type="float">
            <text:p>542,76</text:p>
          </table:table-cell>
        </table:table-row>
        <table:table-row table:style-name="ro1"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33377" calcext:value-type="float">
            <text:p>33377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490.838235294117" calcext:value-type="float">
            <text:p>490,84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37078" calcext:value-type="float">
            <text:p>37078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545.264705882354" calcext:value-type="float">
            <text:p>545,26</text:p>
          </table:table-cell>
        </table:table-row>
        <table:table-row table:style-name="ro1"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33533" calcext:value-type="float">
            <text:p>33533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493.132352941176" calcext:value-type="float">
            <text:p>493,13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37247" calcext:value-type="float">
            <text:p>37247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547.750000000001" calcext:value-type="float">
            <text:p>547,75</text:p>
          </table:table-cell>
        </table:table-row>
        <table:table-row table:style-name="ro1"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33686" calcext:value-type="float">
            <text:p>33686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495.382352941176" calcext:value-type="float">
            <text:p>495,38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37416" calcext:value-type="float">
            <text:p>37416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550.235294117648" calcext:value-type="float">
            <text:p>550,24</text:p>
          </table:table-cell>
        </table:table-row>
        <table:table-row table:style-name="ro1"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33837" calcext:value-type="float">
            <text:p>33837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497.60294117647" calcext:value-type="float">
            <text:p>497,60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37583" calcext:value-type="float">
            <text:p>37583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552.691176470589" calcext:value-type="float">
            <text:p>552,69</text:p>
          </table:table-cell>
        </table:table-row>
        <table:table-row table:style-name="ro1"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33989" calcext:value-type="float">
            <text:p>33989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499.838235294117" calcext:value-type="float">
            <text:p>499,84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37750" calcext:value-type="float">
            <text:p>37750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555.147058823531" calcext:value-type="float">
            <text:p>555,15</text:p>
          </table:table-cell>
        </table:table-row>
        <table:table-row table:style-name="ro1"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34143" calcext:value-type="float">
            <text:p>34143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502.10294117647" calcext:value-type="float">
            <text:p>502,10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37919" calcext:value-type="float">
            <text:p>37919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557.632352941178" calcext:value-type="float">
            <text:p>557,63</text:p>
          </table:table-cell>
        </table:table-row>
        <table:table-row table:style-name="ro1"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34297" calcext:value-type="float">
            <text:p>34297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504.367647058823" calcext:value-type="float">
            <text:p>504,37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38087" calcext:value-type="float">
            <text:p>38087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560.102941176472" calcext:value-type="float">
            <text:p>560,10</text:p>
          </table:table-cell>
        </table:table-row>
        <table:table-row table:style-name="ro1"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34450" calcext:value-type="float">
            <text:p>34450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506.617647058823" calcext:value-type="float">
            <text:p>506,62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38254" calcext:value-type="float">
            <text:p>38254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562.558823529413" calcext:value-type="float">
            <text:p>562,56</text:p>
          </table:table-cell>
        </table:table-row>
        <table:table-row table:style-name="ro1"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34604" calcext:value-type="float">
            <text:p>34604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508.882352941176" calcext:value-type="float">
            <text:p>508,88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38425" calcext:value-type="float">
            <text:p>38425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565.073529411766" calcext:value-type="float">
            <text:p>565,07</text:p>
          </table:table-cell>
        </table:table-row>
        <table:table-row table:style-name="ro1"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34758" calcext:value-type="float">
            <text:p>34758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511.147058823529" calcext:value-type="float">
            <text:p>511,15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38594" calcext:value-type="float">
            <text:p>38594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567.558823529413" calcext:value-type="float">
            <text:p>567,56</text:p>
          </table:table-cell>
        </table:table-row>
        <table:table-row table:style-name="ro1"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34912" calcext:value-type="float">
            <text:p>34912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513.411764705882" calcext:value-type="float">
            <text:p>513,41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38762" calcext:value-type="float">
            <text:p>38762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570.029411764707" calcext:value-type="float">
            <text:p>570,03</text:p>
          </table:table-cell>
        </table:table-row>
        <table:table-row table:style-name="ro1"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35066" calcext:value-type="float">
            <text:p>35066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515.676470588235" calcext:value-type="float">
            <text:p>515,6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38932" calcext:value-type="float">
            <text:p>38932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572.529411764707" calcext:value-type="float">
            <text:p>572,53</text:p>
          </table:table-cell>
        </table:table-row>
        <table:table-row table:style-name="ro1"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35219" calcext:value-type="float">
            <text:p>35219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517.926470588235" calcext:value-type="float">
            <text:p>517,9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39100" calcext:value-type="float">
            <text:p>39100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575.000000000001" calcext:value-type="float">
            <text:p>575,00</text:p>
          </table:table-cell>
        </table:table-row>
        <table:table-row table:style-name="ro1"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35374" calcext:value-type="float">
            <text:p>35374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520.205882352941" calcext:value-type="float">
            <text:p>520,21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39267" calcext:value-type="float">
            <text:p>39267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577.455882352943" calcext:value-type="float">
            <text:p>577,46</text:p>
          </table:table-cell>
        </table:table-row>
        <table:table-row table:style-name="ro1"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35526" calcext:value-type="float">
            <text:p>35526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522.441176470588" calcext:value-type="float">
            <text:p>522,4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39435" calcext:value-type="float">
            <text:p>39435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579.926470588237" calcext:value-type="float">
            <text:p>579,93</text:p>
          </table:table-cell>
        </table:table-row>
        <table:table-row table:style-name="ro1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35680" calcext:value-type="float">
            <text:p>35680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524.705882352941" calcext:value-type="float">
            <text:p>524,71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39606" calcext:value-type="float">
            <text:p>39606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582.44117647059" calcext:value-type="float">
            <text:p>582,44</text:p>
          </table:table-cell>
        </table:table-row>
        <table:table-row table:style-name="ro1"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35832" calcext:value-type="float">
            <text:p>35832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526.941176470588" calcext:value-type="float">
            <text:p>526,94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39777" calcext:value-type="float">
            <text:p>39777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584.955882352943" calcext:value-type="float">
            <text:p>584,96</text:p>
          </table:table-cell>
        </table:table-row>
        <table:table-row table:style-name="ro1"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35987" calcext:value-type="float">
            <text:p>35987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529.220588235294" calcext:value-type="float">
            <text:p>529,22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39951" calcext:value-type="float">
            <text:p>39951</text:p>
          </table:table-cell>
          <table:table-cell table:style-name="ce15" office:value-type="float" office:value="2.55882352941176" calcext:value-type="float">
            <text:p>2,56</text:p>
          </table:table-cell>
          <table:table-cell table:style-name="ce15" office:value-type="float" office:value="587.514705882354" calcext:value-type="float">
            <text:p>587,51</text:p>
          </table:table-cell>
        </table:table-row>
        <table:table-row table:style-name="ro1"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36141" calcext:value-type="float">
            <text:p>3614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531.485294117647" calcext:value-type="float">
            <text:p>531,49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40123" calcext:value-type="float">
            <text:p>40123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590.04411764706" calcext:value-type="float">
            <text:p>590,04</text:p>
          </table:table-cell>
        </table:table-row>
        <table:table-row table:style-name="ro1"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36295" calcext:value-type="float">
            <text:p>36295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533.75" calcext:value-type="float">
            <text:p>533,75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40297" calcext:value-type="float">
            <text:p>40297</text:p>
          </table:table-cell>
          <table:table-cell table:style-name="ce15" office:value-type="float" office:value="2.55882352941176" calcext:value-type="float">
            <text:p>2,56</text:p>
          </table:table-cell>
          <table:table-cell table:style-name="ce15" office:value-type="float" office:value="592.602941176472" calcext:value-type="float">
            <text:p>592,60</text:p>
          </table:table-cell>
        </table:table-row>
        <table:table-row table:style-name="ro1"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36448" calcext:value-type="float">
            <text:p>36448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536" calcext:value-type="float">
            <text:p>536,00</text:p>
          </table:table-cell>
          <table:table-cell table:style-name="ce2" office:value-type="float" office:value="173" calcext:value-type="float">
            <text:p>173</text:p>
          </table:table-cell>
          <table:table-cell table:style-name="ce13" office:value-type="float" office:value="40470" calcext:value-type="float">
            <text:p>40470</text:p>
          </table:table-cell>
          <table:table-cell table:style-name="ce15" office:value-type="float" office:value="2.54411764705882" calcext:value-type="float">
            <text:p>2,54</text:p>
          </table:table-cell>
          <table:table-cell table:style-name="ce15" office:value-type="float" office:value="595.147058823531" calcext:value-type="float">
            <text:p>595,15</text:p>
          </table:table-cell>
        </table:table-row>
        <table:table-row table:style-name="ro1"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36602" calcext:value-type="float">
            <text:p>36602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538.264705882353" calcext:value-type="float">
            <text:p>538,26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40637" calcext:value-type="float">
            <text:p>40637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597.602941176472" calcext:value-type="float">
            <text:p>597,60</text:p>
          </table:table-cell>
        </table:table-row>
        <table:table-row table:style-name="ro1"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36755" calcext:value-type="float">
            <text:p>36755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540.514705882353" calcext:value-type="float">
            <text:p>540,51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40808" calcext:value-type="float">
            <text:p>40808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600.117647058825" calcext:value-type="float">
            <text:p>600,12</text:p>
          </table:table-cell>
        </table:table-row>
        <table:table-row table:style-name="ro1"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36907" calcext:value-type="float">
            <text:p>36907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542.75" calcext:value-type="float">
            <text:p>542,75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40979" calcext:value-type="float">
            <text:p>40979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602.632352941178" calcext:value-type="float">
            <text:p>602,63</text:p>
          </table:table-cell>
        </table:table-row>
        <table:table-row table:style-name="ro1"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37069" calcext:value-type="float">
            <text:p>37069</text:p>
          </table:table-cell>
          <table:table-cell table:style-name="ce15" office:value-type="float" office:value="2.38235294117647" calcext:value-type="float">
            <text:p>2,38</text:p>
          </table:table-cell>
          <table:table-cell table:style-name="ce15" office:value-type="float" office:value="545.132352941176" calcext:value-type="float">
            <text:p>545,13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41150" calcext:value-type="float">
            <text:p>41150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605.147058823531" calcext:value-type="float">
            <text:p>605,15</text:p>
          </table:table-cell>
        </table:table-row>
        <table:table-row table:style-name="ro1"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37222" calcext:value-type="float">
            <text:p>37222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547.382352941176" calcext:value-type="float">
            <text:p>547,38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41324" calcext:value-type="float">
            <text:p>41324</text:p>
          </table:table-cell>
          <table:table-cell table:style-name="ce15" office:value-type="float" office:value="2.55882352941176" calcext:value-type="float">
            <text:p>2,56</text:p>
          </table:table-cell>
          <table:table-cell table:style-name="ce15" office:value-type="float" office:value="607.705882352942" calcext:value-type="float">
            <text:p>607,71</text:p>
          </table:table-cell>
        </table:table-row>
        <table:table-row table:style-name="ro1"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37377" calcext:value-type="float">
            <text:p>37377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549.661764705882" calcext:value-type="float">
            <text:p>549,66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41496" calcext:value-type="float">
            <text:p>41496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610.235294117648" calcext:value-type="float">
            <text:p>610,24</text:p>
          </table:table-cell>
        </table:table-row>
        <table:table-row table:style-name="ro1"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37532" calcext:value-type="float">
            <text:p>37532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551.941176470588" calcext:value-type="float">
            <text:p>551,94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41663" calcext:value-type="float">
            <text:p>41663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612.691176470589" calcext:value-type="float">
            <text:p>612,69</text:p>
          </table:table-cell>
        </table:table-row>
        <table:table-row table:style-name="ro1"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37685" calcext:value-type="float">
            <text:p>37685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554.191176470588" calcext:value-type="float">
            <text:p>554,19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41832" calcext:value-type="float">
            <text:p>41832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615.176470588237" calcext:value-type="float">
            <text:p>615,18</text:p>
          </table:table-cell>
        </table:table-row>
        <table:table-row table:style-name="ro1"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37839" calcext:value-type="float">
            <text:p>37839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556.455882352941" calcext:value-type="float">
            <text:p>556,4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42001" calcext:value-type="float">
            <text:p>42001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617.661764705884" calcext:value-type="float">
            <text:p>617,66</text:p>
          </table:table-cell>
        </table:table-row>
        <table:table-row table:style-name="ro1"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37995" calcext:value-type="float">
            <text:p>37995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558.75" calcext:value-type="float">
            <text:p>558,75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42172" calcext:value-type="float">
            <text:p>42172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620.176470588237" calcext:value-type="float">
            <text:p>620,18</text:p>
          </table:table-cell>
        </table:table-row>
        <table:table-row table:style-name="ro1"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38149" calcext:value-type="float">
            <text:p>38149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561.014705882353" calcext:value-type="float">
            <text:p>561,01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42342" calcext:value-type="float">
            <text:p>42342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622.676470588237" calcext:value-type="float">
            <text:p>622,68</text:p>
          </table:table-cell>
        </table:table-row>
        <table:table-row table:style-name="ro1"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38303" calcext:value-type="float">
            <text:p>38303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563.279411764705" calcext:value-type="float">
            <text:p>563,2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42512" calcext:value-type="float">
            <text:p>42512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625.176470588236" calcext:value-type="float">
            <text:p>625,18</text:p>
          </table:table-cell>
        </table:table-row>
        <table:table-row table:style-name="ro1"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38458" calcext:value-type="float">
            <text:p>38458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565.558823529411" calcext:value-type="float">
            <text:p>565,56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42683" calcext:value-type="float">
            <text:p>42683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627.691176470589" calcext:value-type="float">
            <text:p>627,69</text:p>
          </table:table-cell>
        </table:table-row>
        <table:table-row table:style-name="ro1"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38611" calcext:value-type="float">
            <text:p>38611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567.808823529411" calcext:value-type="float">
            <text:p>567,81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42854" calcext:value-type="float">
            <text:p>42854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630.205882352942" calcext:value-type="float">
            <text:p>630,21</text:p>
          </table:table-cell>
        </table:table-row>
        <table:table-row table:style-name="ro1"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38763" calcext:value-type="float">
            <text:p>38763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570.044117647058" calcext:value-type="float">
            <text:p>570,04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43023" calcext:value-type="float">
            <text:p>43023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632.691176470589" calcext:value-type="float">
            <text:p>632,69</text:p>
          </table:table-cell>
        </table:table-row>
        <table:table-row table:style-name="ro1"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38915" calcext:value-type="float">
            <text:p>38915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572.279411764705" calcext:value-type="float">
            <text:p>572,28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43192" calcext:value-type="float">
            <text:p>43192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635.176470588237" calcext:value-type="float">
            <text:p>635,18</text:p>
          </table:table-cell>
        </table:table-row>
        <table:table-row table:style-name="ro1"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39069" calcext:value-type="float">
            <text:p>39069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574.544117647058" calcext:value-type="float">
            <text:p>574,54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43361" calcext:value-type="float">
            <text:p>43361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637.661764705884" calcext:value-type="float">
            <text:p>637,66</text:p>
          </table:table-cell>
        </table:table-row>
        <table:table-row table:style-name="ro1"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39225" calcext:value-type="float">
            <text:p>39225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576.838235294117" calcext:value-type="float">
            <text:p>576,84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43531" calcext:value-type="float">
            <text:p>43531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640.161764705884" calcext:value-type="float">
            <text:p>640,16</text:p>
          </table:table-cell>
        </table:table-row>
        <table:table-row table:style-name="ro1"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39380" calcext:value-type="float">
            <text:p>39380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579.117647058823" calcext:value-type="float">
            <text:p>579,12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43700" calcext:value-type="float">
            <text:p>43700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642.647058823531" calcext:value-type="float">
            <text:p>642,65</text:p>
          </table:table-cell>
        </table:table-row>
        <table:table-row table:style-name="ro1"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39535" calcext:value-type="float">
            <text:p>39535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581.397058823529" calcext:value-type="float">
            <text:p>581,40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43869" calcext:value-type="float">
            <text:p>43869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645.132352941178" calcext:value-type="float">
            <text:p>645,13</text:p>
          </table:table-cell>
        </table:table-row>
        <table:table-row table:style-name="ro1"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39687" calcext:value-type="float">
            <text:p>39687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583.632352941176" calcext:value-type="float">
            <text:p>583,63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44040" calcext:value-type="float">
            <text:p>44040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647.647058823531" calcext:value-type="float">
            <text:p>647,65</text:p>
          </table:table-cell>
        </table:table-row>
        <table:table-row table:style-name="ro1"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39841" calcext:value-type="float">
            <text:p>3984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585.897058823529" calcext:value-type="float">
            <text:p>585,90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44209" calcext:value-type="float">
            <text:p>44209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650.132352941178" calcext:value-type="float">
            <text:p>650,13</text:p>
          </table:table-cell>
        </table:table-row>
        <table:table-row table:style-name="ro1"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39995" calcext:value-type="float">
            <text:p>39995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588.161764705882" calcext:value-type="float">
            <text:p>588,1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44378" calcext:value-type="float">
            <text:p>44378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652.617647058825" calcext:value-type="float">
            <text:p>652,62</text:p>
          </table:table-cell>
        </table:table-row>
        <table:table-row table:style-name="ro1">
          <table:table-cell table:style-name="ce13" office:value-type="float" office:value="259" calcext:value-type="float">
            <text:p>259</text:p>
          </table:table-cell>
          <table:table-cell table:style-name="ce13" office:value-type="float" office:value="430" calcext:value-type="float">
            <text:p>430</text:p>
          </table:table-cell>
          <table:table-cell table:style-name="ce13" office:value-type="float" office:value="40425" calcext:value-type="float">
            <text:p>40425</text:p>
          </table:table-cell>
          <table:table-cell table:style-name="ce15" office:value-type="float" office:value="6.32352941176471" calcext:value-type="float">
            <text:p>6,32</text:p>
          </table:table-cell>
          <table:table-cell table:style-name="ce15" office:value-type="float" office:value="594.485294117647" calcext:value-type="float">
            <text:p>594,49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44550" calcext:value-type="float">
            <text:p>44550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655.147058823531" calcext:value-type="float">
            <text:p>655,15</text:p>
          </table:table-cell>
        </table:table-row>
        <table:table-row table:style-name="ro1"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40577" calcext:value-type="float">
            <text:p>40577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596.720588235294" calcext:value-type="float">
            <text:p>596,72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44720" calcext:value-type="float">
            <text:p>4472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657.647058823531" calcext:value-type="float">
            <text:p>657,65</text:p>
          </table:table-cell>
        </table:table-row>
        <table:table-row table:style-name="ro1">
          <table:table-cell table:style-name="ce13" office:value-type="float" office:value="261" calcext:value-type="float">
            <text:p>26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40729" calcext:value-type="float">
            <text:p>40729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598.955882352941" calcext:value-type="float">
            <text:p>598,96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44891" calcext:value-type="float">
            <text:p>44891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660.161764705884" calcext:value-type="float">
            <text:p>660,16</text:p>
          </table:table-cell>
        </table:table-row>
        <table:table-row table:style-name="ro1">
          <table:table-cell table:style-name="ce13" office:value-type="float" office:value="262" calcext:value-type="float">
            <text:p>262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40881" calcext:value-type="float">
            <text:p>40881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601.191176470588" calcext:value-type="float">
            <text:p>601,19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45061" calcext:value-type="float">
            <text:p>45061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662.661764705884" calcext:value-type="float">
            <text:p>662,66</text:p>
          </table:table-cell>
        </table:table-row>
        <table:table-row table:style-name="ro1">
          <table:table-cell table:style-name="ce13" office:value-type="float" office:value="263" calcext:value-type="float">
            <text:p>26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41034" calcext:value-type="float">
            <text:p>41034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603.441176470588" calcext:value-type="float">
            <text:p>603,44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45231" calcext:value-type="float">
            <text:p>45231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665.161764705884" calcext:value-type="float">
            <text:p>665,16</text:p>
          </table:table-cell>
        </table:table-row>
        <table:table-row table:style-name="ro1">
          <table:table-cell table:style-name="ce13" office:value-type="float" office:value="264" calcext:value-type="float">
            <text:p>26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41188" calcext:value-type="float">
            <text:p>41188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605.705882352941" calcext:value-type="float">
            <text:p>605,71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45398" calcext:value-type="float">
            <text:p>45398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667.617647058825" calcext:value-type="float">
            <text:p>667,62</text:p>
          </table:table-cell>
        </table:table-row>
        <table:table-row table:style-name="ro1">
          <table:table-cell table:style-name="ce13" office:value-type="float" office:value="265" calcext:value-type="float">
            <text:p>26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41342" calcext:value-type="float">
            <text:p>41342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607.970588235294" calcext:value-type="float">
            <text:p>607,97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45567" calcext:value-type="float">
            <text:p>45567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670.102941176472" calcext:value-type="float">
            <text:p>670,10</text:p>
          </table:table-cell>
        </table:table-row>
        <table:table-row table:style-name="ro1">
          <table:table-cell table:style-name="ce13" office:value-type="float" office:value="266" calcext:value-type="float">
            <text:p>26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41496" calcext:value-type="float">
            <text:p>41496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610.235294117647" calcext:value-type="float">
            <text:p>610,24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45737" calcext:value-type="float">
            <text:p>45737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672.602941176472" calcext:value-type="float">
            <text:p>672,60</text:p>
          </table:table-cell>
        </table:table-row>
        <table:table-row table:style-name="ro1">
          <table:table-cell table:style-name="ce13" office:value-type="float" office:value="267" calcext:value-type="float">
            <text:p>26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41651" calcext:value-type="float">
            <text:p>41651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612.514705882352" calcext:value-type="float">
            <text:p>612,51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45906" calcext:value-type="float">
            <text:p>45906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675.088235294119" calcext:value-type="float">
            <text:p>675,09</text:p>
          </table:table-cell>
        </table:table-row>
        <table:table-row table:style-name="ro1">
          <table:table-cell table:style-name="ce13" office:value-type="float" office:value="268" calcext:value-type="float">
            <text:p>26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41803" calcext:value-type="float">
            <text:p>41803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614.749999999999" calcext:value-type="float">
            <text:p>614,75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46075" calcext:value-type="float">
            <text:p>46075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677.573529411766" calcext:value-type="float">
            <text:p>677,57</text:p>
          </table:table-cell>
        </table:table-row>
        <table:table-row table:style-name="ro1">
          <table:table-cell table:style-name="ce13" office:value-type="float" office:value="269" calcext:value-type="float">
            <text:p>26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41957" calcext:value-type="float">
            <text:p>41957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617.014705882352" calcext:value-type="float">
            <text:p>617,01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46244" calcext:value-type="float">
            <text:p>46244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680.058823529413" calcext:value-type="float">
            <text:p>680,06</text:p>
          </table:table-cell>
        </table:table-row>
        <table:table-row table:style-name="ro1">
          <table:table-cell table:style-name="ce13" office:value-type="float" office:value="270" calcext:value-type="float">
            <text:p>27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42110" calcext:value-type="float">
            <text:p>42110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619.264705882352" calcext:value-type="float">
            <text:p>619,2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46412" calcext:value-type="float">
            <text:p>46412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682.529411764707" calcext:value-type="float">
            <text:p>682,53</text:p>
          </table:table-cell>
        </table:table-row>
        <table:table-row table:style-name="ro1">
          <table:table-cell table:style-name="ce13" office:value-type="float" office:value="271" calcext:value-type="float">
            <text:p>27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42263" calcext:value-type="float">
            <text:p>42263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621.514705882352" calcext:value-type="float">
            <text:p>621,51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46583" calcext:value-type="float">
            <text:p>46583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685.04411764706" calcext:value-type="float">
            <text:p>685,04</text:p>
          </table:table-cell>
        </table:table-row>
        <table:table-row table:style-name="ro1">
          <table:table-cell table:style-name="ce13" office:value-type="float" office:value="272" calcext:value-type="float">
            <text:p>27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42416" calcext:value-type="float">
            <text:p>42416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623.764705882352" calcext:value-type="float">
            <text:p>623,76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46749" calcext:value-type="float">
            <text:p>46749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687.485294117648" calcext:value-type="float">
            <text:p>687,49</text:p>
          </table:table-cell>
        </table:table-row>
        <table:table-row table:style-name="ro1">
          <table:table-cell table:style-name="ce13" office:value-type="float" office:value="273" calcext:value-type="float">
            <text:p>27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42570" calcext:value-type="float">
            <text:p>42570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626.029411764705" calcext:value-type="float">
            <text:p>626,03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46919" calcext:value-type="float">
            <text:p>46919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689.985294117648" calcext:value-type="float">
            <text:p>689,99</text:p>
          </table:table-cell>
        </table:table-row>
        <table:table-row table:style-name="ro1">
          <table:table-cell table:style-name="ce13" office:value-type="float" office:value="274" calcext:value-type="float">
            <text:p>274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42722" calcext:value-type="float">
            <text:p>42722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628.264705882352" calcext:value-type="float">
            <text:p>628,26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47091" calcext:value-type="float">
            <text:p>47091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692.514705882354" calcext:value-type="float">
            <text:p>692,51</text:p>
          </table:table-cell>
        </table:table-row>
        <table:table-row table:style-name="ro1">
          <table:table-cell table:style-name="ce13" office:value-type="float" office:value="275" calcext:value-type="float">
            <text:p>27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42876" calcext:value-type="float">
            <text:p>42876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630.529411764705" calcext:value-type="float">
            <text:p>630,5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47259" calcext:value-type="float">
            <text:p>47259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694.985294117648" calcext:value-type="float">
            <text:p>694,99</text:p>
          </table:table-cell>
        </table:table-row>
        <table:table-row table:style-name="ro1">
          <table:table-cell table:style-name="ce13" office:value-type="float" office:value="276" calcext:value-type="float">
            <text:p>27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43032" calcext:value-type="float">
            <text:p>43032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632.823529411764" calcext:value-type="float">
            <text:p>632,82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47427" calcext:value-type="float">
            <text:p>47427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697.455882352943" calcext:value-type="float">
            <text:p>697,46</text:p>
          </table:table-cell>
        </table:table-row>
        <table:table-row table:style-name="ro1">
          <table:table-cell table:style-name="ce13" office:value-type="float" office:value="277" calcext:value-type="float">
            <text:p>27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43187" calcext:value-type="float">
            <text:p>43187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635.10294117647" calcext:value-type="float">
            <text:p>635,10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47594" calcext:value-type="float">
            <text:p>47594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699.911764705884" calcext:value-type="float">
            <text:p>699,91</text:p>
          </table:table-cell>
        </table:table-row>
        <table:table-row table:style-name="ro1">
          <table:table-cell table:style-name="ce13" office:value-type="float" office:value="278" calcext:value-type="float">
            <text:p>27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43339" calcext:value-type="float">
            <text:p>43339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637.338235294117" calcext:value-type="float">
            <text:p>637,3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47762" calcext:value-type="float">
            <text:p>47762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702.382352941178" calcext:value-type="float">
            <text:p>702,38</text:p>
          </table:table-cell>
        </table:table-row>
        <table:table-row table:style-name="ro1">
          <table:table-cell table:style-name="ce13" office:value-type="float" office:value="279" calcext:value-type="float">
            <text:p>279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43495" calcext:value-type="float">
            <text:p>43495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639.632352941176" calcext:value-type="float">
            <text:p>639,63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47932" calcext:value-type="float">
            <text:p>47932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704.882352941178" calcext:value-type="float">
            <text:p>704,88</text:p>
          </table:table-cell>
        </table:table-row>
        <table:table-row table:style-name="ro1"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43648" calcext:value-type="float">
            <text:p>43648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641.882352941176" calcext:value-type="float">
            <text:p>641,88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48101" calcext:value-type="float">
            <text:p>48101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707.367647058825" calcext:value-type="float">
            <text:p>707,37</text:p>
          </table:table-cell>
        </table:table-row>
        <table:table-row table:style-name="ro1">
          <table:table-cell table:style-name="ce13" office:value-type="float" office:value="281" calcext:value-type="float">
            <text:p>28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43800" calcext:value-type="float">
            <text:p>43800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644.117647058823" calcext:value-type="float">
            <text:p>644,12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48271" calcext:value-type="float">
            <text:p>48271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709.867647058825" calcext:value-type="float">
            <text:p>709,87</text:p>
          </table:table-cell>
        </table:table-row>
        <table:table-row table:style-name="ro1">
          <table:table-cell table:style-name="ce13" office:value-type="float" office:value="282" calcext:value-type="float">
            <text:p>28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43954" calcext:value-type="float">
            <text:p>43954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646.382352941176" calcext:value-type="float">
            <text:p>646,3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48441" calcext:value-type="float">
            <text:p>48441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712.367647058825" calcext:value-type="float">
            <text:p>712,37</text:p>
          </table:table-cell>
        </table:table-row>
        <table:table-row table:style-name="ro1">
          <table:table-cell table:style-name="ce13" office:value-type="float" office:value="283" calcext:value-type="float">
            <text:p>28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44108" calcext:value-type="float">
            <text:p>44108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648.647058823529" calcext:value-type="float">
            <text:p>648,65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48613" calcext:value-type="float">
            <text:p>48613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714.897058823531" calcext:value-type="float">
            <text:p>714,90</text:p>
          </table:table-cell>
        </table:table-row>
        <table:table-row table:style-name="ro1">
          <table:table-cell table:style-name="ce13" office:value-type="float" office:value="284" calcext:value-type="float">
            <text:p>28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44263" calcext:value-type="float">
            <text:p>44263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650.926470588235" calcext:value-type="float">
            <text:p>650,93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48782" calcext:value-type="float">
            <text:p>48782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717.382352941178" calcext:value-type="float">
            <text:p>717,38</text:p>
          </table:table-cell>
        </table:table-row>
        <table:table-row table:style-name="ro1"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44415" calcext:value-type="float">
            <text:p>44415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653.161764705882" calcext:value-type="float">
            <text:p>653,1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48950" calcext:value-type="float">
            <text:p>48950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719.852941176472" calcext:value-type="float">
            <text:p>719,85</text:p>
          </table:table-cell>
        </table:table-row>
        <table:table-row table:style-name="ro1">
          <table:table-cell table:style-name="ce13" office:value-type="float" office:value="286" calcext:value-type="float">
            <text:p>28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44569" calcext:value-type="float">
            <text:p>44569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655.426470588235" calcext:value-type="float">
            <text:p>655,4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49118" calcext:value-type="float">
            <text:p>4911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722.323529411766" calcext:value-type="float">
            <text:p>722,32</text:p>
          </table:table-cell>
        </table:table-row>
        <table:table-row table:style-name="ro1">
          <table:table-cell table:style-name="ce13" office:value-type="float" office:value="287" calcext:value-type="float">
            <text:p>28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44722" calcext:value-type="float">
            <text:p>44722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657.676470588235" calcext:value-type="float">
            <text:p>657,6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49288" calcext:value-type="float">
            <text:p>49288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724.823529411766" calcext:value-type="float">
            <text:p>724,82</text:p>
          </table:table-cell>
        </table:table-row>
        <table:table-row table:style-name="ro1">
          <table:table-cell table:style-name="ce13" office:value-type="float" office:value="288" calcext:value-type="float">
            <text:p>28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44877" calcext:value-type="float">
            <text:p>44877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659.95588235294" calcext:value-type="float">
            <text:p>659,9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49457" calcext:value-type="float">
            <text:p>49457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727.308823529413" calcext:value-type="float">
            <text:p>727,31</text:p>
          </table:table-cell>
        </table:table-row>
        <table:table-row table:style-name="ro1">
          <table:table-cell table:style-name="ce13" office:value-type="float" office:value="289" calcext:value-type="float">
            <text:p>28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45032" calcext:value-type="float">
            <text:p>45032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662.235294117646" calcext:value-type="float">
            <text:p>662,2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49625" calcext:value-type="float">
            <text:p>49625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729.779411764708" calcext:value-type="float">
            <text:p>729,78</text:p>
          </table:table-cell>
        </table:table-row>
        <table:table-row table:style-name="ro1"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45187" calcext:value-type="float">
            <text:p>45187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664.514705882352" calcext:value-type="float">
            <text:p>664,51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49794" calcext:value-type="float">
            <text:p>49794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732.264705882355" calcext:value-type="float">
            <text:p>732,26</text:p>
          </table:table-cell>
        </table:table-row>
        <table:table-row table:style-name="ro1">
          <table:table-cell table:style-name="ce13" office:value-type="float" office:value="291" calcext:value-type="float">
            <text:p>29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45341" calcext:value-type="float">
            <text:p>4534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666.779411764705" calcext:value-type="float">
            <text:p>666,78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49961" calcext:value-type="float">
            <text:p>49961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734.720588235296" calcext:value-type="float">
            <text:p>734,72</text:p>
          </table:table-cell>
        </table:table-row>
        <table:table-row table:style-name="ro1">
          <table:table-cell table:style-name="ce13" office:value-type="float" office:value="292" calcext:value-type="float">
            <text:p>29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45496" calcext:value-type="float">
            <text:p>45496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669.058823529411" calcext:value-type="float">
            <text:p>669,0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50130" calcext:value-type="float">
            <text:p>50130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737.205882352943" calcext:value-type="float">
            <text:p>737,21</text:p>
          </table:table-cell>
        </table:table-row>
        <table:table-row table:style-name="ro1">
          <table:table-cell table:style-name="ce13" office:value-type="float" office:value="293" calcext:value-type="float">
            <text:p>293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45648" calcext:value-type="float">
            <text:p>45648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671.294117647058" calcext:value-type="float">
            <text:p>671,29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50299" calcext:value-type="float">
            <text:p>50299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739.69117647059" calcext:value-type="float">
            <text:p>739,69</text:p>
          </table:table-cell>
        </table:table-row>
        <table:table-row table:style-name="ro1">
          <table:table-cell table:style-name="ce13" office:value-type="float" office:value="294" calcext:value-type="float">
            <text:p>29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45801" calcext:value-type="float">
            <text:p>45801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673.544117647058" calcext:value-type="float">
            <text:p>673,54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50471" calcext:value-type="float">
            <text:p>50471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742.220588235296" calcext:value-type="float">
            <text:p>742,22</text:p>
          </table:table-cell>
        </table:table-row>
        <table:table-row table:style-name="ro1">
          <table:table-cell table:style-name="ce13" office:value-type="float" office:value="295" calcext:value-type="float">
            <text:p>29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45956" calcext:value-type="float">
            <text:p>45956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675.823529411764" calcext:value-type="float">
            <text:p>675,82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0641" calcext:value-type="float">
            <text:p>50641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744.720588235296" calcext:value-type="float">
            <text:p>744,72</text:p>
          </table:table-cell>
        </table:table-row>
        <table:table-row table:style-name="ro1">
          <table:table-cell table:style-name="ce13" office:value-type="float" office:value="296" calcext:value-type="float">
            <text:p>296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46109" calcext:value-type="float">
            <text:p>46109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678.073529411764" calcext:value-type="float">
            <text:p>678,07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0811" calcext:value-type="float">
            <text:p>50811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747.220588235296" calcext:value-type="float">
            <text:p>747,22</text:p>
          </table:table-cell>
        </table:table-row>
        <table:table-row table:style-name="ro1">
          <table:table-cell table:style-name="ce13" office:value-type="float" office:value="297" calcext:value-type="float">
            <text:p>29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46263" calcext:value-type="float">
            <text:p>46263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680.338235294117" calcext:value-type="float">
            <text:p>680,34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50980" calcext:value-type="float">
            <text:p>50980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749.705882352943" calcext:value-type="float">
            <text:p>749,71</text:p>
          </table:table-cell>
        </table:table-row>
        <table:table-row table:style-name="ro1">
          <table:table-cell table:style-name="ce13" office:value-type="float" office:value="298" calcext:value-type="float">
            <text:p>29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46418" calcext:value-type="float">
            <text:p>46418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682.617647058823" calcext:value-type="float">
            <text:p>682,62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51151" calcext:value-type="float">
            <text:p>51151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752.220588235296" calcext:value-type="float">
            <text:p>752,22</text:p>
          </table:table-cell>
        </table:table-row>
        <table:table-row table:style-name="ro1">
          <table:table-cell table:style-name="ce13" office:value-type="float" office:value="299" calcext:value-type="float">
            <text:p>29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46573" calcext:value-type="float">
            <text:p>46573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684.897058823529" calcext:value-type="float">
            <text:p>684,90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1321" calcext:value-type="float">
            <text:p>51321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754.720588235296" calcext:value-type="float">
            <text:p>754,72</text:p>
          </table:table-cell>
        </table:table-row>
        <table:table-row table:style-name="ro1"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46728" calcext:value-type="float">
            <text:p>46728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687.176470588234" calcext:value-type="float">
            <text:p>687,18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51492" calcext:value-type="float">
            <text:p>51492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757.235294117649" calcext:value-type="float">
            <text:p>757,24</text:p>
          </table:table-cell>
        </table:table-row>
        <table:table-row table:style-name="ro1">
          <table:table-cell table:style-name="ce13" office:value-type="float" office:value="301" calcext:value-type="float">
            <text:p>30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46883" calcext:value-type="float">
            <text:p>46883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689.45588235294" calcext:value-type="float">
            <text:p>689,4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51660" calcext:value-type="float">
            <text:p>51660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759.705882352943" calcext:value-type="float">
            <text:p>759,71</text:p>
          </table:table-cell>
        </table:table-row>
        <table:table-row table:style-name="ro1">
          <table:table-cell table:style-name="ce13" office:value-type="float" office:value="302" calcext:value-type="float">
            <text:p>30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47037" calcext:value-type="float">
            <text:p>47037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691.720588235293" calcext:value-type="float">
            <text:p>691,72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51827" calcext:value-type="float">
            <text:p>51827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762.161764705884" calcext:value-type="float">
            <text:p>762,16</text:p>
          </table:table-cell>
        </table:table-row>
        <table:table-row table:style-name="ro1">
          <table:table-cell table:style-name="ce13" office:value-type="float" office:value="303" calcext:value-type="float">
            <text:p>30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47191" calcext:value-type="float">
            <text:p>4719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693.985294117646" calcext:value-type="float">
            <text:p>693,99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51996" calcext:value-type="float">
            <text:p>51996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764.647058823531" calcext:value-type="float">
            <text:p>764,65</text:p>
          </table:table-cell>
        </table:table-row>
        <table:table-row table:style-name="ro1">
          <table:table-cell table:style-name="ce13" office:value-type="float" office:value="304" calcext:value-type="float">
            <text:p>304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47347" calcext:value-type="float">
            <text:p>47347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696.279411764705" calcext:value-type="float">
            <text:p>696,28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52165" calcext:value-type="float">
            <text:p>52165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767.132352941178" calcext:value-type="float">
            <text:p>767,13</text:p>
          </table:table-cell>
        </table:table-row>
        <table:table-row table:style-name="ro1">
          <table:table-cell table:style-name="ce13" office:value-type="float" office:value="305" calcext:value-type="float">
            <text:p>30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47501" calcext:value-type="float">
            <text:p>4750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698.544117647058" calcext:value-type="float">
            <text:p>698,5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52333" calcext:value-type="float">
            <text:p>52333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769.602941176472" calcext:value-type="float">
            <text:p>769,60</text:p>
          </table:table-cell>
        </table:table-row>
        <table:table-row table:style-name="ro1">
          <table:table-cell table:style-name="ce13" office:value-type="float" office:value="306" calcext:value-type="float">
            <text:p>306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47652" calcext:value-type="float">
            <text:p>47652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700.764705882352" calcext:value-type="float">
            <text:p>700,7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52502" calcext:value-type="float">
            <text:p>52502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772.088235294119" calcext:value-type="float">
            <text:p>772,09</text:p>
          </table:table-cell>
        </table:table-row>
        <table:table-row table:style-name="ro1">
          <table:table-cell table:style-name="ce13" office:value-type="float" office:value="307" calcext:value-type="float">
            <text:p>30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47806" calcext:value-type="float">
            <text:p>47806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703.029411764705" calcext:value-type="float">
            <text:p>703,03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52671" calcext:value-type="float">
            <text:p>52671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774.573529411766" calcext:value-type="float">
            <text:p>774,57</text:p>
          </table:table-cell>
        </table:table-row>
        <table:table-row table:style-name="ro1">
          <table:table-cell table:style-name="ce13" office:value-type="float" office:value="308" calcext:value-type="float">
            <text:p>308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47962" calcext:value-type="float">
            <text:p>47962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705.323529411764" calcext:value-type="float">
            <text:p>705,32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52840" calcext:value-type="float">
            <text:p>52840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777.058823529414" calcext:value-type="float">
            <text:p>777,06</text:p>
          </table:table-cell>
        </table:table-row>
        <table:table-row table:style-name="ro1">
          <table:table-cell table:style-name="ce13" office:value-type="float" office:value="309" calcext:value-type="float">
            <text:p>309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48118" calcext:value-type="float">
            <text:p>48118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707.617647058822" calcext:value-type="float">
            <text:p>707,62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3010" calcext:value-type="float">
            <text:p>5301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779.558823529414" calcext:value-type="float">
            <text:p>779,56</text:p>
          </table:table-cell>
        </table:table-row>
        <table:table-row table:style-name="ro1"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48272" calcext:value-type="float">
            <text:p>48272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709.882352941175" calcext:value-type="float">
            <text:p>709,88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53177" calcext:value-type="float">
            <text:p>53177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782.014705882355" calcext:value-type="float">
            <text:p>782,01</text:p>
          </table:table-cell>
        </table:table-row>
        <table:table-row table:style-name="ro1">
          <table:table-cell table:style-name="ce13" office:value-type="float" office:value="311" calcext:value-type="float">
            <text:p>31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48426" calcext:value-type="float">
            <text:p>48426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712.147058823528" calcext:value-type="float">
            <text:p>712,15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3347" calcext:value-type="float">
            <text:p>53347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784.514705882355" calcext:value-type="float">
            <text:p>784,51</text:p>
          </table:table-cell>
        </table:table-row>
        <table:table-row table:style-name="ro1">
          <table:table-cell table:style-name="ce13" office:value-type="float" office:value="312" calcext:value-type="float">
            <text:p>312</text:p>
          </table:table-cell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48628" calcext:value-type="float">
            <text:p>48628</text:p>
          </table:table-cell>
          <table:table-cell table:style-name="ce15" office:value-type="float" office:value="2.97058823529412" calcext:value-type="float">
            <text:p>2,97</text:p>
          </table:table-cell>
          <table:table-cell table:style-name="ce15" office:value-type="float" office:value="715.117647058822" calcext:value-type="float">
            <text:p>715,12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3517" calcext:value-type="float">
            <text:p>53517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787.014705882355" calcext:value-type="float">
            <text:p>787,01</text:p>
          </table:table-cell>
        </table:table-row>
        <table:table-row table:style-name="ro1">
          <table:table-cell table:style-name="ce13" office:value-type="float" office:value="313" calcext:value-type="float">
            <text:p>313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48779" calcext:value-type="float">
            <text:p>48779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717.338235294117" calcext:value-type="float">
            <text:p>717,34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53688" calcext:value-type="float">
            <text:p>53688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789.529411764708" calcext:value-type="float">
            <text:p>789,53</text:p>
          </table:table-cell>
        </table:table-row>
        <table:table-row table:style-name="ro1">
          <table:table-cell table:style-name="ce13" office:value-type="float" office:value="314" calcext:value-type="float">
            <text:p>31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48932" calcext:value-type="float">
            <text:p>48932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719.588235294117" calcext:value-type="float">
            <text:p>719,59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3858" calcext:value-type="float">
            <text:p>53858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792.029411764708" calcext:value-type="float">
            <text:p>792,03</text:p>
          </table:table-cell>
        </table:table-row>
        <table:table-row table:style-name="ro1">
          <table:table-cell table:style-name="ce13" office:value-type="float" office:value="315" calcext:value-type="float">
            <text:p>31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49084" calcext:value-type="float">
            <text:p>49084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721.823529411764" calcext:value-type="float">
            <text:p>721,82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54029" calcext:value-type="float">
            <text:p>54029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794.544117647061" calcext:value-type="float">
            <text:p>794,54</text:p>
          </table:table-cell>
        </table:table-row>
        <table:table-row table:style-name="ro1">
          <table:table-cell table:style-name="ce13" office:value-type="float" office:value="316" calcext:value-type="float">
            <text:p>31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49240" calcext:value-type="float">
            <text:p>49240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724.117647058822" calcext:value-type="float">
            <text:p>724,12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4199" calcext:value-type="float">
            <text:p>54199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797.044117647061" calcext:value-type="float">
            <text:p>797,04</text:p>
          </table:table-cell>
        </table:table-row>
        <table:table-row table:style-name="ro1">
          <table:table-cell table:style-name="ce13" office:value-type="float" office:value="317" calcext:value-type="float">
            <text:p>31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49393" calcext:value-type="float">
            <text:p>49393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726.367647058822" calcext:value-type="float">
            <text:p>726,37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4369" calcext:value-type="float">
            <text:p>54369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799.544117647061" calcext:value-type="float">
            <text:p>799,54</text:p>
          </table:table-cell>
        </table:table-row>
        <table:table-row table:style-name="ro1">
          <table:table-cell table:style-name="ce13" office:value-type="float" office:value="318" calcext:value-type="float">
            <text:p>31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49545" calcext:value-type="float">
            <text:p>49545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728.602941176469" calcext:value-type="float">
            <text:p>728,6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54537" calcext:value-type="float">
            <text:p>54537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802.014705882355" calcext:value-type="float">
            <text:p>802,01</text:p>
          </table:table-cell>
        </table:table-row>
        <table:table-row table:style-name="ro1">
          <table:table-cell table:style-name="ce13" office:value-type="float" office:value="319" calcext:value-type="float">
            <text:p>31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49697" calcext:value-type="float">
            <text:p>49697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730.838235294117" calcext:value-type="float">
            <text:p>730,84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54708" calcext:value-type="float">
            <text:p>54708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804.529411764708" calcext:value-type="float">
            <text:p>804,53</text:p>
          </table:table-cell>
        </table:table-row>
        <table:table-row table:style-name="ro1"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49852" calcext:value-type="float">
            <text:p>49852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733.117647058822" calcext:value-type="float">
            <text:p>733,12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4878" calcext:value-type="float">
            <text:p>54878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807.029411764708" calcext:value-type="float">
            <text:p>807,03</text:p>
          </table:table-cell>
        </table:table-row>
        <table:table-row table:style-name="ro1">
          <table:table-cell table:style-name="ce13" office:value-type="float" office:value="321" calcext:value-type="float">
            <text:p>32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50006" calcext:value-type="float">
            <text:p>50006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735.382352941175" calcext:value-type="float">
            <text:p>735,38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55046" calcext:value-type="float">
            <text:p>55046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809.500000000002" calcext:value-type="float">
            <text:p>809,50</text:p>
          </table:table-cell>
        </table:table-row>
        <table:table-row table:style-name="ro1">
          <table:table-cell table:style-name="ce13" office:value-type="float" office:value="322" calcext:value-type="float">
            <text:p>322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50158" calcext:value-type="float">
            <text:p>50158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737.617647058822" calcext:value-type="float">
            <text:p>737,62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5216" calcext:value-type="float">
            <text:p>55216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812.000000000002" calcext:value-type="float">
            <text:p>812,00</text:p>
          </table:table-cell>
        </table:table-row>
        <table:table-row table:style-name="ro1">
          <table:table-cell table:style-name="ce13" office:value-type="float" office:value="323" calcext:value-type="float">
            <text:p>323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50309" calcext:value-type="float">
            <text:p>50309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739.838235294117" calcext:value-type="float">
            <text:p>739,84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55385" calcext:value-type="float">
            <text:p>55385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814.485294117649" calcext:value-type="float">
            <text:p>814,49</text:p>
          </table:table-cell>
        </table:table-row>
        <table:table-row table:style-name="ro1">
          <table:table-cell table:style-name="ce13" office:value-type="float" office:value="324" calcext:value-type="float">
            <text:p>32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50464" calcext:value-type="float">
            <text:p>50464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742.117647058822" calcext:value-type="float">
            <text:p>742,12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55556" calcext:value-type="float">
            <text:p>55556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817.000000000002" calcext:value-type="float">
            <text:p>817,00</text:p>
          </table:table-cell>
        </table:table-row>
        <table:table-row table:style-name="ro1">
          <table:table-cell table:style-name="ce13" office:value-type="float" office:value="325" calcext:value-type="float">
            <text:p>32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50616" calcext:value-type="float">
            <text:p>50616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744.35294117647" calcext:value-type="float">
            <text:p>744,35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55725" calcext:value-type="float">
            <text:p>55725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819.485294117649" calcext:value-type="float">
            <text:p>819,49</text:p>
          </table:table-cell>
        </table:table-row>
        <table:table-row table:style-name="ro1">
          <table:table-cell table:style-name="ce13" office:value-type="float" office:value="326" calcext:value-type="float">
            <text:p>32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50768" calcext:value-type="float">
            <text:p>50768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746.588235294117" calcext:value-type="float">
            <text:p>746,5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55893" calcext:value-type="float">
            <text:p>55893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821.955882352943" calcext:value-type="float">
            <text:p>821,96</text:p>
          </table:table-cell>
        </table:table-row>
        <table:table-row table:style-name="ro1">
          <table:table-cell table:style-name="ce13" office:value-type="float" office:value="327" calcext:value-type="float">
            <text:p>327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50920" calcext:value-type="float">
            <text:p>50920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748.823529411764" calcext:value-type="float">
            <text:p>748,82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56060" calcext:value-type="float">
            <text:p>56060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824.411764705884" calcext:value-type="float">
            <text:p>824,41</text:p>
          </table:table-cell>
        </table:table-row>
        <table:table-row table:style-name="ro1">
          <table:table-cell table:style-name="ce13" office:value-type="float" office:value="328" calcext:value-type="float">
            <text:p>32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51074" calcext:value-type="float">
            <text:p>51074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751.088235294117" calcext:value-type="float">
            <text:p>751,09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56229" calcext:value-type="float">
            <text:p>56229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826.897058823531" calcext:value-type="float">
            <text:p>826,90</text:p>
          </table:table-cell>
        </table:table-row>
        <table:table-row table:style-name="ro1">
          <table:table-cell table:style-name="ce13" office:value-type="float" office:value="329" calcext:value-type="float">
            <text:p>32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51227" calcext:value-type="float">
            <text:p>51227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753.338235294117" calcext:value-type="float">
            <text:p>753,34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56401" calcext:value-type="float">
            <text:p>56401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829.426470588237" calcext:value-type="float">
            <text:p>829,43</text:p>
          </table:table-cell>
        </table:table-row>
        <table:table-row table:style-name="ro1">
          <table:table-cell table:style-name="ce13" office:value-type="float" office:value="330" calcext:value-type="float">
            <text:p>33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51382" calcext:value-type="float">
            <text:p>51382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755.617647058822" calcext:value-type="float">
            <text:p>755,62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6571" calcext:value-type="float">
            <text:p>56571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831.926470588237" calcext:value-type="float">
            <text:p>831,93</text:p>
          </table:table-cell>
        </table:table-row>
        <table:table-row table:style-name="ro1">
          <table:table-cell table:style-name="ce13" office:value-type="float" office:value="331" calcext:value-type="float">
            <text:p>33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51534" calcext:value-type="float">
            <text:p>51534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757.85294117647" calcext:value-type="float">
            <text:p>757,85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56742" calcext:value-type="float">
            <text:p>56742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834.44117647059" calcext:value-type="float">
            <text:p>834,44</text:p>
          </table:table-cell>
        </table:table-row>
        <table:table-row table:style-name="ro1">
          <table:table-cell table:style-name="ce13" office:value-type="float" office:value="332" calcext:value-type="float">
            <text:p>33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51689" calcext:value-type="float">
            <text:p>51689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760.132352941175" calcext:value-type="float">
            <text:p>760,13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56909" calcext:value-type="float">
            <text:p>56909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836.897058823531" calcext:value-type="float">
            <text:p>836,90</text:p>
          </table:table-cell>
        </table:table-row>
        <table:table-row table:style-name="ro1">
          <table:table-cell table:style-name="ce13" office:value-type="float" office:value="333" calcext:value-type="float">
            <text:p>333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51841" calcext:value-type="float">
            <text:p>51841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762.367647058822" calcext:value-type="float">
            <text:p>762,37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57082" calcext:value-type="float">
            <text:p>57082</text:p>
          </table:table-cell>
          <table:table-cell table:style-name="ce15" office:value-type="float" office:value="2.54411764705882" calcext:value-type="float">
            <text:p>2,54</text:p>
          </table:table-cell>
          <table:table-cell table:style-name="ce15" office:value-type="float" office:value="839.44117647059" calcext:value-type="float">
            <text:p>839,44</text:p>
          </table:table-cell>
        </table:table-row>
        <table:table-row table:style-name="ro1">
          <table:table-cell table:style-name="ce13" office:value-type="float" office:value="334" calcext:value-type="float">
            <text:p>33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51995" calcext:value-type="float">
            <text:p>51995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764.632352941175" calcext:value-type="float">
            <text:p>764,63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7252" calcext:value-type="float">
            <text:p>57252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841.94117647059" calcext:value-type="float">
            <text:p>841,94</text:p>
          </table:table-cell>
        </table:table-row>
        <table:table-row table:style-name="ro1">
          <table:table-cell table:style-name="ce13" office:value-type="float" office:value="335" calcext:value-type="float">
            <text:p>335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52145" calcext:value-type="float">
            <text:p>52145</text:p>
          </table:table-cell>
          <table:table-cell table:style-name="ce15" office:value-type="float" office:value="2.20588235294118" calcext:value-type="float">
            <text:p>2,21</text:p>
          </table:table-cell>
          <table:table-cell table:style-name="ce15" office:value-type="float" office:value="766.838235294117" calcext:value-type="float">
            <text:p>766,84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57423" calcext:value-type="float">
            <text:p>57423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844.455882352943" calcext:value-type="float">
            <text:p>844,46</text:p>
          </table:table-cell>
        </table:table-row>
        <table:table-row table:style-name="ro1">
          <table:table-cell table:style-name="ce13" office:value-type="float" office:value="336" calcext:value-type="float">
            <text:p>33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52300" calcext:value-type="float">
            <text:p>52300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769.117647058822" calcext:value-type="float">
            <text:p>769,12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57592" calcext:value-type="float">
            <text:p>57592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846.94117647059" calcext:value-type="float">
            <text:p>846,94</text:p>
          </table:table-cell>
        </table:table-row>
        <table:table-row table:style-name="ro1">
          <table:table-cell table:style-name="ce13" office:value-type="float" office:value="337" calcext:value-type="float">
            <text:p>33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52454" calcext:value-type="float">
            <text:p>52454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771.382352941175" calcext:value-type="float">
            <text:p>771,38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57765" calcext:value-type="float">
            <text:p>57765</text:p>
          </table:table-cell>
          <table:table-cell table:style-name="ce15" office:value-type="float" office:value="2.54411764705882" calcext:value-type="float">
            <text:p>2,54</text:p>
          </table:table-cell>
          <table:table-cell table:style-name="ce15" office:value-type="float" office:value="849.485294117649" calcext:value-type="float">
            <text:p>849,49</text:p>
          </table:table-cell>
        </table:table-row>
        <table:table-row table:style-name="ro1">
          <table:table-cell table:style-name="ce13" office:value-type="float" office:value="338" calcext:value-type="float">
            <text:p>33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52608" calcext:value-type="float">
            <text:p>52608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773.647058823528" calcext:value-type="float">
            <text:p>773,65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7935" calcext:value-type="float">
            <text:p>57935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851.985294117649" calcext:value-type="float">
            <text:p>851,99</text:p>
          </table:table-cell>
        </table:table-row>
        <table:table-row table:style-name="ro1">
          <table:table-cell table:style-name="ce13" office:value-type="float" office:value="339" calcext:value-type="float">
            <text:p>33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52763" calcext:value-type="float">
            <text:p>52763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775.926470588234" calcext:value-type="float">
            <text:p>775,9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58103" calcext:value-type="float">
            <text:p>58103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854.455882352943" calcext:value-type="float">
            <text:p>854,46</text:p>
          </table:table-cell>
        </table:table-row>
        <table:table-row table:style-name="ro1"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52917" calcext:value-type="float">
            <text:p>52917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778.191176470587" calcext:value-type="float">
            <text:p>778,1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58271" calcext:value-type="float">
            <text:p>58271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856.926470588237" calcext:value-type="float">
            <text:p>856,93</text:p>
          </table:table-cell>
        </table:table-row>
        <table:table-row table:style-name="ro1">
          <table:table-cell table:style-name="ce13" office:value-type="float" office:value="341" calcext:value-type="float">
            <text:p>34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53070" calcext:value-type="float">
            <text:p>53070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780.441176470587" calcext:value-type="float">
            <text:p>780,44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58444" calcext:value-type="float">
            <text:p>58444</text:p>
          </table:table-cell>
          <table:table-cell table:style-name="ce15" office:value-type="float" office:value="2.54411764705882" calcext:value-type="float">
            <text:p>2,54</text:p>
          </table:table-cell>
          <table:table-cell table:style-name="ce15" office:value-type="float" office:value="859.470588235296" calcext:value-type="float">
            <text:p>859,47</text:p>
          </table:table-cell>
        </table:table-row>
        <table:table-row table:style-name="ro1">
          <table:table-cell table:style-name="ce13" office:value-type="float" office:value="342" calcext:value-type="float">
            <text:p>34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53225" calcext:value-type="float">
            <text:p>53225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782.720588235293" calcext:value-type="float">
            <text:p>782,72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58612" calcext:value-type="float">
            <text:p>58612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861.94117647059" calcext:value-type="float">
            <text:p>861,94</text:p>
          </table:table-cell>
        </table:table-row>
        <table:table-row table:style-name="ro1">
          <table:table-cell table:style-name="ce13" office:value-type="float" office:value="343" calcext:value-type="float">
            <text:p>34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53378" calcext:value-type="float">
            <text:p>53378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784.970588235293" calcext:value-type="float">
            <text:p>784,97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58781" calcext:value-type="float">
            <text:p>58781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864.426470588237" calcext:value-type="float">
            <text:p>864,43</text:p>
          </table:table-cell>
        </table:table-row>
        <table:table-row table:style-name="ro1">
          <table:table-cell table:style-name="ce13" office:value-type="float" office:value="344" calcext:value-type="float">
            <text:p>34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53532" calcext:value-type="float">
            <text:p>53532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787.235294117646" calcext:value-type="float">
            <text:p>787,24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58952" calcext:value-type="float">
            <text:p>58952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866.94117647059" calcext:value-type="float">
            <text:p>866,94</text:p>
          </table:table-cell>
        </table:table-row>
        <table:table-row table:style-name="ro1">
          <table:table-cell table:style-name="ce13" office:value-type="float" office:value="345" calcext:value-type="float">
            <text:p>34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53687" calcext:value-type="float">
            <text:p>53687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789.514705882352" calcext:value-type="float">
            <text:p>789,51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59121" calcext:value-type="float">
            <text:p>59121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869.426470588237" calcext:value-type="float">
            <text:p>869,43</text:p>
          </table:table-cell>
        </table:table-row>
        <table:table-row table:style-name="ro1">
          <table:table-cell table:style-name="ce13" office:value-type="float" office:value="346" calcext:value-type="float">
            <text:p>34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53839" calcext:value-type="float">
            <text:p>53839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791.749999999999" calcext:value-type="float">
            <text:p>791,75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9291" calcext:value-type="float">
            <text:p>59291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871.926470588237" calcext:value-type="float">
            <text:p>871,93</text:p>
          </table:table-cell>
        </table:table-row>
        <table:table-row table:style-name="ro1">
          <table:table-cell table:style-name="ce13" office:value-type="float" office:value="347" calcext:value-type="float">
            <text:p>34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53992" calcext:value-type="float">
            <text:p>53992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793.999999999999" calcext:value-type="float">
            <text:p>794,00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59463" calcext:value-type="float">
            <text:p>59463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874.455882352943" calcext:value-type="float">
            <text:p>874,46</text:p>
          </table:table-cell>
        </table:table-row>
        <table:table-row table:style-name="ro1">
          <table:table-cell table:style-name="ce13" office:value-type="float" office:value="348" calcext:value-type="float">
            <text:p>348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54148" calcext:value-type="float">
            <text:p>54148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796.294117647058" calcext:value-type="float">
            <text:p>796,29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59630" calcext:value-type="float">
            <text:p>59630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876.911764705884" calcext:value-type="float">
            <text:p>876,91</text:p>
          </table:table-cell>
        </table:table-row>
        <table:table-row table:style-name="ro1">
          <table:table-cell table:style-name="ce13" office:value-type="float" office:value="349" calcext:value-type="float">
            <text:p>34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54302" calcext:value-type="float">
            <text:p>54302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798.558823529411" calcext:value-type="float">
            <text:p>798,5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59799" calcext:value-type="float">
            <text:p>59799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879.397058823531" calcext:value-type="float">
            <text:p>879,40</text:p>
          </table:table-cell>
        </table:table-row>
        <table:table-row table:style-name="ro1"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54453" calcext:value-type="float">
            <text:p>54453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800.779411764705" calcext:value-type="float">
            <text:p>800,7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9969" calcext:value-type="float">
            <text:p>59969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881.897058823531" calcext:value-type="float">
            <text:p>881,90</text:p>
          </table:table-cell>
        </table:table-row>
        <table:table-row table:style-name="ro1">
          <table:table-cell table:style-name="ce13" office:value-type="float" office:value="351" calcext:value-type="float">
            <text:p>35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54605" calcext:value-type="float">
            <text:p>54605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803.014705882352" calcext:value-type="float">
            <text:p>803,01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60142" calcext:value-type="float">
            <text:p>60142</text:p>
          </table:table-cell>
          <table:table-cell table:style-name="ce15" office:value-type="float" office:value="2.54411764705882" calcext:value-type="float">
            <text:p>2,54</text:p>
          </table:table-cell>
          <table:table-cell table:style-name="ce15" office:value-type="float" office:value="884.44117647059" calcext:value-type="float">
            <text:p>884,44</text:p>
          </table:table-cell>
        </table:table-row>
        <table:table-row table:style-name="ro1">
          <table:table-cell table:style-name="ce13" office:value-type="float" office:value="352" calcext:value-type="float">
            <text:p>35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54758" calcext:value-type="float">
            <text:p>54758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805.264705882352" calcext:value-type="float">
            <text:p>805,26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60312" calcext:value-type="float">
            <text:p>60312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886.94117647059" calcext:value-type="float">
            <text:p>886,94</text:p>
          </table:table-cell>
        </table:table-row>
        <table:table-row table:style-name="ro1">
          <table:table-cell table:style-name="ce13" office:value-type="float" office:value="353" calcext:value-type="float">
            <text:p>353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54909" calcext:value-type="float">
            <text:p>54909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807.485294117646" calcext:value-type="float">
            <text:p>807,49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60483" calcext:value-type="float">
            <text:p>60483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889.455882352943" calcext:value-type="float">
            <text:p>889,46</text:p>
          </table:table-cell>
        </table:table-row>
        <table:table-row table:style-name="ro1">
          <table:table-cell table:style-name="ce13" office:value-type="float" office:value="354" calcext:value-type="float">
            <text:p>354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55061" calcext:value-type="float">
            <text:p>55061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809.720588235293" calcext:value-type="float">
            <text:p>809,72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60655" calcext:value-type="float">
            <text:p>60655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891.985294117649" calcext:value-type="float">
            <text:p>891,99</text:p>
          </table:table-cell>
        </table:table-row>
        <table:table-row table:style-name="ro1">
          <table:table-cell table:style-name="ce13" office:value-type="float" office:value="355" calcext:value-type="float">
            <text:p>35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55213" calcext:value-type="float">
            <text:p>55213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811.95588235294" calcext:value-type="float">
            <text:p>811,96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60826" calcext:value-type="float">
            <text:p>60826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894.500000000002" calcext:value-type="float">
            <text:p>894,50</text:p>
          </table:table-cell>
        </table:table-row>
        <table:table-row table:style-name="ro1">
          <table:table-cell table:style-name="ce13" office:value-type="float" office:value="356" calcext:value-type="float">
            <text:p>35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55365" calcext:value-type="float">
            <text:p>55365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814.191176470587" calcext:value-type="float">
            <text:p>814,19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60999" calcext:value-type="float">
            <text:p>60999</text:p>
          </table:table-cell>
          <table:table-cell table:style-name="ce15" office:value-type="float" office:value="2.54411764705882" calcext:value-type="float">
            <text:p>2,54</text:p>
          </table:table-cell>
          <table:table-cell table:style-name="ce15" office:value-type="float" office:value="897.044117647061" calcext:value-type="float">
            <text:p>897,04</text:p>
          </table:table-cell>
        </table:table-row>
        <table:table-row table:style-name="ro1">
          <table:table-cell table:style-name="ce13" office:value-type="float" office:value="357" calcext:value-type="float">
            <text:p>357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55517" calcext:value-type="float">
            <text:p>55517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816.426470588234" calcext:value-type="float">
            <text:p>816,43</text:p>
          </table:table-cell>
          <table:table-cell table:style-name="ce13" office:value-type="float" office:value="496" calcext:value-type="float">
            <text:p>496</text:p>
          </table:table-cell>
          <table:table-cell table:style-name="ce13" office:value-type="float" office:value="61495" calcext:value-type="float">
            <text:p>61495</text:p>
          </table:table-cell>
          <table:table-cell table:style-name="ce15" office:value-type="float" office:value="7.29411764705882" calcext:value-type="float">
            <text:p>7,29</text:p>
          </table:table-cell>
          <table:table-cell table:style-name="ce15" office:value-type="float" office:value="904.338235294119" calcext:value-type="float">
            <text:p>904,34</text:p>
          </table:table-cell>
        </table:table-row>
        <table:table-row table:style-name="ro1">
          <table:table-cell table:style-name="ce13" office:value-type="float" office:value="358" calcext:value-type="float">
            <text:p>35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55669" calcext:value-type="float">
            <text:p>55669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818.661764705881" calcext:value-type="float">
            <text:p>818,66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61666" calcext:value-type="float">
            <text:p>61666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906.852941176472" calcext:value-type="float">
            <text:p>906,85</text:p>
          </table:table-cell>
        </table:table-row>
        <table:table-row table:style-name="ro1">
          <table:table-cell table:style-name="ce13" office:value-type="float" office:value="359" calcext:value-type="float">
            <text:p>35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55821" calcext:value-type="float">
            <text:p>55821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820.897058823528" calcext:value-type="float">
            <text:p>820,90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61835" calcext:value-type="float">
            <text:p>61835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909.338235294119" calcext:value-type="float">
            <text:p>909,34</text:p>
          </table:table-cell>
        </table:table-row>
        <table:table-row table:style-name="ro1">
          <table:table-cell table:style-name="ce13" office:value-type="float" office:value="360" calcext:value-type="float">
            <text:p>36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55974" calcext:value-type="float">
            <text:p>55974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823.147058823528" calcext:value-type="float">
            <text:p>823,15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62005" calcext:value-type="float">
            <text:p>62005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911.838235294119" calcext:value-type="float">
            <text:p>911,84</text:p>
          </table:table-cell>
        </table:table-row>
        <table:table-row table:style-name="ro1">
          <table:table-cell table:style-name="ce13" office:value-type="float" office:value="361" calcext:value-type="float">
            <text:p>36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56127" calcext:value-type="float">
            <text:p>56127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825.397058823528" calcext:value-type="float">
            <text:p>825,4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62173" calcext:value-type="float">
            <text:p>62173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914.308823529414" calcext:value-type="float">
            <text:p>914,31</text:p>
          </table:table-cell>
        </table:table-row>
        <table:table-row table:style-name="ro1">
          <table:table-cell table:style-name="ce13" office:value-type="float" office:value="362" calcext:value-type="float">
            <text:p>36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56281" calcext:value-type="float">
            <text:p>5628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827.661764705881" calcext:value-type="float">
            <text:p>827,66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62344" calcext:value-type="float">
            <text:p>62344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916.823529411766" calcext:value-type="float">
            <text:p>916,82</text:p>
          </table:table-cell>
        </table:table-row>
        <table:table-row table:style-name="ro1">
          <table:table-cell table:style-name="ce13" office:value-type="float" office:value="363" calcext:value-type="float">
            <text:p>36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56434" calcext:value-type="float">
            <text:p>56434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829.911764705881" calcext:value-type="float">
            <text:p>829,91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62519" calcext:value-type="float">
            <text:p>62519</text:p>
          </table:table-cell>
          <table:table-cell table:style-name="ce15" office:value-type="float" office:value="2.57352941176471" calcext:value-type="float">
            <text:p>2,57</text:p>
          </table:table-cell>
          <table:table-cell table:style-name="ce15" office:value-type="float" office:value="919.397058823531" calcext:value-type="float">
            <text:p>919,40</text:p>
          </table:table-cell>
        </table:table-row>
        <table:table-row table:style-name="ro1">
          <table:table-cell table:style-name="ce13" office:value-type="float" office:value="364" calcext:value-type="float">
            <text:p>36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56589" calcext:value-type="float">
            <text:p>56589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832.191176470587" calcext:value-type="float">
            <text:p>832,19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62689" calcext:value-type="float">
            <text:p>62689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921.897058823531" calcext:value-type="float">
            <text:p>921,90</text:p>
          </table:table-cell>
        </table:table-row>
        <table:table-row table:style-name="ro1">
          <table:table-cell table:style-name="ce13" office:value-type="float" office:value="365" calcext:value-type="float">
            <text:p>36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56741" calcext:value-type="float">
            <text:p>56741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834.426470588234" calcext:value-type="float">
            <text:p>834,43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62855" calcext:value-type="float">
            <text:p>62855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924.33823529412" calcext:value-type="float">
            <text:p>924,34</text:p>
          </table:table-cell>
        </table:table-row>
        <table:table-row table:style-name="ro1">
          <table:table-cell table:style-name="ce13" office:value-type="float" office:value="366" calcext:value-type="float">
            <text:p>36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56893" calcext:value-type="float">
            <text:p>56893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836.661764705881" calcext:value-type="float">
            <text:p>836,6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63024" calcext:value-type="float">
            <text:p>63024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926.823529411767" calcext:value-type="float">
            <text:p>926,82</text:p>
          </table:table-cell>
        </table:table-row>
        <table:table-row table:style-name="ro1">
          <table:table-cell table:style-name="ce13" office:value-type="float" office:value="367" calcext:value-type="float">
            <text:p>36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57048" calcext:value-type="float">
            <text:p>57048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838.941176470587" calcext:value-type="float">
            <text:p>838,9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63192" calcext:value-type="float">
            <text:p>63192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929.294117647061" calcext:value-type="float">
            <text:p>929,29</text:p>
          </table:table-cell>
        </table:table-row>
        <table:table-row table:style-name="ro1">
          <table:table-cell table:style-name="ce13" office:value-type="float" office:value="368" calcext:value-type="float">
            <text:p>36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57201" calcext:value-type="float">
            <text:p>57201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841.191176470587" calcext:value-type="float">
            <text:p>841,1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63360" calcext:value-type="float">
            <text:p>63360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931.764705882355" calcext:value-type="float">
            <text:p>931,76</text:p>
          </table:table-cell>
        </table:table-row>
        <table:table-row table:style-name="ro1">
          <table:table-cell table:style-name="ce13" office:value-type="float" office:value="369" calcext:value-type="float">
            <text:p>36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57354" calcext:value-type="float">
            <text:p>57354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843.441176470587" calcext:value-type="float">
            <text:p>843,44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63531" calcext:value-type="float">
            <text:p>63531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934.279411764708" calcext:value-type="float">
            <text:p>934,28</text:p>
          </table:table-cell>
        </table:table-row>
        <table:table-row table:style-name="ro1"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57505" calcext:value-type="float">
            <text:p>57505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845.661764705881" calcext:value-type="float">
            <text:p>845,66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63697" calcext:value-type="float">
            <text:p>63697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936.720588235296" calcext:value-type="float">
            <text:p>936,72</text:p>
          </table:table-cell>
        </table:table-row>
        <table:table-row table:style-name="ro1">
          <table:table-cell table:style-name="ce13" office:value-type="float" office:value="371" calcext:value-type="float">
            <text:p>37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57658" calcext:value-type="float">
            <text:p>57658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847.911764705881" calcext:value-type="float">
            <text:p>847,91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63864" calcext:value-type="float">
            <text:p>63864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939.176470588237" calcext:value-type="float">
            <text:p>939,18</text:p>
          </table:table-cell>
        </table:table-row>
        <table:table-row table:style-name="ro1">
          <table:table-cell table:style-name="ce13" office:value-type="float" office:value="372" calcext:value-type="float">
            <text:p>372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57809" calcext:value-type="float">
            <text:p>57809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850.132352941175" calcext:value-type="float">
            <text:p>850,13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64031" calcext:value-type="float">
            <text:p>64031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941.632352941179" calcext:value-type="float">
            <text:p>941,63</text:p>
          </table:table-cell>
        </table:table-row>
        <table:table-row table:style-name="ro1">
          <table:table-cell table:style-name="ce13" office:value-type="float" office:value="373" calcext:value-type="float">
            <text:p>373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57964" calcext:value-type="float">
            <text:p>57964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852.411764705881" calcext:value-type="float">
            <text:p>852,41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64198" calcext:value-type="float">
            <text:p>64198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944.08823529412" calcext:value-type="float">
            <text:p>944,09</text:p>
          </table:table-cell>
        </table:table-row>
        <table:table-row table:style-name="ro1">
          <table:table-cell table:style-name="ce13" office:value-type="float" office:value="374" calcext:value-type="float">
            <text:p>37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58118" calcext:value-type="float">
            <text:p>58118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854.676470588234" calcext:value-type="float">
            <text:p>854,68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64366" calcext:value-type="float">
            <text:p>64366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946.558823529414" calcext:value-type="float">
            <text:p>946,56</text:p>
          </table:table-cell>
        </table:table-row>
        <table:table-row table:style-name="ro1">
          <table:table-cell table:style-name="ce13" office:value-type="float" office:value="375" calcext:value-type="float">
            <text:p>37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58270" calcext:value-type="float">
            <text:p>58270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856.911764705881" calcext:value-type="float">
            <text:p>856,91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64535" calcext:value-type="float">
            <text:p>64535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949.044117647061" calcext:value-type="float">
            <text:p>949,04</text:p>
          </table:table-cell>
        </table:table-row>
        <table:table-row table:style-name="ro1">
          <table:table-cell table:style-name="ce13" office:value-type="float" office:value="376" calcext:value-type="float">
            <text:p>37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58425" calcext:value-type="float">
            <text:p>58425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859.191176470587" calcext:value-type="float">
            <text:p>859,19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64701" calcext:value-type="float">
            <text:p>64701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951.485294117649" calcext:value-type="float">
            <text:p>951,49</text:p>
          </table:table-cell>
        </table:table-row>
        <table:table-row table:style-name="ro1">
          <table:table-cell table:style-name="ce13" office:value-type="float" office:value="377" calcext:value-type="float">
            <text:p>37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58579" calcext:value-type="float">
            <text:p>58579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861.45588235294" calcext:value-type="float">
            <text:p>861,46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64868" calcext:value-type="float">
            <text:p>64868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953.941176470591" calcext:value-type="float">
            <text:p>953,94</text:p>
          </table:table-cell>
        </table:table-row>
        <table:table-row table:style-name="ro1">
          <table:table-cell table:style-name="ce13" office:value-type="float" office:value="378" calcext:value-type="float">
            <text:p>378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58730" calcext:value-type="float">
            <text:p>58730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863.676470588234" calcext:value-type="float">
            <text:p>863,68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65033" calcext:value-type="float">
            <text:p>65033</text:p>
          </table:table-cell>
          <table:table-cell table:style-name="ce15" office:value-type="float" office:value="2.42647058823529" calcext:value-type="float">
            <text:p>2,43</text:p>
          </table:table-cell>
          <table:table-cell table:style-name="ce15" office:value-type="float" office:value="956.367647058826" calcext:value-type="float">
            <text:p>956,37</text:p>
          </table:table-cell>
        </table:table-row>
        <table:table-row table:style-name="ro1">
          <table:table-cell table:style-name="ce13" office:value-type="float" office:value="379" calcext:value-type="float">
            <text:p>379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58881" calcext:value-type="float">
            <text:p>58881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865.897058823528" calcext:value-type="float">
            <text:p>865,90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65198" calcext:value-type="float">
            <text:p>65198</text:p>
          </table:table-cell>
          <table:table-cell table:style-name="ce15" office:value-type="float" office:value="2.42647058823529" calcext:value-type="float">
            <text:p>2,43</text:p>
          </table:table-cell>
          <table:table-cell table:style-name="ce15" office:value-type="float" office:value="958.794117647061" calcext:value-type="float">
            <text:p>958,79</text:p>
          </table:table-cell>
        </table:table-row>
        <table:table-row table:style-name="ro1">
          <table:table-cell table:style-name="ce13" office:value-type="float" office:value="380" calcext:value-type="float">
            <text:p>38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59035" calcext:value-type="float">
            <text:p>59035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868.161764705881" calcext:value-type="float">
            <text:p>868,16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65363" calcext:value-type="float">
            <text:p>65363</text:p>
          </table:table-cell>
          <table:table-cell table:style-name="ce15" office:value-type="float" office:value="2.42647058823529" calcext:value-type="float">
            <text:p>2,43</text:p>
          </table:table-cell>
          <table:table-cell table:style-name="ce15" office:value-type="float" office:value="961.220588235296" calcext:value-type="float">
            <text:p>961,22</text:p>
          </table:table-cell>
        </table:table-row>
        <table:table-row table:style-name="ro1">
          <table:table-cell table:style-name="ce13" office:value-type="float" office:value="381" calcext:value-type="float">
            <text:p>38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59187" calcext:value-type="float">
            <text:p>59187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870.397058823528" calcext:value-type="float">
            <text:p>870,40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65532" calcext:value-type="float">
            <text:p>65532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963.705882352943" calcext:value-type="float">
            <text:p>963,71</text:p>
          </table:table-cell>
        </table:table-row>
        <table:table-row table:style-name="ro1">
          <table:table-cell table:style-name="ce13" office:value-type="float" office:value="382" calcext:value-type="float">
            <text:p>38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59341" calcext:value-type="float">
            <text:p>5934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872.661764705881" calcext:value-type="float">
            <text:p>872,66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65697" calcext:value-type="float">
            <text:p>65697</text:p>
          </table:table-cell>
          <table:table-cell table:style-name="ce15" office:value-type="float" office:value="2.42647058823529" calcext:value-type="float">
            <text:p>2,43</text:p>
          </table:table-cell>
          <table:table-cell table:style-name="ce15" office:value-type="float" office:value="966.132352941179" calcext:value-type="float">
            <text:p>966,13</text:p>
          </table:table-cell>
        </table:table-row>
        <table:table-row table:style-name="ro1">
          <table:table-cell table:style-name="ce13" office:value-type="float" office:value="383" calcext:value-type="float">
            <text:p>383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59493" calcext:value-type="float">
            <text:p>59493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874.897058823528" calcext:value-type="float">
            <text:p>874,9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65865" calcext:value-type="float">
            <text:p>65865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968.602941176473" calcext:value-type="float">
            <text:p>968,60</text:p>
          </table:table-cell>
        </table:table-row>
        <table:table-row table:style-name="ro1">
          <table:table-cell table:style-name="ce13" office:value-type="float" office:value="384" calcext:value-type="float">
            <text:p>38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59647" calcext:value-type="float">
            <text:p>59647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877.161764705881" calcext:value-type="float">
            <text:p>877,1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66033" calcext:value-type="float">
            <text:p>66033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971.073529411767" calcext:value-type="float">
            <text:p>971,07</text:p>
          </table:table-cell>
        </table:table-row>
        <table:table-row table:style-name="ro1">
          <table:table-cell table:style-name="ce13" office:value-type="float" office:value="385" calcext:value-type="float">
            <text:p>38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59801" calcext:value-type="float">
            <text:p>5980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879.426470588234" calcext:value-type="float">
            <text:p>879,43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66199" calcext:value-type="float">
            <text:p>66199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973.514705882355" calcext:value-type="float">
            <text:p>973,51</text:p>
          </table:table-cell>
        </table:table-row>
        <table:table-row table:style-name="ro1">
          <table:table-cell table:style-name="ce13" office:value-type="float" office:value="386" calcext:value-type="float">
            <text:p>38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59953" calcext:value-type="float">
            <text:p>59953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881.661764705881" calcext:value-type="float">
            <text:p>881,66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66364" calcext:value-type="float">
            <text:p>66364</text:p>
          </table:table-cell>
          <table:table-cell table:style-name="ce15" office:value-type="float" office:value="2.42647058823529" calcext:value-type="float">
            <text:p>2,43</text:p>
          </table:table-cell>
          <table:table-cell table:style-name="ce15" office:value-type="float" office:value="975.94117647059" calcext:value-type="float">
            <text:p>975,94</text:p>
          </table:table-cell>
        </table:table-row>
        <table:table-row table:style-name="ro1">
          <table:table-cell table:style-name="ce13" office:value-type="float" office:value="387" calcext:value-type="float">
            <text:p>38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60106" calcext:value-type="float">
            <text:p>60106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883.911764705881" calcext:value-type="float">
            <text:p>883,91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66531" calcext:value-type="float">
            <text:p>66531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978.397058823532" calcext:value-type="float">
            <text:p>978,40</text:p>
          </table:table-cell>
        </table:table-row>
        <table:table-row table:style-name="ro1">
          <table:table-cell table:style-name="ce13" office:value-type="float" office:value="388" calcext:value-type="float">
            <text:p>38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60258" calcext:value-type="float">
            <text:p>60258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886.147058823528" calcext:value-type="float">
            <text:p>886,15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66697" calcext:value-type="float">
            <text:p>66697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980.83823529412" calcext:value-type="float">
            <text:p>980,84</text:p>
          </table:table-cell>
        </table:table-row>
        <table:table-row table:style-name="ro1">
          <table:table-cell table:style-name="ce13" office:value-type="float" office:value="389" calcext:value-type="float">
            <text:p>389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60409" calcext:value-type="float">
            <text:p>60409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888.367647058822" calcext:value-type="float">
            <text:p>888,37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66864" calcext:value-type="float">
            <text:p>66864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983.294117647061" calcext:value-type="float">
            <text:p>983,29</text:p>
          </table:table-cell>
        </table:table-row>
        <table:table-row table:style-name="ro1">
          <table:table-cell table:style-name="ce13" office:value-type="float" office:value="390" calcext:value-type="float">
            <text:p>390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60566" calcext:value-type="float">
            <text:p>60566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890.676470588234" calcext:value-type="float">
            <text:p>890,68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67030" calcext:value-type="float">
            <text:p>67030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985.735294117649" calcext:value-type="float">
            <text:p>985,74</text:p>
          </table:table-cell>
        </table:table-row>
        <table:table-row table:style-name="ro1">
          <table:table-cell table:style-name="ce13" office:value-type="float" office:value="391" calcext:value-type="float">
            <text:p>39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60721" calcext:value-type="float">
            <text:p>60721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892.95588235294" calcext:value-type="float">
            <text:p>892,96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67197" calcext:value-type="float">
            <text:p>67197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988.191176470591" calcext:value-type="float">
            <text:p>988,19</text:p>
          </table:table-cell>
        </table:table-row>
        <table:table-row table:style-name="ro1">
          <table:table-cell table:style-name="ce13" office:value-type="float" office:value="392" calcext:value-type="float">
            <text:p>392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60873" calcext:value-type="float">
            <text:p>60873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895.191176470587" calcext:value-type="float">
            <text:p>895,19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67364" calcext:value-type="float">
            <text:p>67364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990.647058823532" calcext:value-type="float">
            <text:p>990,65</text:p>
          </table:table-cell>
        </table:table-row>
        <table:table-row table:style-name="ro1">
          <table:table-cell table:style-name="ce13" office:value-type="float" office:value="393" calcext:value-type="float">
            <text:p>393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61025" calcext:value-type="float">
            <text:p>61025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897.426470588234" calcext:value-type="float">
            <text:p>897,4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67532" calcext:value-type="float">
            <text:p>67532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993.117647058826" calcext:value-type="float">
            <text:p>993,12</text:p>
          </table:table-cell>
        </table:table-row>
        <table:table-row table:style-name="ro1">
          <table:table-cell table:style-name="ce13" office:value-type="float" office:value="394" calcext:value-type="float">
            <text:p>39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61179" calcext:value-type="float">
            <text:p>61179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899.691176470587" calcext:value-type="float">
            <text:p>899,6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67700" calcext:value-type="float">
            <text:p>67700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995.58823529412" calcext:value-type="float">
            <text:p>995,59</text:p>
          </table:table-cell>
        </table:table-row>
        <table:table-row table:style-name="ro1">
          <table:table-cell table:style-name="ce13" office:value-type="float" office:value="395" calcext:value-type="float">
            <text:p>39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61333" calcext:value-type="float">
            <text:p>61333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901.95588235294" calcext:value-type="float">
            <text:p>901,9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67868" calcext:value-type="float">
            <text:p>6786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998.058823529414" calcext:value-type="float">
            <text:p>998,06</text:p>
          </table:table-cell>
        </table:table-row>
        <table:table-row table:style-name="ro1">
          <table:table-cell table:style-name="ce13" office:value-type="float" office:value="396" calcext:value-type="float">
            <text:p>39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61487" calcext:value-type="float">
            <text:p>61487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904.220588235293" calcext:value-type="float">
            <text:p>904,22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68036" calcext:value-type="float">
            <text:p>68036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000.52941176471" calcext:value-type="float">
            <text:p>1000,53</text:p>
          </table:table-cell>
        </table:table-row>
        <table:table-row table:style-name="ro1">
          <table:table-cell table:style-name="ce13" office:value-type="float" office:value="397" calcext:value-type="float">
            <text:p>39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61640" calcext:value-type="float">
            <text:p>61640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906.470588235293" calcext:value-type="float">
            <text:p>906,47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68203" calcext:value-type="float">
            <text:p>68203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002.98529411765" calcext:value-type="float">
            <text:p>1002,99</text:p>
          </table:table-cell>
        </table:table-row>
        <table:table-row table:style-name="ro1">
          <table:table-cell table:style-name="ce13" office:value-type="float" office:value="398" calcext:value-type="float">
            <text:p>39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61794" calcext:value-type="float">
            <text:p>61794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908.735294117646" calcext:value-type="float">
            <text:p>908,74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68370" calcext:value-type="float">
            <text:p>68370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005.44117647059" calcext:value-type="float">
            <text:p>1005,44</text:p>
          </table:table-cell>
        </table:table-row>
        <table:table-row table:style-name="ro1">
          <table:table-cell table:style-name="ce13" office:value-type="float" office:value="399" calcext:value-type="float">
            <text:p>39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61946" calcext:value-type="float">
            <text:p>61946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910.970588235293" calcext:value-type="float">
            <text:p>910,97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68536" calcext:value-type="float">
            <text:p>68536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007.88235294118" calcext:value-type="float">
            <text:p>1007,88</text:p>
          </table:table-cell>
        </table:table-row>
        <table:table-row table:style-name="ro1"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62099" calcext:value-type="float">
            <text:p>62099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913.220588235293" calcext:value-type="float">
            <text:p>913,22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68705" calcext:value-type="float">
            <text:p>68705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010.36764705883" calcext:value-type="float">
            <text:p>1010,37</text:p>
          </table:table-cell>
        </table:table-row>
        <table:table-row table:style-name="ro1">
          <table:table-cell table:style-name="ce13" office:value-type="float" office:value="401" calcext:value-type="float">
            <text:p>40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62253" calcext:value-type="float">
            <text:p>62253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915.485294117646" calcext:value-type="float">
            <text:p>915,49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68874" calcext:value-type="float">
            <text:p>68874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012.85294117647" calcext:value-type="float">
            <text:p>1012,85</text:p>
          </table:table-cell>
        </table:table-row>
        <table:table-row table:style-name="ro1">
          <table:table-cell table:style-name="ce13" office:value-type="float" office:value="402" calcext:value-type="float">
            <text:p>402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62405" calcext:value-type="float">
            <text:p>62405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917.720588235293" calcext:value-type="float">
            <text:p>917,72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69042" calcext:value-type="float">
            <text:p>69042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015.32352941177" calcext:value-type="float">
            <text:p>1015,32</text:p>
          </table:table-cell>
        </table:table-row>
        <table:table-row table:style-name="ro1">
          <table:table-cell table:style-name="ce13" office:value-type="float" office:value="403" calcext:value-type="float">
            <text:p>403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62560" calcext:value-type="float">
            <text:p>62560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919.999999999999" calcext:value-type="float">
            <text:p>920,0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69210" calcext:value-type="float">
            <text:p>69210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017.79411764706" calcext:value-type="float">
            <text:p>1017,79</text:p>
          </table:table-cell>
        </table:table-row>
        <table:table-row table:style-name="ro1">
          <table:table-cell table:style-name="ce13" office:value-type="float" office:value="404" calcext:value-type="float">
            <text:p>404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62746" calcext:value-type="float">
            <text:p>62746</text:p>
          </table:table-cell>
          <table:table-cell table:style-name="ce15" office:value-type="float" office:value="2.73529411764706" calcext:value-type="float">
            <text:p>2,74</text:p>
          </table:table-cell>
          <table:table-cell table:style-name="ce15" office:value-type="float" office:value="922.735294117646" calcext:value-type="float">
            <text:p>922,7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69378" calcext:value-type="float">
            <text:p>6937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020.26470588236" calcext:value-type="float">
            <text:p>1020,26</text:p>
          </table:table-cell>
        </table:table-row>
        <table:table-row table:style-name="ro1">
          <table:table-cell table:style-name="ce13" office:value-type="float" office:value="405" calcext:value-type="float">
            <text:p>40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62898" calcext:value-type="float">
            <text:p>62898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924.970588235293" calcext:value-type="float">
            <text:p>924,97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69546" calcext:value-type="float">
            <text:p>69546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022.73529411765" calcext:value-type="float">
            <text:p>1022,74</text:p>
          </table:table-cell>
        </table:table-row>
        <table:table-row table:style-name="ro1">
          <table:table-cell table:style-name="ce13" office:value-type="float" office:value="406" calcext:value-type="float">
            <text:p>40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63054" calcext:value-type="float">
            <text:p>63054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927.264705882352" calcext:value-type="float">
            <text:p>927,2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69714" calcext:value-type="float">
            <text:p>69714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025.20588235294" calcext:value-type="float">
            <text:p>1025,21</text:p>
          </table:table-cell>
        </table:table-row>
        <table:table-row table:style-name="ro1">
          <table:table-cell table:style-name="ce13" office:value-type="float" office:value="407" calcext:value-type="float">
            <text:p>40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63209" calcext:value-type="float">
            <text:p>63209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929.544117647058" calcext:value-type="float">
            <text:p>929,54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69883" calcext:value-type="float">
            <text:p>69883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027.69117647059" calcext:value-type="float">
            <text:p>1027,69</text:p>
          </table:table-cell>
        </table:table-row>
        <table:table-row table:style-name="ro1">
          <table:table-cell table:style-name="ce13" office:value-type="float" office:value="408" calcext:value-type="float">
            <text:p>40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63362" calcext:value-type="float">
            <text:p>63362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931.794117647058" calcext:value-type="float">
            <text:p>931,79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70052" calcext:value-type="float">
            <text:p>70052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030.17647058824" calcext:value-type="float">
            <text:p>1030,18</text:p>
          </table:table-cell>
        </table:table-row>
        <table:table-row table:style-name="ro1">
          <table:table-cell table:style-name="ce13" office:value-type="float" office:value="409" calcext:value-type="float">
            <text:p>40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63514" calcext:value-type="float">
            <text:p>63514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934.029411764705" calcext:value-type="float">
            <text:p>934,03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70217" calcext:value-type="float">
            <text:p>70217</text:p>
          </table:table-cell>
          <table:table-cell table:style-name="ce15" office:value-type="float" office:value="2.42647058823529" calcext:value-type="float">
            <text:p>2,43</text:p>
          </table:table-cell>
          <table:table-cell table:style-name="ce15" office:value-type="float" office:value="1032.60294117647" calcext:value-type="float">
            <text:p>1032,60</text:p>
          </table:table-cell>
        </table:table-row>
        <table:table-row table:style-name="ro1">
          <table:table-cell table:style-name="ce13" office:value-type="float" office:value="410" calcext:value-type="float">
            <text:p>41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63667" calcext:value-type="float">
            <text:p>63667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936.279411764705" calcext:value-type="float">
            <text:p>936,28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70384" calcext:value-type="float">
            <text:p>70384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035.05882352941" calcext:value-type="float">
            <text:p>1035,06</text:p>
          </table:table-cell>
        </table:table-row>
        <table:table-row table:style-name="ro1">
          <table:table-cell table:style-name="ce13" office:value-type="float" office:value="411" calcext:value-type="float">
            <text:p>41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63819" calcext:value-type="float">
            <text:p>63819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938.514705882352" calcext:value-type="float">
            <text:p>938,51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70551" calcext:value-type="float">
            <text:p>70551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037.51470588236" calcext:value-type="float">
            <text:p>1037,51</text:p>
          </table:table-cell>
        </table:table-row>
        <table:table-row table:style-name="ro1">
          <table:table-cell table:style-name="ce13" office:value-type="float" office:value="412" calcext:value-type="float">
            <text:p>41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63973" calcext:value-type="float">
            <text:p>63973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940.779411764705" calcext:value-type="float">
            <text:p>940,78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70717" calcext:value-type="float">
            <text:p>70717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039.95588235294" calcext:value-type="float">
            <text:p>1039,96</text:p>
          </table:table-cell>
        </table:table-row>
        <table:table-row table:style-name="ro1">
          <table:table-cell table:style-name="ce13" office:value-type="float" office:value="413" calcext:value-type="float">
            <text:p>41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64127" calcext:value-type="float">
            <text:p>64127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943.044117647058" calcext:value-type="float">
            <text:p>943,04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70883" calcext:value-type="float">
            <text:p>70883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042.39705882353" calcext:value-type="float">
            <text:p>1042,40</text:p>
          </table:table-cell>
        </table:table-row>
        <table:table-row table:style-name="ro1">
          <table:table-cell table:style-name="ce13" office:value-type="float" office:value="414" calcext:value-type="float">
            <text:p>41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64281" calcext:value-type="float">
            <text:p>6428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945.308823529411" calcext:value-type="float">
            <text:p>945,31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71050" calcext:value-type="float">
            <text:p>71050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044.85294117647" calcext:value-type="float">
            <text:p>1044,85</text:p>
          </table:table-cell>
        </table:table-row>
        <table:table-row table:style-name="ro1">
          <table:table-cell table:style-name="ce13" office:value-type="float" office:value="415" calcext:value-type="float">
            <text:p>41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64434" calcext:value-type="float">
            <text:p>64434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947.55882352941" calcext:value-type="float">
            <text:p>947,5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71218" calcext:value-type="float">
            <text:p>7121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047.32352941177" calcext:value-type="float">
            <text:p>1047,32</text:p>
          </table:table-cell>
        </table:table-row>
        <table:table-row table:style-name="ro1">
          <table:table-cell table:style-name="ce13" office:value-type="float" office:value="416" calcext:value-type="float">
            <text:p>416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64584" calcext:value-type="float">
            <text:p>64584</text:p>
          </table:table-cell>
          <table:table-cell table:style-name="ce15" office:value-type="float" office:value="2.20588235294118" calcext:value-type="float">
            <text:p>2,21</text:p>
          </table:table-cell>
          <table:table-cell table:style-name="ce15" office:value-type="float" office:value="949.764705882352" calcext:value-type="float">
            <text:p>949,76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71388" calcext:value-type="float">
            <text:p>71388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049.82352941177" calcext:value-type="float">
            <text:p>1049,82</text:p>
          </table:table-cell>
        </table:table-row>
        <table:table-row table:style-name="ro1">
          <table:table-cell table:style-name="ce13" office:value-type="float" office:value="417" calcext:value-type="float">
            <text:p>417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64736" calcext:value-type="float">
            <text:p>64736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951.999999999999" calcext:value-type="float">
            <text:p>952,00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71554" calcext:value-type="float">
            <text:p>71554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052.26470588236" calcext:value-type="float">
            <text:p>1052,26</text:p>
          </table:table-cell>
        </table:table-row>
        <table:table-row table:style-name="ro1">
          <table:table-cell table:style-name="ce13" office:value-type="float" office:value="418" calcext:value-type="float">
            <text:p>41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64891" calcext:value-type="float">
            <text:p>64891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954.279411764705" calcext:value-type="float">
            <text:p>954,28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71722" calcext:value-type="float">
            <text:p>71722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054.73529411765" calcext:value-type="float">
            <text:p>1054,74</text:p>
          </table:table-cell>
        </table:table-row>
        <table:table-row table:style-name="ro1">
          <table:table-cell table:style-name="ce13" office:value-type="float" office:value="419" calcext:value-type="float">
            <text:p>41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65046" calcext:value-type="float">
            <text:p>65046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956.55882352941" calcext:value-type="float">
            <text:p>956,5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71890" calcext:value-type="float">
            <text:p>71890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057.20588235294" calcext:value-type="float">
            <text:p>1057,21</text:p>
          </table:table-cell>
        </table:table-row>
        <table:table-row table:style-name="ro1">
          <table:table-cell table:style-name="ce13" office:value-type="float" office:value="420" calcext:value-type="float">
            <text:p>42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65200" calcext:value-type="float">
            <text:p>65200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958.823529411763" calcext:value-type="float">
            <text:p>958,82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72059" calcext:value-type="float">
            <text:p>72059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059.69117647059" calcext:value-type="float">
            <text:p>1059,69</text:p>
          </table:table-cell>
        </table:table-row>
        <table:table-row table:style-name="ro1">
          <table:table-cell table:style-name="ce13" office:value-type="float" office:value="421" calcext:value-type="float">
            <text:p>42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65354" calcext:value-type="float">
            <text:p>65354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961.088235294116" calcext:value-type="float">
            <text:p>961,09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72228" calcext:value-type="float">
            <text:p>72228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062.17647058824" calcext:value-type="float">
            <text:p>1062,18</text:p>
          </table:table-cell>
        </table:table-row>
        <table:table-row table:style-name="ro1">
          <table:table-cell table:style-name="ce13" office:value-type="float" office:value="422" calcext:value-type="float">
            <text:p>42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65507" calcext:value-type="float">
            <text:p>65507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963.338235294116" calcext:value-type="float">
            <text:p>963,3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72396" calcext:value-type="float">
            <text:p>72396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064.64705882353" calcext:value-type="float">
            <text:p>1064,65</text:p>
          </table:table-cell>
        </table:table-row>
        <table:table-row table:style-name="ro1">
          <table:table-cell table:style-name="ce13" office:value-type="float" office:value="423" calcext:value-type="float">
            <text:p>42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65661" calcext:value-type="float">
            <text:p>6566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965.602941176469" calcext:value-type="float">
            <text:p>965,60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72565" calcext:value-type="float">
            <text:p>72565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067.13235294118" calcext:value-type="float">
            <text:p>1067,13</text:p>
          </table:table-cell>
        </table:table-row>
        <table:table-row table:style-name="ro1">
          <table:table-cell table:style-name="ce13" office:value-type="float" office:value="424" calcext:value-type="float">
            <text:p>42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65815" calcext:value-type="float">
            <text:p>65815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967.867647058822" calcext:value-type="float">
            <text:p>967,87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72733" calcext:value-type="float">
            <text:p>72733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069.60294117647" calcext:value-type="float">
            <text:p>1069,60</text:p>
          </table:table-cell>
        </table:table-row>
        <table:table-row table:style-name="ro1">
          <table:table-cell table:style-name="ce13" office:value-type="float" office:value="425" calcext:value-type="float">
            <text:p>42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65967" calcext:value-type="float">
            <text:p>65967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970.102941176469" calcext:value-type="float">
            <text:p>970,10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72898" calcext:value-type="float">
            <text:p>72898</text:p>
          </table:table-cell>
          <table:table-cell table:style-name="ce15" office:value-type="float" office:value="2.42647058823529" calcext:value-type="float">
            <text:p>2,43</text:p>
          </table:table-cell>
          <table:table-cell table:style-name="ce15" office:value-type="float" office:value="1072.02941176471" calcext:value-type="float">
            <text:p>1072,03</text:p>
          </table:table-cell>
        </table:table-row>
        <table:table-row table:style-name="ro1">
          <table:table-cell table:style-name="ce13" office:value-type="float" office:value="426" calcext:value-type="float">
            <text:p>42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66122" calcext:value-type="float">
            <text:p>66122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972.382352941175" calcext:value-type="float">
            <text:p>972,38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73067" calcext:value-type="float">
            <text:p>73067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074.51470588236" calcext:value-type="float">
            <text:p>1074,51</text:p>
          </table:table-cell>
        </table:table-row>
        <table:table-row table:style-name="ro1">
          <table:table-cell table:style-name="ce13" office:value-type="float" office:value="427" calcext:value-type="float">
            <text:p>42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66275" calcext:value-type="float">
            <text:p>66275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974.632352941175" calcext:value-type="float">
            <text:p>974,63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73233" calcext:value-type="float">
            <text:p>73233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076.95588235294" calcext:value-type="float">
            <text:p>1076,96</text:p>
          </table:table-cell>
        </table:table-row>
        <table:table-row table:style-name="ro1">
          <table:table-cell table:style-name="ce13" office:value-type="float" office:value="428" calcext:value-type="float">
            <text:p>42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66430" calcext:value-type="float">
            <text:p>66430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976.911764705881" calcext:value-type="float">
            <text:p>976,91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73401" calcext:value-type="float">
            <text:p>73401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079.42647058824" calcext:value-type="float">
            <text:p>1079,43</text:p>
          </table:table-cell>
        </table:table-row>
        <table:table-row table:style-name="ro1">
          <table:table-cell table:style-name="ce13" office:value-type="float" office:value="429" calcext:value-type="float">
            <text:p>429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66587" calcext:value-type="float">
            <text:p>66587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979.220588235293" calcext:value-type="float">
            <text:p>979,22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73569" calcext:value-type="float">
            <text:p>73569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081.89705882353" calcext:value-type="float">
            <text:p>1081,90</text:p>
          </table:table-cell>
        </table:table-row>
        <table:table-row table:style-name="ro1">
          <table:table-cell table:style-name="ce13" office:value-type="float" office:value="430" calcext:value-type="float">
            <text:p>43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66741" calcext:value-type="float">
            <text:p>6674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981.485294117646" calcext:value-type="float">
            <text:p>981,49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73735" calcext:value-type="float">
            <text:p>73735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084.33823529412" calcext:value-type="float">
            <text:p>1084,34</text:p>
          </table:table-cell>
        </table:table-row>
        <table:table-row table:style-name="ro1">
          <table:table-cell table:style-name="ce13" office:value-type="float" office:value="431" calcext:value-type="float">
            <text:p>43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66893" calcext:value-type="float">
            <text:p>66893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983.720588235293" calcext:value-type="float">
            <text:p>983,72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73902" calcext:value-type="float">
            <text:p>73902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086.79411764706" calcext:value-type="float">
            <text:p>1086,79</text:p>
          </table:table-cell>
        </table:table-row>
        <table:table-row table:style-name="ro1">
          <table:table-cell table:style-name="ce13" office:value-type="float" office:value="432" calcext:value-type="float">
            <text:p>432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67045" calcext:value-type="float">
            <text:p>67045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985.95588235294" calcext:value-type="float">
            <text:p>985,9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74071" calcext:value-type="float">
            <text:p>74071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089.27941176471" calcext:value-type="float">
            <text:p>1089,28</text:p>
          </table:table-cell>
        </table:table-row>
        <table:table-row table:style-name="ro1">
          <table:table-cell table:style-name="ce13" office:value-type="float" office:value="433" calcext:value-type="float">
            <text:p>433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67201" calcext:value-type="float">
            <text:p>67201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988.249999999999" calcext:value-type="float">
            <text:p>988,25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74239" calcext:value-type="float">
            <text:p>74239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091.75" calcext:value-type="float">
            <text:p>1091,75</text:p>
          </table:table-cell>
        </table:table-row>
        <table:table-row table:style-name="ro1">
          <table:table-cell table:style-name="ce13" office:value-type="float" office:value="434" calcext:value-type="float">
            <text:p>434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67361" calcext:value-type="float">
            <text:p>67361</text:p>
          </table:table-cell>
          <table:table-cell table:style-name="ce15" office:value-type="float" office:value="2.35294117647059" calcext:value-type="float">
            <text:p>2,35</text:p>
          </table:table-cell>
          <table:table-cell table:style-name="ce15" office:value-type="float" office:value="990.602941176469" calcext:value-type="float">
            <text:p>990,60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74408" calcext:value-type="float">
            <text:p>74408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094.23529411765" calcext:value-type="float">
            <text:p>1094,24</text:p>
          </table:table-cell>
        </table:table-row>
        <table:table-row table:style-name="ro1">
          <table:table-cell table:style-name="ce13" office:value-type="float" office:value="435" calcext:value-type="float">
            <text:p>43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67514" calcext:value-type="float">
            <text:p>67514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992.852941176469" calcext:value-type="float">
            <text:p>992,85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74577" calcext:value-type="float">
            <text:p>74577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096.7205882353" calcext:value-type="float">
            <text:p>1096,72</text:p>
          </table:table-cell>
        </table:table-row>
        <table:table-row table:style-name="ro1">
          <table:table-cell table:style-name="ce13" office:value-type="float" office:value="436" calcext:value-type="float">
            <text:p>43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67668" calcext:value-type="float">
            <text:p>67668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995.117647058822" calcext:value-type="float">
            <text:p>995,12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74743" calcext:value-type="float">
            <text:p>74743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099.16176470589" calcext:value-type="float">
            <text:p>1099,16</text:p>
          </table:table-cell>
        </table:table-row>
        <table:table-row table:style-name="ro1">
          <table:table-cell table:style-name="ce13" office:value-type="float" office:value="437" calcext:value-type="float">
            <text:p>437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67820" calcext:value-type="float">
            <text:p>67820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997.352941176469" calcext:value-type="float">
            <text:p>997,35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74911" calcext:value-type="float">
            <text:p>74911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101.63235294118" calcext:value-type="float">
            <text:p>1101,63</text:p>
          </table:table-cell>
        </table:table-row>
        <table:table-row table:style-name="ro1">
          <table:table-cell table:style-name="ce13" office:value-type="float" office:value="438" calcext:value-type="float">
            <text:p>43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67973" calcext:value-type="float">
            <text:p>67973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999.602941176469" calcext:value-type="float">
            <text:p>999,60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75077" calcext:value-type="float">
            <text:p>75077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104.07352941177" calcext:value-type="float">
            <text:p>1104,07</text:p>
          </table:table-cell>
        </table:table-row>
        <table:table-row table:style-name="ro1">
          <table:table-cell table:style-name="ce13" office:value-type="float" office:value="439" calcext:value-type="float">
            <text:p>439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68129" calcext:value-type="float">
            <text:p>68129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001.89705882353" calcext:value-type="float">
            <text:p>1001,90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75247" calcext:value-type="float">
            <text:p>75247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106.57352941177" calcext:value-type="float">
            <text:p>1106,57</text:p>
          </table:table-cell>
        </table:table-row>
        <table:table-row table:style-name="ro1">
          <table:table-cell table:style-name="ce13" office:value-type="float" office:value="440" calcext:value-type="float">
            <text:p>440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68285" calcext:value-type="float">
            <text:p>68285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004.19117647059" calcext:value-type="float">
            <text:p>1004,19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75414" calcext:value-type="float">
            <text:p>75414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109.02941176471" calcext:value-type="float">
            <text:p>1109,03</text:p>
          </table:table-cell>
        </table:table-row>
        <table:table-row table:style-name="ro1">
          <table:table-cell table:style-name="ce13" office:value-type="float" office:value="441" calcext:value-type="float">
            <text:p>44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68438" calcext:value-type="float">
            <text:p>68438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006.44117647059" calcext:value-type="float">
            <text:p>1006,4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75582" calcext:value-type="float">
            <text:p>75582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111.5" calcext:value-type="float">
            <text:p>1111,50</text:p>
          </table:table-cell>
        </table:table-row>
        <table:table-row table:style-name="ro1">
          <table:table-cell table:style-name="ce13" office:value-type="float" office:value="442" calcext:value-type="float">
            <text:p>44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68593" calcext:value-type="float">
            <text:p>68593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008.72058823529" calcext:value-type="float">
            <text:p>1008,72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75752" calcext:value-type="float">
            <text:p>75752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114" calcext:value-type="float">
            <text:p>1114,00</text:p>
          </table:table-cell>
        </table:table-row>
        <table:table-row table:style-name="ro1">
          <table:table-cell table:style-name="ce13" office:value-type="float" office:value="443" calcext:value-type="float">
            <text:p>44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68746" calcext:value-type="float">
            <text:p>68746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010.97058823529" calcext:value-type="float">
            <text:p>1010,97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75921" calcext:value-type="float">
            <text:p>75921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116.48529411765" calcext:value-type="float">
            <text:p>1116,49</text:p>
          </table:table-cell>
        </table:table-row>
        <table:table-row table:style-name="ro1">
          <table:table-cell table:style-name="ce13" office:value-type="float" office:value="444" calcext:value-type="float">
            <text:p>44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68899" calcext:value-type="float">
            <text:p>68899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013.22058823529" calcext:value-type="float">
            <text:p>1013,22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76090" calcext:value-type="float">
            <text:p>76090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118.9705882353" calcext:value-type="float">
            <text:p>1118,97</text:p>
          </table:table-cell>
        </table:table-row>
        <table:table-row table:style-name="ro1">
          <table:table-cell table:style-name="ce13" office:value-type="float" office:value="445" calcext:value-type="float">
            <text:p>44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69052" calcext:value-type="float">
            <text:p>69052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015.47058823529" calcext:value-type="float">
            <text:p>1015,47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76255" calcext:value-type="float">
            <text:p>76255</text:p>
          </table:table-cell>
          <table:table-cell table:style-name="ce15" office:value-type="float" office:value="2.42647058823529" calcext:value-type="float">
            <text:p>2,43</text:p>
          </table:table-cell>
          <table:table-cell table:style-name="ce15" office:value-type="float" office:value="1121.39705882353" calcext:value-type="float">
            <text:p>1121,40</text:p>
          </table:table-cell>
        </table:table-row>
        <table:table-row table:style-name="ro1">
          <table:table-cell table:style-name="ce13" office:value-type="float" office:value="446" calcext:value-type="float">
            <text:p>44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69204" calcext:value-type="float">
            <text:p>69204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017.70588235294" calcext:value-type="float">
            <text:p>1017,71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76423" calcext:value-type="float">
            <text:p>76423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123.86764705883" calcext:value-type="float">
            <text:p>1123,87</text:p>
          </table:table-cell>
        </table:table-row>
        <table:table-row table:style-name="ro1">
          <table:table-cell table:style-name="ce13" office:value-type="float" office:value="447" calcext:value-type="float">
            <text:p>44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69359" calcext:value-type="float">
            <text:p>69359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019.98529411765" calcext:value-type="float">
            <text:p>1019,9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76591" calcext:value-type="float">
            <text:p>76591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126.33823529412" calcext:value-type="float">
            <text:p>1126,34</text:p>
          </table:table-cell>
        </table:table-row>
        <table:table-row table:style-name="ro1">
          <table:table-cell table:style-name="ce13" office:value-type="float" office:value="448" calcext:value-type="float">
            <text:p>448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69515" calcext:value-type="float">
            <text:p>69515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022.2794117647" calcext:value-type="float">
            <text:p>1022,28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76758" calcext:value-type="float">
            <text:p>76758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128.79411764706" calcext:value-type="float">
            <text:p>1128,79</text:p>
          </table:table-cell>
        </table:table-row>
        <table:table-row table:style-name="ro1">
          <table:table-cell table:style-name="ce13" office:value-type="float" office:value="449" calcext:value-type="float">
            <text:p>44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69670" calcext:value-type="float">
            <text:p>69670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024.55882352941" calcext:value-type="float">
            <text:p>1024,5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76926" calcext:value-type="float">
            <text:p>76926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131.26470588236" calcext:value-type="float">
            <text:p>1131,26</text:p>
          </table:table-cell>
        </table:table-row>
        <table:table-row table:style-name="ro1">
          <table:table-cell table:style-name="ce13" office:value-type="float" office:value="450" calcext:value-type="float">
            <text:p>45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69825" calcext:value-type="float">
            <text:p>69825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026.83823529412" calcext:value-type="float">
            <text:p>1026,84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77092" calcext:value-type="float">
            <text:p>77092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133.70588235295" calcext:value-type="float">
            <text:p>1133,71</text:p>
          </table:table-cell>
        </table:table-row>
        <table:table-row table:style-name="ro1">
          <table:table-cell table:style-name="ce13" office:value-type="float" office:value="451" calcext:value-type="float">
            <text:p>45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69980" calcext:value-type="float">
            <text:p>69980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029.11764705882" calcext:value-type="float">
            <text:p>1029,12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77260" calcext:value-type="float">
            <text:p>77260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136.17647058824" calcext:value-type="float">
            <text:p>1136,18</text:p>
          </table:table-cell>
        </table:table-row>
        <table:table-row table:style-name="ro1">
          <table:table-cell table:style-name="ce13" office:value-type="float" office:value="452" calcext:value-type="float">
            <text:p>45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70135" calcext:value-type="float">
            <text:p>70135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031.39705882353" calcext:value-type="float">
            <text:p>1031,40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77426" calcext:value-type="float">
            <text:p>77426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138.61764705883" calcext:value-type="float">
            <text:p>1138,62</text:p>
          </table:table-cell>
        </table:table-row>
        <table:table-row table:style-name="ro1">
          <table:table-cell table:style-name="ce13" office:value-type="float" office:value="453" calcext:value-type="float">
            <text:p>45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70288" calcext:value-type="float">
            <text:p>70288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033.64705882353" calcext:value-type="float">
            <text:p>1033,65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77593" calcext:value-type="float">
            <text:p>77593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141.07352941177" calcext:value-type="float">
            <text:p>1141,07</text:p>
          </table:table-cell>
        </table:table-row>
        <table:table-row table:style-name="ro1">
          <table:table-cell table:style-name="ce13" office:value-type="float" office:value="454" calcext:value-type="float">
            <text:p>454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70444" calcext:value-type="float">
            <text:p>70444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035.94117647059" calcext:value-type="float">
            <text:p>1035,9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77761" calcext:value-type="float">
            <text:p>77761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143.54411764706" calcext:value-type="float">
            <text:p>1143,54</text:p>
          </table:table-cell>
        </table:table-row>
        <table:table-row table:style-name="ro1">
          <table:table-cell table:style-name="ce13" office:value-type="float" office:value="455" calcext:value-type="float">
            <text:p>455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70600" calcext:value-type="float">
            <text:p>70600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038.23529411765" calcext:value-type="float">
            <text:p>1038,24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77928" calcext:value-type="float">
            <text:p>77928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146" calcext:value-type="float">
            <text:p>1146,00</text:p>
          </table:table-cell>
        </table:table-row>
        <table:table-row table:style-name="ro1">
          <table:table-cell table:style-name="ce13" office:value-type="float" office:value="456" calcext:value-type="float">
            <text:p>456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70757" calcext:value-type="float">
            <text:p>70757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1040.54411764706" calcext:value-type="float">
            <text:p>1040,54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78097" calcext:value-type="float">
            <text:p>78097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148.48529411765" calcext:value-type="float">
            <text:p>1148,49</text:p>
          </table:table-cell>
        </table:table-row>
        <table:table-row table:style-name="ro1">
          <table:table-cell table:style-name="ce13" office:value-type="float" office:value="457" calcext:value-type="float">
            <text:p>45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70912" calcext:value-type="float">
            <text:p>70912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042.82352941176" calcext:value-type="float">
            <text:p>1042,82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78264" calcext:value-type="float">
            <text:p>78264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150.94117647059" calcext:value-type="float">
            <text:p>1150,94</text:p>
          </table:table-cell>
        </table:table-row>
        <table:table-row table:style-name="ro1">
          <table:table-cell table:style-name="ce13" office:value-type="float" office:value="458" calcext:value-type="float">
            <text:p>45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71067" calcext:value-type="float">
            <text:p>71067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045.10294117647" calcext:value-type="float">
            <text:p>1045,10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78431" calcext:value-type="float">
            <text:p>78431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153.39705882353" calcext:value-type="float">
            <text:p>1153,40</text:p>
          </table:table-cell>
        </table:table-row>
        <table:table-row table:style-name="ro1">
          <table:table-cell table:style-name="ce13" office:value-type="float" office:value="459" calcext:value-type="float">
            <text:p>45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71219" calcext:value-type="float">
            <text:p>71219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047.33823529412" calcext:value-type="float">
            <text:p>1047,34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78600" calcext:value-type="float">
            <text:p>78600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155.88235294118" calcext:value-type="float">
            <text:p>1155,88</text:p>
          </table:table-cell>
        </table:table-row>
        <table:table-row table:style-name="ro1">
          <table:table-cell table:style-name="ce13" office:value-type="float" office:value="460" calcext:value-type="float">
            <text:p>46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71372" calcext:value-type="float">
            <text:p>71372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049.58823529412" calcext:value-type="float">
            <text:p>1049,5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78768" calcext:value-type="float">
            <text:p>7876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158.35294117648" calcext:value-type="float">
            <text:p>1158,35</text:p>
          </table:table-cell>
        </table:table-row>
        <table:table-row table:style-name="ro1">
          <table:table-cell table:style-name="ce13" office:value-type="float" office:value="461" calcext:value-type="float">
            <text:p>46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71526" calcext:value-type="float">
            <text:p>71526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051.85294117647" calcext:value-type="float">
            <text:p>1051,85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78937" calcext:value-type="float">
            <text:p>78937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160.83823529412" calcext:value-type="float">
            <text:p>1160,84</text:p>
          </table:table-cell>
        </table:table-row>
        <table:table-row table:style-name="ro1">
          <table:table-cell table:style-name="ce13" office:value-type="float" office:value="462" calcext:value-type="float">
            <text:p>46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71679" calcext:value-type="float">
            <text:p>71679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054.10294117647" calcext:value-type="float">
            <text:p>1054,10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79104" calcext:value-type="float">
            <text:p>79104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163.29411764706" calcext:value-type="float">
            <text:p>1163,29</text:p>
          </table:table-cell>
        </table:table-row>
        <table:table-row table:style-name="ro1">
          <table:table-cell table:style-name="ce13" office:value-type="float" office:value="463" calcext:value-type="float">
            <text:p>46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71833" calcext:value-type="float">
            <text:p>71833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056.36764705882" calcext:value-type="float">
            <text:p>1056,37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79271" calcext:value-type="float">
            <text:p>79271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165.75" calcext:value-type="float">
            <text:p>1165,75</text:p>
          </table:table-cell>
        </table:table-row>
        <table:table-row table:style-name="ro1">
          <table:table-cell table:style-name="ce13" office:value-type="float" office:value="464" calcext:value-type="float">
            <text:p>464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71985" calcext:value-type="float">
            <text:p>71985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058.60294117647" calcext:value-type="float">
            <text:p>1058,60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79437" calcext:value-type="float">
            <text:p>79437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168.19117647059" calcext:value-type="float">
            <text:p>1168,19</text:p>
          </table:table-cell>
        </table:table-row>
        <table:table-row table:style-name="ro1">
          <table:table-cell table:style-name="ce13" office:value-type="float" office:value="465" calcext:value-type="float">
            <text:p>46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72140" calcext:value-type="float">
            <text:p>72140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060.88235294117" calcext:value-type="float">
            <text:p>1060,88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79605" calcext:value-type="float">
            <text:p>79605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170.66176470589" calcext:value-type="float">
            <text:p>1170,66</text:p>
          </table:table-cell>
        </table:table-row>
        <table:table-row table:style-name="ro1">
          <table:table-cell table:style-name="ce13" office:value-type="float" office:value="466" calcext:value-type="float">
            <text:p>46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72295" calcext:value-type="float">
            <text:p>72295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063.16176470588" calcext:value-type="float">
            <text:p>1063,16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79772" calcext:value-type="float">
            <text:p>79772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173.11764705883" calcext:value-type="float">
            <text:p>1173,12</text:p>
          </table:table-cell>
        </table:table-row>
        <table:table-row table:style-name="ro1">
          <table:table-cell table:style-name="ce13" office:value-type="float" office:value="467" calcext:value-type="float">
            <text:p>46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72448" calcext:value-type="float">
            <text:p>72448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065.41176470588" calcext:value-type="float">
            <text:p>1065,41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79938" calcext:value-type="float">
            <text:p>79938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175.55882352942" calcext:value-type="float">
            <text:p>1175,56</text:p>
          </table:table-cell>
        </table:table-row>
        <table:table-row table:style-name="ro1">
          <table:table-cell table:style-name="ce13" office:value-type="float" office:value="468" calcext:value-type="float">
            <text:p>468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72663" calcext:value-type="float">
            <text:p>72663</text:p>
          </table:table-cell>
          <table:table-cell table:style-name="ce15" office:value-type="float" office:value="3.16176470588235" calcext:value-type="float">
            <text:p>3,16</text:p>
          </table:table-cell>
          <table:table-cell table:style-name="ce15" office:value-type="float" office:value="1068.57352941176" calcext:value-type="float">
            <text:p>1068,57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80106" calcext:value-type="float">
            <text:p>80106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178.02941176471" calcext:value-type="float">
            <text:p>1178,03</text:p>
          </table:table-cell>
        </table:table-row>
        <table:table-row table:style-name="ro1">
          <table:table-cell table:style-name="ce13" office:value-type="float" office:value="469" calcext:value-type="float">
            <text:p>46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72816" calcext:value-type="float">
            <text:p>72816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070.82352941176" calcext:value-type="float">
            <text:p>1070,82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80276" calcext:value-type="float">
            <text:p>80276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180.52941176471" calcext:value-type="float">
            <text:p>1180,53</text:p>
          </table:table-cell>
        </table:table-row>
        <table:table-row table:style-name="ro1">
          <table:table-cell table:style-name="ce13" office:value-type="float" office:value="470" calcext:value-type="float">
            <text:p>470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72968" calcext:value-type="float">
            <text:p>72968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073.05882352941" calcext:value-type="float">
            <text:p>1073,0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80444" calcext:value-type="float">
            <text:p>80444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183" calcext:value-type="float">
            <text:p>1183,00</text:p>
          </table:table-cell>
        </table:table-row>
        <table:table-row table:style-name="ro1">
          <table:table-cell table:style-name="ce13" office:value-type="float" office:value="471" calcext:value-type="float">
            <text:p>47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73123" calcext:value-type="float">
            <text:p>73123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075.33823529412" calcext:value-type="float">
            <text:p>1075,34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80611" calcext:value-type="float">
            <text:p>80611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185.45588235295" calcext:value-type="float">
            <text:p>1185,46</text:p>
          </table:table-cell>
        </table:table-row>
        <table:table-row table:style-name="ro1">
          <table:table-cell table:style-name="ce13" office:value-type="float" office:value="472" calcext:value-type="float">
            <text:p>47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73276" calcext:value-type="float">
            <text:p>73276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077.58823529412" calcext:value-type="float">
            <text:p>1077,5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80779" calcext:value-type="float">
            <text:p>80779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187.92647058824" calcext:value-type="float">
            <text:p>1187,93</text:p>
          </table:table-cell>
        </table:table-row>
        <table:table-row table:style-name="ro1">
          <table:table-cell table:style-name="ce13" office:value-type="float" office:value="473" calcext:value-type="float">
            <text:p>473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73456" calcext:value-type="float">
            <text:p>73456</text:p>
          </table:table-cell>
          <table:table-cell table:style-name="ce15" office:value-type="float" office:value="2.64705882352941" calcext:value-type="float">
            <text:p>2,65</text:p>
          </table:table-cell>
          <table:table-cell table:style-name="ce15" office:value-type="float" office:value="1080.23529411765" calcext:value-type="float">
            <text:p>1080,24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80948" calcext:value-type="float">
            <text:p>80948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190.41176470589" calcext:value-type="float">
            <text:p>1190,41</text:p>
          </table:table-cell>
        </table:table-row>
        <table:table-row table:style-name="ro1">
          <table:table-cell table:style-name="ce13" office:value-type="float" office:value="474" calcext:value-type="float">
            <text:p>47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73611" calcext:value-type="float">
            <text:p>73611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082.51470588235" calcext:value-type="float">
            <text:p>1082,51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81118" calcext:value-type="float">
            <text:p>81118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192.91176470589" calcext:value-type="float">
            <text:p>1192,91</text:p>
          </table:table-cell>
        </table:table-row>
        <table:table-row table:style-name="ro1">
          <table:table-cell table:style-name="ce13" office:value-type="float" office:value="475" calcext:value-type="float">
            <text:p>47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73764" calcext:value-type="float">
            <text:p>73764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084.76470588235" calcext:value-type="float">
            <text:p>1084,76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81288" calcext:value-type="float">
            <text:p>81288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195.41176470589" calcext:value-type="float">
            <text:p>1195,41</text:p>
          </table:table-cell>
        </table:table-row>
        <table:table-row table:style-name="ro1">
          <table:table-cell table:style-name="ce13" office:value-type="float" office:value="476" calcext:value-type="float">
            <text:p>476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73917" calcext:value-type="float">
            <text:p>73917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087.01470588235" calcext:value-type="float">
            <text:p>1087,01</text:p>
          </table:table-cell>
          <table:table-cell table:style-name="ce13" office:value-type="float" office:value="581" calcext:value-type="float">
            <text:p>581</text:p>
          </table:table-cell>
          <table:table-cell table:style-name="ce13" office:value-type="float" office:value="81869" calcext:value-type="float">
            <text:p>81869</text:p>
          </table:table-cell>
          <table:table-cell table:style-name="ce15" office:value-type="float" office:value="8.54411764705882" calcext:value-type="float">
            <text:p>8,54</text:p>
          </table:table-cell>
          <table:table-cell table:style-name="ce15" office:value-type="float" office:value="1203.95588235295" calcext:value-type="float">
            <text:p>1203,96</text:p>
          </table:table-cell>
        </table:table-row>
        <table:table-row table:style-name="ro1">
          <table:table-cell table:style-name="ce13" office:value-type="float" office:value="477" calcext:value-type="float">
            <text:p>477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74074" calcext:value-type="float">
            <text:p>74074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1089.32352941176" calcext:value-type="float">
            <text:p>1089,32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82040" calcext:value-type="float">
            <text:p>82040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1206.4705882353" calcext:value-type="float">
            <text:p>1206,47</text:p>
          </table:table-cell>
        </table:table-row>
        <table:table-row table:style-name="ro1">
          <table:table-cell table:style-name="ce13" office:value-type="float" office:value="478" calcext:value-type="float">
            <text:p>47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74229" calcext:value-type="float">
            <text:p>74229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091.60294117647" calcext:value-type="float">
            <text:p>1091,6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82208" calcext:value-type="float">
            <text:p>8220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208.94117647059" calcext:value-type="float">
            <text:p>1208,94</text:p>
          </table:table-cell>
        </table:table-row>
        <table:table-row table:style-name="ro1">
          <table:table-cell table:style-name="ce13" office:value-type="float" office:value="479" calcext:value-type="float">
            <text:p>47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74382" calcext:value-type="float">
            <text:p>74382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093.85294117647" calcext:value-type="float">
            <text:p>1093,85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82374" calcext:value-type="float">
            <text:p>82374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211.38235294118" calcext:value-type="float">
            <text:p>1211,38</text:p>
          </table:table-cell>
        </table:table-row>
        <table:table-row table:style-name="ro1">
          <table:table-cell table:style-name="ce13" office:value-type="float" office:value="480" calcext:value-type="float">
            <text:p>480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74534" calcext:value-type="float">
            <text:p>74534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096.08823529412" calcext:value-type="float">
            <text:p>1096,09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82540" calcext:value-type="float">
            <text:p>82540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213.82352941177" calcext:value-type="float">
            <text:p>1213,82</text:p>
          </table:table-cell>
        </table:table-row>
        <table:table-row table:style-name="ro1">
          <table:table-cell table:style-name="ce13" office:value-type="float" office:value="481" calcext:value-type="float">
            <text:p>48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74689" calcext:value-type="float">
            <text:p>74689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098.36764705882" calcext:value-type="float">
            <text:p>1098,37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82706" calcext:value-type="float">
            <text:p>82706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216.26470588236" calcext:value-type="float">
            <text:p>1216,26</text:p>
          </table:table-cell>
        </table:table-row>
        <table:table-row table:style-name="ro1">
          <table:table-cell table:style-name="ce13" office:value-type="float" office:value="482" calcext:value-type="float">
            <text:p>48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74842" calcext:value-type="float">
            <text:p>74842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100.61764705882" calcext:value-type="float">
            <text:p>1100,62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82874" calcext:value-type="float">
            <text:p>82874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218.73529411765" calcext:value-type="float">
            <text:p>1218,74</text:p>
          </table:table-cell>
        </table:table-row>
        <table:table-row table:style-name="ro1">
          <table:table-cell table:style-name="ce13" office:value-type="float" office:value="483" calcext:value-type="float">
            <text:p>48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74996" calcext:value-type="float">
            <text:p>74996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102.88235294117" calcext:value-type="float">
            <text:p>1102,88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83041" calcext:value-type="float">
            <text:p>83041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221.19117647059" calcext:value-type="float">
            <text:p>1221,19</text:p>
          </table:table-cell>
        </table:table-row>
        <table:table-row table:style-name="ro1">
          <table:table-cell table:style-name="ce13" office:value-type="float" office:value="484" calcext:value-type="float">
            <text:p>484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75153" calcext:value-type="float">
            <text:p>75153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1105.19117647059" calcext:value-type="float">
            <text:p>1105,19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83206" calcext:value-type="float">
            <text:p>83206</text:p>
          </table:table-cell>
          <table:table-cell table:style-name="ce15" office:value-type="float" office:value="2.42647058823529" calcext:value-type="float">
            <text:p>2,43</text:p>
          </table:table-cell>
          <table:table-cell table:style-name="ce15" office:value-type="float" office:value="1223.61764705883" calcext:value-type="float">
            <text:p>1223,62</text:p>
          </table:table-cell>
        </table:table-row>
        <table:table-row table:style-name="ro1">
          <table:table-cell table:style-name="ce13" office:value-type="float" office:value="485" calcext:value-type="float">
            <text:p>48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75307" calcext:value-type="float">
            <text:p>75307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107.45588235294" calcext:value-type="float">
            <text:p>1107,46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83373" calcext:value-type="float">
            <text:p>83373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226.07352941177" calcext:value-type="float">
            <text:p>1226,07</text:p>
          </table:table-cell>
        </table:table-row>
        <table:table-row table:style-name="ro1">
          <table:table-cell table:style-name="ce13" office:value-type="float" office:value="486" calcext:value-type="float">
            <text:p>48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75459" calcext:value-type="float">
            <text:p>75459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109.69117647059" calcext:value-type="float">
            <text:p>1109,69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83542" calcext:value-type="float">
            <text:p>83542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228.55882352942" calcext:value-type="float">
            <text:p>1228,56</text:p>
          </table:table-cell>
        </table:table-row>
        <table:table-row table:style-name="ro1">
          <table:table-cell table:style-name="ce13" office:value-type="float" office:value="487" calcext:value-type="float">
            <text:p>48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75613" calcext:value-type="float">
            <text:p>75613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111.95588235294" calcext:value-type="float">
            <text:p>1111,96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83709" calcext:value-type="float">
            <text:p>83709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231.01470588236" calcext:value-type="float">
            <text:p>1231,01</text:p>
          </table:table-cell>
        </table:table-row>
        <table:table-row table:style-name="ro1">
          <table:table-cell table:style-name="ce13" office:value-type="float" office:value="488" calcext:value-type="float">
            <text:p>48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75768" calcext:value-type="float">
            <text:p>75768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114.23529411765" calcext:value-type="float">
            <text:p>1114,24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83876" calcext:value-type="float">
            <text:p>83876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233.4705882353" calcext:value-type="float">
            <text:p>1233,47</text:p>
          </table:table-cell>
        </table:table-row>
        <table:table-row table:style-name="ro1">
          <table:table-cell table:style-name="ce13" office:value-type="float" office:value="489" calcext:value-type="float">
            <text:p>48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75922" calcext:value-type="float">
            <text:p>75922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116.5" calcext:value-type="float">
            <text:p>1116,5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84044" calcext:value-type="float">
            <text:p>84044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235.94117647059" calcext:value-type="float">
            <text:p>1235,94</text:p>
          </table:table-cell>
        </table:table-row>
        <table:table-row table:style-name="ro1">
          <table:table-cell table:style-name="ce13" office:value-type="float" office:value="490" calcext:value-type="float">
            <text:p>490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76074" calcext:value-type="float">
            <text:p>76074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118.73529411765" calcext:value-type="float">
            <text:p>1118,74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84211" calcext:value-type="float">
            <text:p>84211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238.39705882353" calcext:value-type="float">
            <text:p>1238,40</text:p>
          </table:table-cell>
        </table:table-row>
        <table:table-row table:style-name="ro1">
          <table:table-cell table:style-name="ce13" office:value-type="float" office:value="491" calcext:value-type="float">
            <text:p>491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76225" calcext:value-type="float">
            <text:p>76225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1120.95588235294" calcext:value-type="float">
            <text:p>1120,9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84379" calcext:value-type="float">
            <text:p>84379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240.86764705883" calcext:value-type="float">
            <text:p>1240,87</text:p>
          </table:table-cell>
        </table:table-row>
        <table:table-row table:style-name="ro1">
          <table:table-cell table:style-name="ce13" office:value-type="float" office:value="492" calcext:value-type="float">
            <text:p>49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76380" calcext:value-type="float">
            <text:p>76380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123.23529411765" calcext:value-type="float">
            <text:p>1123,2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84547" calcext:value-type="float">
            <text:p>84547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243.33823529412" calcext:value-type="float">
            <text:p>1243,34</text:p>
          </table:table-cell>
        </table:table-row>
        <table:table-row table:style-name="ro1">
          <table:table-cell table:style-name="ce13" office:value-type="float" office:value="493" calcext:value-type="float">
            <text:p>49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76533" calcext:value-type="float">
            <text:p>76533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125.48529411765" calcext:value-type="float">
            <text:p>1125,4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84715" calcext:value-type="float">
            <text:p>84715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245.80882352942" calcext:value-type="float">
            <text:p>1245,81</text:p>
          </table:table-cell>
        </table:table-row>
        <table:table-row table:style-name="ro1">
          <table:table-cell table:style-name="ce13" office:value-type="float" office:value="494" calcext:value-type="float">
            <text:p>494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76685" calcext:value-type="float">
            <text:p>76685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127.72058823529" calcext:value-type="float">
            <text:p>1127,72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84881" calcext:value-type="float">
            <text:p>84881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248.25000000001" calcext:value-type="float">
            <text:p>1248,25</text:p>
          </table:table-cell>
        </table:table-row>
        <table:table-row table:style-name="ro1">
          <table:table-cell table:style-name="ce13" office:value-type="float" office:value="495" calcext:value-type="float">
            <text:p>49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76838" calcext:value-type="float">
            <text:p>76838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129.97058823529" calcext:value-type="float">
            <text:p>1129,97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85048" calcext:value-type="float">
            <text:p>85048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250.70588235295" calcext:value-type="float">
            <text:p>1250,71</text:p>
          </table:table-cell>
        </table:table-row>
        <table:table-row table:style-name="ro1">
          <table:table-cell table:style-name="ce13" office:value-type="float" office:value="496" calcext:value-type="float">
            <text:p>49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76990" calcext:value-type="float">
            <text:p>76990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132.20588235294" calcext:value-type="float">
            <text:p>1132,21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85216" calcext:value-type="float">
            <text:p>85216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253.17647058824" calcext:value-type="float">
            <text:p>1253,18</text:p>
          </table:table-cell>
        </table:table-row>
        <table:table-row table:style-name="ro1">
          <table:table-cell table:style-name="ce13" office:value-type="float" office:value="497" calcext:value-type="float">
            <text:p>49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77145" calcext:value-type="float">
            <text:p>77145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134.48529411765" calcext:value-type="float">
            <text:p>1134,49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85383" calcext:value-type="float">
            <text:p>85383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255.63235294118" calcext:value-type="float">
            <text:p>1255,63</text:p>
          </table:table-cell>
        </table:table-row>
        <table:table-row table:style-name="ro1">
          <table:table-cell table:style-name="ce13" office:value-type="float" office:value="498" calcext:value-type="float">
            <text:p>498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77296" calcext:value-type="float">
            <text:p>77296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1136.70588235294" calcext:value-type="float">
            <text:p>1136,71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85550" calcext:value-type="float">
            <text:p>85550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258.08823529412" calcext:value-type="float">
            <text:p>1258,09</text:p>
          </table:table-cell>
        </table:table-row>
        <table:table-row table:style-name="ro1">
          <table:table-cell table:style-name="ce13" office:value-type="float" office:value="499" calcext:value-type="float">
            <text:p>49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77450" calcext:value-type="float">
            <text:p>77450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138.97058823529" calcext:value-type="float">
            <text:p>1138,97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85717" calcext:value-type="float">
            <text:p>85717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260.54411764706" calcext:value-type="float">
            <text:p>1260,54</text:p>
          </table:table-cell>
        </table:table-row>
        <table:table-row table:style-name="ro1"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77602" calcext:value-type="float">
            <text:p>77602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141.20588235294" calcext:value-type="float">
            <text:p>1141,21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85885" calcext:value-type="float">
            <text:p>85885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263.01470588236" calcext:value-type="float">
            <text:p>1263,01</text:p>
          </table:table-cell>
        </table:table-row>
        <table:table-row table:style-name="ro1">
          <table:table-cell table:style-name="ce13" office:value-type="float" office:value="501" calcext:value-type="float">
            <text:p>50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77756" calcext:value-type="float">
            <text:p>77756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143.47058823529" calcext:value-type="float">
            <text:p>1143,47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86054" calcext:value-type="float">
            <text:p>86054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265.50000000001" calcext:value-type="float">
            <text:p>1265,50</text:p>
          </table:table-cell>
        </table:table-row>
        <table:table-row table:style-name="ro1">
          <table:table-cell table:style-name="ce13" office:value-type="float" office:value="502" calcext:value-type="float">
            <text:p>502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77906" calcext:value-type="float">
            <text:p>77906</text:p>
          </table:table-cell>
          <table:table-cell table:style-name="ce15" office:value-type="float" office:value="2.20588235294118" calcext:value-type="float">
            <text:p>2,21</text:p>
          </table:table-cell>
          <table:table-cell table:style-name="ce15" office:value-type="float" office:value="1145.67647058823" calcext:value-type="float">
            <text:p>1145,68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86221" calcext:value-type="float">
            <text:p>86221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267.95588235295" calcext:value-type="float">
            <text:p>1267,96</text:p>
          </table:table-cell>
        </table:table-row>
        <table:table-row table:style-name="ro1">
          <table:table-cell table:style-name="ce13" office:value-type="float" office:value="503" calcext:value-type="float">
            <text:p>503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78062" calcext:value-type="float">
            <text:p>78062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147.97058823529" calcext:value-type="float">
            <text:p>1147,97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86391" calcext:value-type="float">
            <text:p>86391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270.45588235295" calcext:value-type="float">
            <text:p>1270,46</text:p>
          </table:table-cell>
        </table:table-row>
        <table:table-row table:style-name="ro1">
          <table:table-cell table:style-name="ce13" office:value-type="float" office:value="504" calcext:value-type="float">
            <text:p>50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78216" calcext:value-type="float">
            <text:p>78216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150.23529411765" calcext:value-type="float">
            <text:p>1150,24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86557" calcext:value-type="float">
            <text:p>86557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272.89705882354" calcext:value-type="float">
            <text:p>1272,90</text:p>
          </table:table-cell>
        </table:table-row>
        <table:table-row table:style-name="ro1">
          <table:table-cell table:style-name="ce13" office:value-type="float" office:value="505" calcext:value-type="float">
            <text:p>50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78371" calcext:value-type="float">
            <text:p>78371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152.51470588235" calcext:value-type="float">
            <text:p>1152,51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86723" calcext:value-type="float">
            <text:p>86723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275.33823529412" calcext:value-type="float">
            <text:p>1275,34</text:p>
          </table:table-cell>
        </table:table-row>
        <table:table-row table:style-name="ro1">
          <table:table-cell table:style-name="ce13" office:value-type="float" office:value="506" calcext:value-type="float">
            <text:p>50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78525" calcext:value-type="float">
            <text:p>78525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154.7794117647" calcext:value-type="float">
            <text:p>1154,78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86888" calcext:value-type="float">
            <text:p>86888</text:p>
          </table:table-cell>
          <table:table-cell table:style-name="ce15" office:value-type="float" office:value="2.42647058823529" calcext:value-type="float">
            <text:p>2,43</text:p>
          </table:table-cell>
          <table:table-cell table:style-name="ce15" office:value-type="float" office:value="1277.76470588236" calcext:value-type="float">
            <text:p>1277,76</text:p>
          </table:table-cell>
        </table:table-row>
        <table:table-row table:style-name="ro1">
          <table:table-cell table:style-name="ce13" office:value-type="float" office:value="507" calcext:value-type="float">
            <text:p>50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78679" calcext:value-type="float">
            <text:p>78679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157.04411764706" calcext:value-type="float">
            <text:p>1157,04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87055" calcext:value-type="float">
            <text:p>87055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280.2205882353" calcext:value-type="float">
            <text:p>1280,22</text:p>
          </table:table-cell>
        </table:table-row>
        <table:table-row table:style-name="ro1">
          <table:table-cell table:style-name="ce13" office:value-type="float" office:value="508" calcext:value-type="float">
            <text:p>50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78831" calcext:value-type="float">
            <text:p>78831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159.2794117647" calcext:value-type="float">
            <text:p>1159,28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87221" calcext:value-type="float">
            <text:p>87221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282.66176470589" calcext:value-type="float">
            <text:p>1282,66</text:p>
          </table:table-cell>
        </table:table-row>
        <table:table-row table:style-name="ro1">
          <table:table-cell table:style-name="ce13" office:value-type="float" office:value="509" calcext:value-type="float">
            <text:p>50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78984" calcext:value-type="float">
            <text:p>78984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161.5294117647" calcext:value-type="float">
            <text:p>1161,53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87388" calcext:value-type="float">
            <text:p>87388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285.11764705883" calcext:value-type="float">
            <text:p>1285,12</text:p>
          </table:table-cell>
        </table:table-row>
        <table:table-row table:style-name="ro1">
          <table:table-cell table:style-name="ce13" office:value-type="float" office:value="510" calcext:value-type="float">
            <text:p>51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79137" calcext:value-type="float">
            <text:p>79137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163.7794117647" calcext:value-type="float">
            <text:p>1163,78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87554" calcext:value-type="float">
            <text:p>87554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287.55882352942" calcext:value-type="float">
            <text:p>1287,56</text:p>
          </table:table-cell>
        </table:table-row>
        <table:table-row table:style-name="ro1">
          <table:table-cell table:style-name="ce13" office:value-type="float" office:value="511" calcext:value-type="float">
            <text:p>51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79292" calcext:value-type="float">
            <text:p>79292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166.05882352941" calcext:value-type="float">
            <text:p>1166,06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87721" calcext:value-type="float">
            <text:p>87721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290.01470588236" calcext:value-type="float">
            <text:p>1290,01</text:p>
          </table:table-cell>
        </table:table-row>
        <table:table-row table:style-name="ro1"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79447" calcext:value-type="float">
            <text:p>79447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168.33823529412" calcext:value-type="float">
            <text:p>1168,34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87888" calcext:value-type="float">
            <text:p>87888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292.4705882353" calcext:value-type="float">
            <text:p>1292,47</text:p>
          </table:table-cell>
        </table:table-row>
        <table:table-row table:style-name="ro1">
          <table:table-cell table:style-name="ce13" office:value-type="float" office:value="513" calcext:value-type="float">
            <text:p>51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79601" calcext:value-type="float">
            <text:p>7960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170.60294117647" calcext:value-type="float">
            <text:p>1170,60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88053" calcext:value-type="float">
            <text:p>88053</text:p>
          </table:table-cell>
          <table:table-cell table:style-name="ce15" office:value-type="float" office:value="2.42647058823529" calcext:value-type="float">
            <text:p>2,43</text:p>
          </table:table-cell>
          <table:table-cell table:style-name="ce15" office:value-type="float" office:value="1294.89705882354" calcext:value-type="float">
            <text:p>1294,90</text:p>
          </table:table-cell>
        </table:table-row>
        <table:table-row table:style-name="ro1">
          <table:table-cell table:style-name="ce13" office:value-type="float" office:value="514" calcext:value-type="float">
            <text:p>51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79755" calcext:value-type="float">
            <text:p>79755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172.86764705882" calcext:value-type="float">
            <text:p>1172,87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88219" calcext:value-type="float">
            <text:p>88219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297.33823529412" calcext:value-type="float">
            <text:p>1297,34</text:p>
          </table:table-cell>
        </table:table-row>
        <table:table-row table:style-name="ro1">
          <table:table-cell table:style-name="ce13" office:value-type="float" office:value="515" calcext:value-type="float">
            <text:p>51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79909" calcext:value-type="float">
            <text:p>79909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175.13235294117" calcext:value-type="float">
            <text:p>1175,1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88387" calcext:value-type="float">
            <text:p>88387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299.80882352942" calcext:value-type="float">
            <text:p>1299,81</text:p>
          </table:table-cell>
        </table:table-row>
        <table:table-row table:style-name="ro1">
          <table:table-cell table:style-name="ce13" office:value-type="float" office:value="516" calcext:value-type="float">
            <text:p>51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80065" calcext:value-type="float">
            <text:p>80065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177.42647058823" calcext:value-type="float">
            <text:p>1177,4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88555" calcext:value-type="float">
            <text:p>88555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302.27941176471" calcext:value-type="float">
            <text:p>1302,28</text:p>
          </table:table-cell>
        </table:table-row>
        <table:table-row table:style-name="ro1">
          <table:table-cell table:style-name="ce13" office:value-type="float" office:value="517" calcext:value-type="float">
            <text:p>51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80219" calcext:value-type="float">
            <text:p>80219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179.69117647059" calcext:value-type="float">
            <text:p>1179,69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88722" calcext:value-type="float">
            <text:p>88722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304.73529411765" calcext:value-type="float">
            <text:p>1304,74</text:p>
          </table:table-cell>
        </table:table-row>
        <table:table-row table:style-name="ro1">
          <table:table-cell table:style-name="ce13" office:value-type="float" office:value="518" calcext:value-type="float">
            <text:p>51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80373" calcext:value-type="float">
            <text:p>80373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181.95588235294" calcext:value-type="float">
            <text:p>1181,9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88890" calcext:value-type="float">
            <text:p>88890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307.20588235295" calcext:value-type="float">
            <text:p>1307,21</text:p>
          </table:table-cell>
        </table:table-row>
        <table:table-row table:style-name="ro1">
          <table:table-cell table:style-name="ce13" office:value-type="float" office:value="519" calcext:value-type="float">
            <text:p>519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80530" calcext:value-type="float">
            <text:p>80530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1184.26470588235" calcext:value-type="float">
            <text:p>1184,2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89058" calcext:value-type="float">
            <text:p>8905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309.67647058824" calcext:value-type="float">
            <text:p>1309,68</text:p>
          </table:table-cell>
        </table:table-row>
        <table:table-row table:style-name="ro1">
          <table:table-cell table:style-name="ce13" office:value-type="float" office:value="520" calcext:value-type="float">
            <text:p>52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80683" calcext:value-type="float">
            <text:p>80683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186.51470588235" calcext:value-type="float">
            <text:p>1186,51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89224" calcext:value-type="float">
            <text:p>89224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312.11764705883" calcext:value-type="float">
            <text:p>1312,12</text:p>
          </table:table-cell>
        </table:table-row>
        <table:table-row table:style-name="ro1">
          <table:table-cell table:style-name="ce13" office:value-type="float" office:value="521" calcext:value-type="float">
            <text:p>521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80839" calcext:value-type="float">
            <text:p>80839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188.80882352941" calcext:value-type="float">
            <text:p>1188,81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89392" calcext:value-type="float">
            <text:p>89392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314.58823529412" calcext:value-type="float">
            <text:p>1314,59</text:p>
          </table:table-cell>
        </table:table-row>
        <table:table-row table:style-name="ro1">
          <table:table-cell table:style-name="ce13" office:value-type="float" office:value="522" calcext:value-type="float">
            <text:p>52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80993" calcext:value-type="float">
            <text:p>80993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191.07352941176" calcext:value-type="float">
            <text:p>1191,07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89558" calcext:value-type="float">
            <text:p>89558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317.02941176471" calcext:value-type="float">
            <text:p>1317,03</text:p>
          </table:table-cell>
        </table:table-row>
        <table:table-row table:style-name="ro1">
          <table:table-cell table:style-name="ce13" office:value-type="float" office:value="523" calcext:value-type="float">
            <text:p>52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81147" calcext:value-type="float">
            <text:p>81147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193.33823529412" calcext:value-type="float">
            <text:p>1193,3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89726" calcext:value-type="float">
            <text:p>89726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319.50000000001" calcext:value-type="float">
            <text:p>1319,50</text:p>
          </table:table-cell>
        </table:table-row>
        <table:table-row table:style-name="ro1">
          <table:table-cell table:style-name="ce13" office:value-type="float" office:value="524" calcext:value-type="float">
            <text:p>52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81302" calcext:value-type="float">
            <text:p>81302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195.61764705882" calcext:value-type="float">
            <text:p>1195,62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89894" calcext:value-type="float">
            <text:p>89894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321.9705882353" calcext:value-type="float">
            <text:p>1321,97</text:p>
          </table:table-cell>
        </table:table-row>
        <table:table-row table:style-name="ro1">
          <table:table-cell table:style-name="ce13" office:value-type="float" office:value="525" calcext:value-type="float">
            <text:p>525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81458" calcext:value-type="float">
            <text:p>81458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197.91176470588" calcext:value-type="float">
            <text:p>1197,91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90061" calcext:value-type="float">
            <text:p>90061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324.42647058824" calcext:value-type="float">
            <text:p>1324,43</text:p>
          </table:table-cell>
        </table:table-row>
        <table:table-row table:style-name="ro1">
          <table:table-cell table:style-name="ce13" office:value-type="float" office:value="526" calcext:value-type="float">
            <text:p>52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81613" calcext:value-type="float">
            <text:p>81613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200.19117647059" calcext:value-type="float">
            <text:p>1200,19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90228" calcext:value-type="float">
            <text:p>90228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326.88235294118" calcext:value-type="float">
            <text:p>1326,88</text:p>
          </table:table-cell>
        </table:table-row>
        <table:table-row table:style-name="ro1">
          <table:table-cell table:style-name="ce13" office:value-type="float" office:value="527" calcext:value-type="float">
            <text:p>52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81766" calcext:value-type="float">
            <text:p>81766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202.44117647059" calcext:value-type="float">
            <text:p>1202,44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90393" calcext:value-type="float">
            <text:p>90393</text:p>
          </table:table-cell>
          <table:table-cell table:style-name="ce15" office:value-type="float" office:value="2.42647058823529" calcext:value-type="float">
            <text:p>2,43</text:p>
          </table:table-cell>
          <table:table-cell table:style-name="ce15" office:value-type="float" office:value="1329.30882352942" calcext:value-type="float">
            <text:p>1329,31</text:p>
          </table:table-cell>
        </table:table-row>
        <table:table-row table:style-name="ro1">
          <table:table-cell table:style-name="ce13" office:value-type="float" office:value="528" calcext:value-type="float">
            <text:p>52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81918" calcext:value-type="float">
            <text:p>81918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204.67647058823" calcext:value-type="float">
            <text:p>1204,68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90559" calcext:value-type="float">
            <text:p>90559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331.75000000001" calcext:value-type="float">
            <text:p>1331,75</text:p>
          </table:table-cell>
        </table:table-row>
        <table:table-row table:style-name="ro1">
          <table:table-cell table:style-name="ce13" office:value-type="float" office:value="529" calcext:value-type="float">
            <text:p>52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82072" calcext:value-type="float">
            <text:p>82072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206.94117647059" calcext:value-type="float">
            <text:p>1206,94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90724" calcext:value-type="float">
            <text:p>90724</text:p>
          </table:table-cell>
          <table:table-cell table:style-name="ce15" office:value-type="float" office:value="2.42647058823529" calcext:value-type="float">
            <text:p>2,43</text:p>
          </table:table-cell>
          <table:table-cell table:style-name="ce15" office:value-type="float" office:value="1334.17647058824" calcext:value-type="float">
            <text:p>1334,18</text:p>
          </table:table-cell>
        </table:table-row>
        <table:table-row table:style-name="ro1">
          <table:table-cell table:style-name="ce13" office:value-type="float" office:value="530" calcext:value-type="float">
            <text:p>53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82227" calcext:value-type="float">
            <text:p>82227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209.22058823529" calcext:value-type="float">
            <text:p>1209,22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90892" calcext:value-type="float">
            <text:p>90892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336.64705882354" calcext:value-type="float">
            <text:p>1336,65</text:p>
          </table:table-cell>
        </table:table-row>
        <table:table-row table:style-name="ro1">
          <table:table-cell table:style-name="ce13" office:value-type="float" office:value="531" calcext:value-type="float">
            <text:p>53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82382" calcext:value-type="float">
            <text:p>82382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211.5" calcext:value-type="float">
            <text:p>1211,50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91057" calcext:value-type="float">
            <text:p>91057</text:p>
          </table:table-cell>
          <table:table-cell table:style-name="ce15" office:value-type="float" office:value="2.42647058823529" calcext:value-type="float">
            <text:p>2,43</text:p>
          </table:table-cell>
          <table:table-cell table:style-name="ce15" office:value-type="float" office:value="1339.07352941177" calcext:value-type="float">
            <text:p>1339,07</text:p>
          </table:table-cell>
        </table:table-row>
        <table:table-row table:style-name="ro1">
          <table:table-cell table:style-name="ce13" office:value-type="float" office:value="532" calcext:value-type="float">
            <text:p>53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82536" calcext:value-type="float">
            <text:p>82536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213.76470588235" calcext:value-type="float">
            <text:p>1213,76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91224" calcext:value-type="float">
            <text:p>91224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341.52941176471" calcext:value-type="float">
            <text:p>1341,53</text:p>
          </table:table-cell>
        </table:table-row>
        <table:table-row table:style-name="ro1">
          <table:table-cell table:style-name="ce13" office:value-type="float" office:value="533" calcext:value-type="float">
            <text:p>53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82689" calcext:value-type="float">
            <text:p>82689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216.01470588235" calcext:value-type="float">
            <text:p>1216,01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91391" calcext:value-type="float">
            <text:p>91391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343.98529411765" calcext:value-type="float">
            <text:p>1343,99</text:p>
          </table:table-cell>
        </table:table-row>
        <table:table-row table:style-name="ro1">
          <table:table-cell table:style-name="ce13" office:value-type="float" office:value="534" calcext:value-type="float">
            <text:p>53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82843" calcext:value-type="float">
            <text:p>82843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218.2794117647" calcext:value-type="float">
            <text:p>1218,28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91559" calcext:value-type="float">
            <text:p>91559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346.45588235295" calcext:value-type="float">
            <text:p>1346,46</text:p>
          </table:table-cell>
        </table:table-row>
        <table:table-row table:style-name="ro1">
          <table:table-cell table:style-name="ce13" office:value-type="float" office:value="535" calcext:value-type="float">
            <text:p>53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82997" calcext:value-type="float">
            <text:p>82997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220.54411764706" calcext:value-type="float">
            <text:p>1220,54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91725" calcext:value-type="float">
            <text:p>91725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348.89705882354" calcext:value-type="float">
            <text:p>1348,90</text:p>
          </table:table-cell>
        </table:table-row>
        <table:table-row table:style-name="ro1">
          <table:table-cell table:style-name="ce13" office:value-type="float" office:value="536" calcext:value-type="float">
            <text:p>53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83151" calcext:value-type="float">
            <text:p>8315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222.80882352941" calcext:value-type="float">
            <text:p>1222,81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91891" calcext:value-type="float">
            <text:p>91891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351.33823529412" calcext:value-type="float">
            <text:p>1351,34</text:p>
          </table:table-cell>
        </table:table-row>
        <table:table-row table:style-name="ro1">
          <table:table-cell table:style-name="ce13" office:value-type="float" office:value="537" calcext:value-type="float">
            <text:p>537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83303" calcext:value-type="float">
            <text:p>83303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225.04411764706" calcext:value-type="float">
            <text:p>1225,04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92056" calcext:value-type="float">
            <text:p>92056</text:p>
          </table:table-cell>
          <table:table-cell table:style-name="ce15" office:value-type="float" office:value="2.42647058823529" calcext:value-type="float">
            <text:p>2,43</text:p>
          </table:table-cell>
          <table:table-cell table:style-name="ce15" office:value-type="float" office:value="1353.76470588236" calcext:value-type="float">
            <text:p>1353,76</text:p>
          </table:table-cell>
        </table:table-row>
        <table:table-row table:style-name="ro1">
          <table:table-cell table:style-name="ce13" office:value-type="float" office:value="538" calcext:value-type="float">
            <text:p>53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83457" calcext:value-type="float">
            <text:p>83457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227.30882352941" calcext:value-type="float">
            <text:p>1227,31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92225" calcext:value-type="float">
            <text:p>92225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356.25000000001" calcext:value-type="float">
            <text:p>1356,25</text:p>
          </table:table-cell>
        </table:table-row>
        <table:table-row table:style-name="ro1">
          <table:table-cell table:style-name="ce13" office:value-type="float" office:value="539" calcext:value-type="float">
            <text:p>539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83613" calcext:value-type="float">
            <text:p>83613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229.60294117647" calcext:value-type="float">
            <text:p>1229,6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92393" calcext:value-type="float">
            <text:p>92393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358.7205882353" calcext:value-type="float">
            <text:p>1358,72</text:p>
          </table:table-cell>
        </table:table-row>
        <table:table-row table:style-name="ro1">
          <table:table-cell table:style-name="ce13" office:value-type="float" office:value="540" calcext:value-type="float">
            <text:p>54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83768" calcext:value-type="float">
            <text:p>83768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231.88235294117" calcext:value-type="float">
            <text:p>1231,88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92559" calcext:value-type="float">
            <text:p>92559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361.16176470589" calcext:value-type="float">
            <text:p>1361,16</text:p>
          </table:table-cell>
        </table:table-row>
        <table:table-row table:style-name="ro1">
          <table:table-cell table:style-name="ce13" office:value-type="float" office:value="541" calcext:value-type="float">
            <text:p>54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83923" calcext:value-type="float">
            <text:p>83923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234.16176470588" calcext:value-type="float">
            <text:p>1234,1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92727" calcext:value-type="float">
            <text:p>92727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363.63235294118" calcext:value-type="float">
            <text:p>1363,63</text:p>
          </table:table-cell>
        </table:table-row>
        <table:table-row table:style-name="ro1">
          <table:table-cell table:style-name="ce13" office:value-type="float" office:value="542" calcext:value-type="float">
            <text:p>54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84076" calcext:value-type="float">
            <text:p>84076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236.41176470588" calcext:value-type="float">
            <text:p>1236,41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92895" calcext:value-type="float">
            <text:p>92895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366.10294117648" calcext:value-type="float">
            <text:p>1366,10</text:p>
          </table:table-cell>
        </table:table-row>
        <table:table-row table:style-name="ro1">
          <table:table-cell table:style-name="ce13" office:value-type="float" office:value="543" calcext:value-type="float">
            <text:p>54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84230" calcext:value-type="float">
            <text:p>84230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238.67647058823" calcext:value-type="float">
            <text:p>1238,68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93063" calcext:value-type="float">
            <text:p>93063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368.57352941177" calcext:value-type="float">
            <text:p>1368,57</text:p>
          </table:table-cell>
        </table:table-row>
        <table:table-row table:style-name="ro1">
          <table:table-cell table:style-name="ce13" office:value-type="float" office:value="544" calcext:value-type="float">
            <text:p>54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84384" calcext:value-type="float">
            <text:p>84384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240.94117647059" calcext:value-type="float">
            <text:p>1240,9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93231" calcext:value-type="float">
            <text:p>93231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371.04411764707" calcext:value-type="float">
            <text:p>1371,04</text:p>
          </table:table-cell>
        </table:table-row>
        <table:table-row table:style-name="ro1">
          <table:table-cell table:style-name="ce13" office:value-type="float" office:value="545" calcext:value-type="float">
            <text:p>54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84537" calcext:value-type="float">
            <text:p>84537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243.19117647059" calcext:value-type="float">
            <text:p>1243,1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93399" calcext:value-type="float">
            <text:p>93399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373.51470588236" calcext:value-type="float">
            <text:p>1373,51</text:p>
          </table:table-cell>
        </table:table-row>
        <table:table-row table:style-name="ro1">
          <table:table-cell table:style-name="ce13" office:value-type="float" office:value="546" calcext:value-type="float">
            <text:p>546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84696" calcext:value-type="float">
            <text:p>84696</text:p>
          </table:table-cell>
          <table:table-cell table:style-name="ce15" office:value-type="float" office:value="2.33823529411765" calcext:value-type="float">
            <text:p>2,34</text:p>
          </table:table-cell>
          <table:table-cell table:style-name="ce15" office:value-type="float" office:value="1245.5294117647" calcext:value-type="float">
            <text:p>1245,5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93567" calcext:value-type="float">
            <text:p>93567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375.98529411765" calcext:value-type="float">
            <text:p>1375,99</text:p>
          </table:table-cell>
        </table:table-row>
        <table:table-row table:style-name="ro1">
          <table:table-cell table:style-name="ce13" office:value-type="float" office:value="547" calcext:value-type="float">
            <text:p>54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84851" calcext:value-type="float">
            <text:p>84851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247.80882352941" calcext:value-type="float">
            <text:p>1247,81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93735" calcext:value-type="float">
            <text:p>93735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378.45588235295" calcext:value-type="float">
            <text:p>1378,46</text:p>
          </table:table-cell>
        </table:table-row>
        <table:table-row table:style-name="ro1">
          <table:table-cell table:style-name="ce13" office:value-type="float" office:value="548" calcext:value-type="float">
            <text:p>54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85004" calcext:value-type="float">
            <text:p>85004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250.05882352941" calcext:value-type="float">
            <text:p>1250,06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93906" calcext:value-type="float">
            <text:p>93906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1380.9705882353" calcext:value-type="float">
            <text:p>1380,97</text:p>
          </table:table-cell>
        </table:table-row>
        <table:table-row table:style-name="ro1">
          <table:table-cell table:style-name="ce13" office:value-type="float" office:value="549" calcext:value-type="float">
            <text:p>549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85161" calcext:value-type="float">
            <text:p>85161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1252.36764705882" calcext:value-type="float">
            <text:p>1252,37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94073" calcext:value-type="float">
            <text:p>94073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383.42647058824" calcext:value-type="float">
            <text:p>1383,43</text:p>
          </table:table-cell>
        </table:table-row>
        <table:table-row table:style-name="ro1">
          <table:table-cell table:style-name="ce13" office:value-type="float" office:value="550" calcext:value-type="float">
            <text:p>55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85316" calcext:value-type="float">
            <text:p>85316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254.64705882353" calcext:value-type="float">
            <text:p>1254,65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94242" calcext:value-type="float">
            <text:p>94242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385.91176470589" calcext:value-type="float">
            <text:p>1385,91</text:p>
          </table:table-cell>
        </table:table-row>
        <table:table-row table:style-name="ro1">
          <table:table-cell table:style-name="ce13" office:value-type="float" office:value="551" calcext:value-type="float">
            <text:p>55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85470" calcext:value-type="float">
            <text:p>85470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256.91176470588" calcext:value-type="float">
            <text:p>1256,91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94411" calcext:value-type="float">
            <text:p>94411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388.39705882354" calcext:value-type="float">
            <text:p>1388,40</text:p>
          </table:table-cell>
        </table:table-row>
        <table:table-row table:style-name="ro1">
          <table:table-cell table:style-name="ce13" office:value-type="float" office:value="552" calcext:value-type="float">
            <text:p>552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85622" calcext:value-type="float">
            <text:p>85622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259.14705882353" calcext:value-type="float">
            <text:p>1259,15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94581" calcext:value-type="float">
            <text:p>94581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390.89705882354" calcext:value-type="float">
            <text:p>1390,90</text:p>
          </table:table-cell>
        </table:table-row>
        <table:table-row table:style-name="ro1">
          <table:table-cell table:style-name="ce13" office:value-type="float" office:value="553" calcext:value-type="float">
            <text:p>553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85777" calcext:value-type="float">
            <text:p>85777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261.42647058823" calcext:value-type="float">
            <text:p>1261,43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94750" calcext:value-type="float">
            <text:p>94750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393.38235294118" calcext:value-type="float">
            <text:p>1393,38</text:p>
          </table:table-cell>
        </table:table-row>
        <table:table-row table:style-name="ro1">
          <table:table-cell table:style-name="ce13" office:value-type="float" office:value="554" calcext:value-type="float">
            <text:p>55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85931" calcext:value-type="float">
            <text:p>8593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263.69117647059" calcext:value-type="float">
            <text:p>1263,69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94923" calcext:value-type="float">
            <text:p>94923</text:p>
          </table:table-cell>
          <table:table-cell table:style-name="ce15" office:value-type="float" office:value="2.54411764705882" calcext:value-type="float">
            <text:p>2,54</text:p>
          </table:table-cell>
          <table:table-cell table:style-name="ce15" office:value-type="float" office:value="1395.92647058824" calcext:value-type="float">
            <text:p>1395,93</text:p>
          </table:table-cell>
        </table:table-row>
        <table:table-row table:style-name="ro1">
          <table:table-cell table:style-name="ce13" office:value-type="float" office:value="555" calcext:value-type="float">
            <text:p>55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86085" calcext:value-type="float">
            <text:p>86085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265.95588235294" calcext:value-type="float">
            <text:p>1265,96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95090" calcext:value-type="float">
            <text:p>95090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398.38235294118" calcext:value-type="float">
            <text:p>1398,38</text:p>
          </table:table-cell>
        </table:table-row>
        <table:table-row table:style-name="ro1">
          <table:table-cell table:style-name="ce13" office:value-type="float" office:value="556" calcext:value-type="float">
            <text:p>55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86240" calcext:value-type="float">
            <text:p>86240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268.23529411764" calcext:value-type="float">
            <text:p>1268,24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95260" calcext:value-type="float">
            <text:p>9526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400.88235294118" calcext:value-type="float">
            <text:p>1400,88</text:p>
          </table:table-cell>
        </table:table-row>
        <table:table-row table:style-name="ro1">
          <table:table-cell table:style-name="ce13" office:value-type="float" office:value="557" calcext:value-type="float">
            <text:p>55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86395" calcext:value-type="float">
            <text:p>86395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270.51470588235" calcext:value-type="float">
            <text:p>1270,51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95426" calcext:value-type="float">
            <text:p>95426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403.32352941177" calcext:value-type="float">
            <text:p>1403,32</text:p>
          </table:table-cell>
        </table:table-row>
        <table:table-row table:style-name="ro1">
          <table:table-cell table:style-name="ce13" office:value-type="float" office:value="558" calcext:value-type="float">
            <text:p>558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86551" calcext:value-type="float">
            <text:p>86551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272.80882352941" calcext:value-type="float">
            <text:p>1272,81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95594" calcext:value-type="float">
            <text:p>95594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405.79411764707" calcext:value-type="float">
            <text:p>1405,79</text:p>
          </table:table-cell>
        </table:table-row>
        <table:table-row table:style-name="ro1">
          <table:table-cell table:style-name="ce13" office:value-type="float" office:value="559" calcext:value-type="float">
            <text:p>55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86706" calcext:value-type="float">
            <text:p>86706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275.08823529411" calcext:value-type="float">
            <text:p>1275,0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95762" calcext:value-type="float">
            <text:p>95762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408.26470588236" calcext:value-type="float">
            <text:p>1408,26</text:p>
          </table:table-cell>
        </table:table-row>
        <table:table-row table:style-name="ro1">
          <table:table-cell table:style-name="ce13" office:value-type="float" office:value="560" calcext:value-type="float">
            <text:p>56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86861" calcext:value-type="float">
            <text:p>86861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277.36764705882" calcext:value-type="float">
            <text:p>1277,37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95930" calcext:value-type="float">
            <text:p>95930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410.73529411765" calcext:value-type="float">
            <text:p>1410,74</text:p>
          </table:table-cell>
        </table:table-row>
        <table:table-row table:style-name="ro1">
          <table:table-cell table:style-name="ce13" office:value-type="float" office:value="561" calcext:value-type="float">
            <text:p>56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87015" calcext:value-type="float">
            <text:p>87015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279.63235294117" calcext:value-type="float">
            <text:p>1279,63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96096" calcext:value-type="float">
            <text:p>96096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413.17647058824" calcext:value-type="float">
            <text:p>1413,18</text:p>
          </table:table-cell>
        </table:table-row>
        <table:table-row table:style-name="ro1">
          <table:table-cell table:style-name="ce13" office:value-type="float" office:value="562" calcext:value-type="float">
            <text:p>562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87171" calcext:value-type="float">
            <text:p>87171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281.92647058823" calcext:value-type="float">
            <text:p>1281,93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96263" calcext:value-type="float">
            <text:p>96263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415.63235294118" calcext:value-type="float">
            <text:p>1415,63</text:p>
          </table:table-cell>
        </table:table-row>
        <table:table-row table:style-name="ro1">
          <table:table-cell table:style-name="ce13" office:value-type="float" office:value="563" calcext:value-type="float">
            <text:p>563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87326" calcext:value-type="float">
            <text:p>87326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284.20588235294" calcext:value-type="float">
            <text:p>1284,21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96433" calcext:value-type="float">
            <text:p>96433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418.13235294118" calcext:value-type="float">
            <text:p>1418,13</text:p>
          </table:table-cell>
        </table:table-row>
        <table:table-row table:style-name="ro1">
          <table:table-cell table:style-name="ce13" office:value-type="float" office:value="564" calcext:value-type="float">
            <text:p>56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87480" calcext:value-type="float">
            <text:p>87480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286.47058823529" calcext:value-type="float">
            <text:p>1286,47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96598" calcext:value-type="float">
            <text:p>96598</text:p>
          </table:table-cell>
          <table:table-cell table:style-name="ce15" office:value-type="float" office:value="2.42647058823529" calcext:value-type="float">
            <text:p>2,43</text:p>
          </table:table-cell>
          <table:table-cell table:style-name="ce15" office:value-type="float" office:value="1420.55882352942" calcext:value-type="float">
            <text:p>1420,56</text:p>
          </table:table-cell>
        </table:table-row>
        <table:table-row table:style-name="ro1">
          <table:table-cell table:style-name="ce13" office:value-type="float" office:value="565" calcext:value-type="float">
            <text:p>56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87633" calcext:value-type="float">
            <text:p>87633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288.72058823529" calcext:value-type="float">
            <text:p>1288,72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96765" calcext:value-type="float">
            <text:p>96765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423.01470588236" calcext:value-type="float">
            <text:p>1423,01</text:p>
          </table:table-cell>
        </table:table-row>
        <table:table-row table:style-name="ro1">
          <table:table-cell table:style-name="ce13" office:value-type="float" office:value="566" calcext:value-type="float">
            <text:p>566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87786" calcext:value-type="float">
            <text:p>87786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290.97058823529" calcext:value-type="float">
            <text:p>1290,97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96934" calcext:value-type="float">
            <text:p>96934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425.50000000001" calcext:value-type="float">
            <text:p>1425,50</text:p>
          </table:table-cell>
        </table:table-row>
        <table:table-row table:style-name="ro1">
          <table:table-cell table:style-name="ce13" office:value-type="float" office:value="567" calcext:value-type="float">
            <text:p>56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87941" calcext:value-type="float">
            <text:p>87941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293.25" calcext:value-type="float">
            <text:p>1293,25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97106" calcext:value-type="float">
            <text:p>97106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1428.02941176471" calcext:value-type="float">
            <text:p>1428,03</text:p>
          </table:table-cell>
        </table:table-row>
        <table:table-row table:style-name="ro1">
          <table:table-cell table:style-name="ce13" office:value-type="float" office:value="568" calcext:value-type="float">
            <text:p>56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88096" calcext:value-type="float">
            <text:p>88096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295.5294117647" calcext:value-type="float">
            <text:p>1295,5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97274" calcext:value-type="float">
            <text:p>97274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430.50000000001" calcext:value-type="float">
            <text:p>1430,50</text:p>
          </table:table-cell>
        </table:table-row>
        <table:table-row table:style-name="ro1">
          <table:table-cell table:style-name="ce13" office:value-type="float" office:value="569" calcext:value-type="float">
            <text:p>56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88250" calcext:value-type="float">
            <text:p>88250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297.79411764706" calcext:value-type="float">
            <text:p>1297,79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97443" calcext:value-type="float">
            <text:p>97443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432.98529411766" calcext:value-type="float">
            <text:p>1432,99</text:p>
          </table:table-cell>
        </table:table-row>
        <table:table-row table:style-name="ro1">
          <table:table-cell table:style-name="ce13" office:value-type="float" office:value="570" calcext:value-type="float">
            <text:p>57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88404" calcext:value-type="float">
            <text:p>88404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300.05882352941" calcext:value-type="float">
            <text:p>1300,0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97611" calcext:value-type="float">
            <text:p>97611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435.45588235295" calcext:value-type="float">
            <text:p>1435,46</text:p>
          </table:table-cell>
        </table:table-row>
        <table:table-row table:style-name="ro1">
          <table:table-cell table:style-name="ce13" office:value-type="float" office:value="571" calcext:value-type="float">
            <text:p>57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88559" calcext:value-type="float">
            <text:p>88559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302.33823529411" calcext:value-type="float">
            <text:p>1302,34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97782" calcext:value-type="float">
            <text:p>97782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1437.9705882353" calcext:value-type="float">
            <text:p>1437,97</text:p>
          </table:table-cell>
        </table:table-row>
        <table:table-row table:style-name="ro1">
          <table:table-cell table:style-name="ce13" office:value-type="float" office:value="572" calcext:value-type="float">
            <text:p>57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88713" calcext:value-type="float">
            <text:p>88713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304.60294117647" calcext:value-type="float">
            <text:p>1304,60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97952" calcext:value-type="float">
            <text:p>97952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440.4705882353" calcext:value-type="float">
            <text:p>1440,47</text:p>
          </table:table-cell>
        </table:table-row>
        <table:table-row table:style-name="ro1">
          <table:table-cell table:style-name="ce13" office:value-type="float" office:value="573" calcext:value-type="float">
            <text:p>573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88869" calcext:value-type="float">
            <text:p>88869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306.89705882353" calcext:value-type="float">
            <text:p>1306,90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98123" calcext:value-type="float">
            <text:p>98123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1442.98529411766" calcext:value-type="float">
            <text:p>1442,99</text:p>
          </table:table-cell>
        </table:table-row>
        <table:table-row table:style-name="ro1">
          <table:table-cell table:style-name="ce13" office:value-type="float" office:value="574" calcext:value-type="float">
            <text:p>57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89023" calcext:value-type="float">
            <text:p>89023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309.16176470588" calcext:value-type="float">
            <text:p>1309,16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98290" calcext:value-type="float">
            <text:p>98290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445.4411764706" calcext:value-type="float">
            <text:p>1445,44</text:p>
          </table:table-cell>
        </table:table-row>
        <table:table-row table:style-name="ro1">
          <table:table-cell table:style-name="ce13" office:value-type="float" office:value="575" calcext:value-type="float">
            <text:p>57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89176" calcext:value-type="float">
            <text:p>89176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311.41176470588" calcext:value-type="float">
            <text:p>1311,41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98460" calcext:value-type="float">
            <text:p>9846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447.9411764706" calcext:value-type="float">
            <text:p>1447,94</text:p>
          </table:table-cell>
        </table:table-row>
        <table:table-row table:style-name="ro1">
          <table:table-cell table:style-name="ce13" office:value-type="float" office:value="576" calcext:value-type="float">
            <text:p>57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89332" calcext:value-type="float">
            <text:p>89332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313.70588235294" calcext:value-type="float">
            <text:p>1313,71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98627" calcext:value-type="float">
            <text:p>98627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450.39705882354" calcext:value-type="float">
            <text:p>1450,40</text:p>
          </table:table-cell>
        </table:table-row>
        <table:table-row table:style-name="ro1">
          <table:table-cell table:style-name="ce13" office:value-type="float" office:value="577" calcext:value-type="float">
            <text:p>57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89485" calcext:value-type="float">
            <text:p>89485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315.95588235294" calcext:value-type="float">
            <text:p>1315,96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98797" calcext:value-type="float">
            <text:p>98797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452.89705882354" calcext:value-type="float">
            <text:p>1452,90</text:p>
          </table:table-cell>
        </table:table-row>
        <table:table-row table:style-name="ro1">
          <table:table-cell table:style-name="ce13" office:value-type="float" office:value="578" calcext:value-type="float">
            <text:p>57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89640" calcext:value-type="float">
            <text:p>89640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318.23529411764" calcext:value-type="float">
            <text:p>1318,24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98966" calcext:value-type="float">
            <text:p>98966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455.38235294118" calcext:value-type="float">
            <text:p>1455,38</text:p>
          </table:table-cell>
        </table:table-row>
        <table:table-row table:style-name="ro1">
          <table:table-cell table:style-name="ce13" office:value-type="float" office:value="579" calcext:value-type="float">
            <text:p>57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89794" calcext:value-type="float">
            <text:p>89794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320.5" calcext:value-type="float">
            <text:p>1320,50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99139" calcext:value-type="float">
            <text:p>99139</text:p>
          </table:table-cell>
          <table:table-cell table:style-name="ce15" office:value-type="float" office:value="2.54411764705882" calcext:value-type="float">
            <text:p>2,54</text:p>
          </table:table-cell>
          <table:table-cell table:style-name="ce15" office:value-type="float" office:value="1457.92647058824" calcext:value-type="float">
            <text:p>1457,93</text:p>
          </table:table-cell>
        </table:table-row>
        <table:table-row table:style-name="ro1">
          <table:table-cell table:style-name="ce13" office:value-type="float" office:value="580" calcext:value-type="float">
            <text:p>58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89947" calcext:value-type="float">
            <text:p>89947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322.75" calcext:value-type="float">
            <text:p>1322,75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99310" calcext:value-type="float">
            <text:p>99310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1460.4411764706" calcext:value-type="float">
            <text:p>1460,44</text:p>
          </table:table-cell>
        </table:table-row>
        <table:table-row table:style-name="ro1">
          <table:table-cell table:style-name="ce13" office:value-type="float" office:value="581" calcext:value-type="float">
            <text:p>58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90100" calcext:value-type="float">
            <text:p>90100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325" calcext:value-type="float">
            <text:p>1325,00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99480" calcext:value-type="float">
            <text:p>9948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462.9411764706" calcext:value-type="float">
            <text:p>1462,94</text:p>
          </table:table-cell>
        </table:table-row>
        <table:table-row table:style-name="ro1">
          <table:table-cell table:style-name="ce13" office:value-type="float" office:value="582" calcext:value-type="float">
            <text:p>58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90253" calcext:value-type="float">
            <text:p>90253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327.25" calcext:value-type="float">
            <text:p>1327,25</text:p>
          </table:table-cell>
          <table:table-cell table:style-name="ce13" office:value-type="float" office:value="436" calcext:value-type="float">
            <text:p>436</text:p>
          </table:table-cell>
          <table:table-cell table:style-name="ce13" office:value-type="float" office:value="99916" calcext:value-type="float">
            <text:p>99916</text:p>
          </table:table-cell>
          <table:table-cell table:style-name="ce15" office:value-type="float" office:value="6.41176470588235" calcext:value-type="float">
            <text:p>6,41</text:p>
          </table:table-cell>
          <table:table-cell table:style-name="ce15" office:value-type="float" office:value="1469.35294117648" calcext:value-type="float">
            <text:p>1469,35</text:p>
          </table:table-cell>
        </table:table-row>
        <table:table-row table:style-name="ro1">
          <table:table-cell table:style-name="ce13" office:value-type="float" office:value="583" calcext:value-type="float">
            <text:p>58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90406" calcext:value-type="float">
            <text:p>90406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329.5" calcext:value-type="float">
            <text:p>1329,50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00086" calcext:value-type="float">
            <text:p>100086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471.85294117648" calcext:value-type="float">
            <text:p>1471,85</text:p>
          </table:table-cell>
        </table:table-row>
        <table:table-row table:style-name="ro1">
          <table:table-cell table:style-name="ce13" office:value-type="float" office:value="584" calcext:value-type="float">
            <text:p>58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90561" calcext:value-type="float">
            <text:p>90561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331.7794117647" calcext:value-type="float">
            <text:p>1331,78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00253" calcext:value-type="float">
            <text:p>100253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474.30882352942" calcext:value-type="float">
            <text:p>1474,31</text:p>
          </table:table-cell>
        </table:table-row>
        <table:table-row table:style-name="ro1">
          <table:table-cell table:style-name="ce13" office:value-type="float" office:value="585" calcext:value-type="float">
            <text:p>58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90714" calcext:value-type="float">
            <text:p>90714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334.0294117647" calcext:value-type="float">
            <text:p>1334,03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00422" calcext:value-type="float">
            <text:p>100422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476.79411764707" calcext:value-type="float">
            <text:p>1476,79</text:p>
          </table:table-cell>
        </table:table-row>
        <table:table-row table:style-name="ro1">
          <table:table-cell table:style-name="ce13" office:value-type="float" office:value="586" calcext:value-type="float">
            <text:p>58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90870" calcext:value-type="float">
            <text:p>90870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336.32352941176" calcext:value-type="float">
            <text:p>1336,32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00591" calcext:value-type="float">
            <text:p>100591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479.27941176471" calcext:value-type="float">
            <text:p>1479,28</text:p>
          </table:table-cell>
        </table:table-row>
        <table:table-row table:style-name="ro1">
          <table:table-cell table:style-name="ce13" office:value-type="float" office:value="587" calcext:value-type="float">
            <text:p>58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91024" calcext:value-type="float">
            <text:p>91024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338.58823529411" calcext:value-type="float">
            <text:p>1338,5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00759" calcext:value-type="float">
            <text:p>100759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481.75000000001" calcext:value-type="float">
            <text:p>1481,75</text:p>
          </table:table-cell>
        </table:table-row>
        <table:table-row table:style-name="ro1">
          <table:table-cell table:style-name="ce13" office:value-type="float" office:value="588" calcext:value-type="float">
            <text:p>58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91178" calcext:value-type="float">
            <text:p>91178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340.85294117647" calcext:value-type="float">
            <text:p>1340,85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00926" calcext:value-type="float">
            <text:p>100926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484.20588235295" calcext:value-type="float">
            <text:p>1484,21</text:p>
          </table:table-cell>
        </table:table-row>
        <table:table-row table:style-name="ro1">
          <table:table-cell table:style-name="ce13" office:value-type="float" office:value="589" calcext:value-type="float">
            <text:p>58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91332" calcext:value-type="float">
            <text:p>91332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343.11764705882" calcext:value-type="float">
            <text:p>1343,12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01094" calcext:value-type="float">
            <text:p>101094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486.67647058824" calcext:value-type="float">
            <text:p>1486,68</text:p>
          </table:table-cell>
        </table:table-row>
        <table:table-row table:style-name="ro1">
          <table:table-cell table:style-name="ce13" office:value-type="float" office:value="590" calcext:value-type="float">
            <text:p>59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91487" calcext:value-type="float">
            <text:p>91487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345.39705882353" calcext:value-type="float">
            <text:p>1345,40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01265" calcext:value-type="float">
            <text:p>101265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1489.1911764706" calcext:value-type="float">
            <text:p>1489,19</text:p>
          </table:table-cell>
        </table:table-row>
        <table:table-row table:style-name="ro1">
          <table:table-cell table:style-name="ce13" office:value-type="float" office:value="591" calcext:value-type="float">
            <text:p>59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91641" calcext:value-type="float">
            <text:p>9164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347.66176470588" calcext:value-type="float">
            <text:p>1347,66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01430" calcext:value-type="float">
            <text:p>101430</text:p>
          </table:table-cell>
          <table:table-cell table:style-name="ce15" office:value-type="float" office:value="2.42647058823529" calcext:value-type="float">
            <text:p>2,43</text:p>
          </table:table-cell>
          <table:table-cell table:style-name="ce15" office:value-type="float" office:value="1491.61764705883" calcext:value-type="float">
            <text:p>1491,62</text:p>
          </table:table-cell>
        </table:table-row>
        <table:table-row table:style-name="ro1">
          <table:table-cell table:style-name="ce13" office:value-type="float" office:value="592" calcext:value-type="float">
            <text:p>59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91796" calcext:value-type="float">
            <text:p>91796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349.94117647058" calcext:value-type="float">
            <text:p>1349,9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01598" calcext:value-type="float">
            <text:p>10159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494.08823529413" calcext:value-type="float">
            <text:p>1494,09</text:p>
          </table:table-cell>
        </table:table-row>
        <table:table-row table:style-name="ro1">
          <table:table-cell table:style-name="ce13" office:value-type="float" office:value="593" calcext:value-type="float">
            <text:p>59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91950" calcext:value-type="float">
            <text:p>91950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352.20588235294" calcext:value-type="float">
            <text:p>1352,21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01765" calcext:value-type="float">
            <text:p>101765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496.54411764707" calcext:value-type="float">
            <text:p>1496,54</text:p>
          </table:table-cell>
        </table:table-row>
        <table:table-row table:style-name="ro1">
          <table:table-cell table:style-name="ce13" office:value-type="float" office:value="594" calcext:value-type="float">
            <text:p>59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92105" calcext:value-type="float">
            <text:p>92105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354.48529411764" calcext:value-type="float">
            <text:p>1354,49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01931" calcext:value-type="float">
            <text:p>101931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498.98529411766" calcext:value-type="float">
            <text:p>1498,99</text:p>
          </table:table-cell>
        </table:table-row>
        <table:table-row table:style-name="ro1">
          <table:table-cell table:style-name="ce13" office:value-type="float" office:value="595" calcext:value-type="float">
            <text:p>59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92257" calcext:value-type="float">
            <text:p>92257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356.72058823529" calcext:value-type="float">
            <text:p>1356,72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02098" calcext:value-type="float">
            <text:p>102098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501.4411764706" calcext:value-type="float">
            <text:p>1501,44</text:p>
          </table:table-cell>
        </table:table-row>
        <table:table-row table:style-name="ro1">
          <table:table-cell table:style-name="ce13" office:value-type="float" office:value="596" calcext:value-type="float">
            <text:p>59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92413" calcext:value-type="float">
            <text:p>92413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359.01470588235" calcext:value-type="float">
            <text:p>1359,01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02267" calcext:value-type="float">
            <text:p>102267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503.92647058824" calcext:value-type="float">
            <text:p>1503,93</text:p>
          </table:table-cell>
        </table:table-row>
        <table:table-row table:style-name="ro1">
          <table:table-cell table:style-name="ce13" office:value-type="float" office:value="597" calcext:value-type="float">
            <text:p>59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92567" calcext:value-type="float">
            <text:p>92567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361.2794117647" calcext:value-type="float">
            <text:p>1361,28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02435" calcext:value-type="float">
            <text:p>102435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506.39705882354" calcext:value-type="float">
            <text:p>1506,40</text:p>
          </table:table-cell>
        </table:table-row>
        <table:table-row table:style-name="ro1">
          <table:table-cell table:style-name="ce13" office:value-type="float" office:value="598" calcext:value-type="float">
            <text:p>59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92720" calcext:value-type="float">
            <text:p>92720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363.5294117647" calcext:value-type="float">
            <text:p>1363,53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02604" calcext:value-type="float">
            <text:p>102604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508.88235294119" calcext:value-type="float">
            <text:p>1508,88</text:p>
          </table:table-cell>
        </table:table-row>
        <table:table-row table:style-name="ro1">
          <table:table-cell table:style-name="ce13" office:value-type="float" office:value="599" calcext:value-type="float">
            <text:p>59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92875" calcext:value-type="float">
            <text:p>92875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365.80882352941" calcext:value-type="float">
            <text:p>1365,81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02772" calcext:value-type="float">
            <text:p>102772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511.35294117648" calcext:value-type="float">
            <text:p>1511,35</text:p>
          </table:table-cell>
        </table:table-row>
        <table:table-row table:style-name="ro1"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93029" calcext:value-type="float">
            <text:p>93029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368.07352941176" calcext:value-type="float">
            <text:p>1368,07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02942" calcext:value-type="float">
            <text:p>102942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513.85294117648" calcext:value-type="float">
            <text:p>1513,85</text:p>
          </table:table-cell>
        </table:table-row>
        <table:table-row table:style-name="ro1">
          <table:table-cell table:style-name="ce13" office:value-type="float" office:value="601" calcext:value-type="float">
            <text:p>601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93185" calcext:value-type="float">
            <text:p>93185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370.36764705882" calcext:value-type="float">
            <text:p>1370,37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03111" calcext:value-type="float">
            <text:p>103111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516.33823529413" calcext:value-type="float">
            <text:p>1516,34</text:p>
          </table:table-cell>
        </table:table-row>
        <table:table-row table:style-name="ro1">
          <table:table-cell table:style-name="ce13" office:value-type="float" office:value="602" calcext:value-type="float">
            <text:p>60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93338" calcext:value-type="float">
            <text:p>93338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372.61764705882" calcext:value-type="float">
            <text:p>1372,62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03279" calcext:value-type="float">
            <text:p>103279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518.80882352942" calcext:value-type="float">
            <text:p>1518,81</text:p>
          </table:table-cell>
        </table:table-row>
        <table:table-row table:style-name="ro1">
          <table:table-cell table:style-name="ce13" office:value-type="float" office:value="603" calcext:value-type="float">
            <text:p>603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93493" calcext:value-type="float">
            <text:p>93493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374.89705882353" calcext:value-type="float">
            <text:p>1374,9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03447" calcext:value-type="float">
            <text:p>103447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521.27941176471" calcext:value-type="float">
            <text:p>1521,28</text:p>
          </table:table-cell>
        </table:table-row>
        <table:table-row table:style-name="ro1">
          <table:table-cell table:style-name="ce13" office:value-type="float" office:value="604" calcext:value-type="float">
            <text:p>604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93651" calcext:value-type="float">
            <text:p>93651</text:p>
          </table:table-cell>
          <table:table-cell table:style-name="ce15" office:value-type="float" office:value="2.32352941176471" calcext:value-type="float">
            <text:p>2,32</text:p>
          </table:table-cell>
          <table:table-cell table:style-name="ce15" office:value-type="float" office:value="1377.22058823529" calcext:value-type="float">
            <text:p>1377,22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03615" calcext:value-type="float">
            <text:p>103615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523.75000000001" calcext:value-type="float">
            <text:p>1523,75</text:p>
          </table:table-cell>
        </table:table-row>
        <table:table-row table:style-name="ro1">
          <table:table-cell table:style-name="ce13" office:value-type="float" office:value="605" calcext:value-type="float">
            <text:p>605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93808" calcext:value-type="float">
            <text:p>93808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1379.5294117647" calcext:value-type="float">
            <text:p>1379,5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03783" calcext:value-type="float">
            <text:p>103783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526.2205882353" calcext:value-type="float">
            <text:p>1526,22</text:p>
          </table:table-cell>
        </table:table-row>
        <table:table-row table:style-name="ro1">
          <table:table-cell table:style-name="ce13" office:value-type="float" office:value="606" calcext:value-type="float">
            <text:p>60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93963" calcext:value-type="float">
            <text:p>93963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381.80882352941" calcext:value-type="float">
            <text:p>1381,81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03950" calcext:value-type="float">
            <text:p>103950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528.67647058824" calcext:value-type="float">
            <text:p>1528,68</text:p>
          </table:table-cell>
        </table:table-row>
        <table:table-row table:style-name="ro1">
          <table:table-cell table:style-name="ce13" office:value-type="float" office:value="607" calcext:value-type="float">
            <text:p>60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94116" calcext:value-type="float">
            <text:p>94116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384.05882352941" calcext:value-type="float">
            <text:p>1384,06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04117" calcext:value-type="float">
            <text:p>104117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531.13235294119" calcext:value-type="float">
            <text:p>1531,13</text:p>
          </table:table-cell>
        </table:table-row>
        <table:table-row table:style-name="ro1">
          <table:table-cell table:style-name="ce13" office:value-type="float" office:value="608" calcext:value-type="float">
            <text:p>608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94271" calcext:value-type="float">
            <text:p>94271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386.33823529411" calcext:value-type="float">
            <text:p>1386,34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04283" calcext:value-type="float">
            <text:p>104283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533.57352941177" calcext:value-type="float">
            <text:p>1533,57</text:p>
          </table:table-cell>
        </table:table-row>
        <table:table-row table:style-name="ro1">
          <table:table-cell table:style-name="ce13" office:value-type="float" office:value="609" calcext:value-type="float">
            <text:p>609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94428" calcext:value-type="float">
            <text:p>94428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1388.64705882353" calcext:value-type="float">
            <text:p>1388,65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04451" calcext:value-type="float">
            <text:p>104451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536.04411764707" calcext:value-type="float">
            <text:p>1536,04</text:p>
          </table:table-cell>
        </table:table-row>
        <table:table-row table:style-name="ro1">
          <table:table-cell table:style-name="ce13" office:value-type="float" office:value="610" calcext:value-type="float">
            <text:p>61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94583" calcext:value-type="float">
            <text:p>94583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390.92647058823" calcext:value-type="float">
            <text:p>1390,93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04620" calcext:value-type="float">
            <text:p>104620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538.52941176471" calcext:value-type="float">
            <text:p>1538,53</text:p>
          </table:table-cell>
        </table:table-row>
        <table:table-row table:style-name="ro1">
          <table:table-cell table:style-name="ce13" office:value-type="float" office:value="611" calcext:value-type="float">
            <text:p>61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94737" calcext:value-type="float">
            <text:p>94737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393.19117647058" calcext:value-type="float">
            <text:p>1393,19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04789" calcext:value-type="float">
            <text:p>104789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541.01470588236" calcext:value-type="float">
            <text:p>1541,01</text:p>
          </table:table-cell>
        </table:table-row>
        <table:table-row table:style-name="ro1">
          <table:table-cell table:style-name="ce13" office:value-type="float" office:value="612" calcext:value-type="float">
            <text:p>612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94894" calcext:value-type="float">
            <text:p>94894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1395.5" calcext:value-type="float">
            <text:p>1395,5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04957" calcext:value-type="float">
            <text:p>104957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543.48529411766" calcext:value-type="float">
            <text:p>1543,49</text:p>
          </table:table-cell>
        </table:table-row>
        <table:table-row table:style-name="ro1">
          <table:table-cell table:style-name="ce13" office:value-type="float" office:value="613" calcext:value-type="float">
            <text:p>613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95050" calcext:value-type="float">
            <text:p>95050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397.79411764705" calcext:value-type="float">
            <text:p>1397,79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05124" calcext:value-type="float">
            <text:p>105124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545.9411764706" calcext:value-type="float">
            <text:p>1545,94</text:p>
          </table:table-cell>
        </table:table-row>
        <table:table-row table:style-name="ro1">
          <table:table-cell table:style-name="ce13" office:value-type="float" office:value="614" calcext:value-type="float">
            <text:p>61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95204" calcext:value-type="float">
            <text:p>95204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400.05882352941" calcext:value-type="float">
            <text:p>1400,0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05293" calcext:value-type="float">
            <text:p>105293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548.42647058824" calcext:value-type="float">
            <text:p>1548,43</text:p>
          </table:table-cell>
        </table:table-row>
        <table:table-row table:style-name="ro1">
          <table:table-cell table:style-name="ce13" office:value-type="float" office:value="615" calcext:value-type="float">
            <text:p>615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95361" calcext:value-type="float">
            <text:p>95361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1402.36764705882" calcext:value-type="float">
            <text:p>1402,37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05460" calcext:value-type="float">
            <text:p>105460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550.88235294119" calcext:value-type="float">
            <text:p>1550,88</text:p>
          </table:table-cell>
        </table:table-row>
        <table:table-row table:style-name="ro1">
          <table:table-cell table:style-name="ce13" office:value-type="float" office:value="616" calcext:value-type="float">
            <text:p>61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95516" calcext:value-type="float">
            <text:p>95516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404.64705882353" calcext:value-type="float">
            <text:p>1404,65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05630" calcext:value-type="float">
            <text:p>10563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553.38235294119" calcext:value-type="float">
            <text:p>1553,38</text:p>
          </table:table-cell>
        </table:table-row>
        <table:table-row table:style-name="ro1">
          <table:table-cell table:style-name="ce13" office:value-type="float" office:value="617" calcext:value-type="float">
            <text:p>61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95671" calcext:value-type="float">
            <text:p>95671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406.92647058823" calcext:value-type="float">
            <text:p>1406,9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05798" calcext:value-type="float">
            <text:p>10579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555.85294117648" calcext:value-type="float">
            <text:p>1555,85</text:p>
          </table:table-cell>
        </table:table-row>
        <table:table-row table:style-name="ro1">
          <table:table-cell table:style-name="ce13" office:value-type="float" office:value="618" calcext:value-type="float">
            <text:p>618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95828" calcext:value-type="float">
            <text:p>95828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1409.23529411764" calcext:value-type="float">
            <text:p>1409,24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05967" calcext:value-type="float">
            <text:p>105967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558.33823529413" calcext:value-type="float">
            <text:p>1558,34</text:p>
          </table:table-cell>
        </table:table-row>
        <table:table-row table:style-name="ro1">
          <table:table-cell table:style-name="ce13" office:value-type="float" office:value="619" calcext:value-type="float">
            <text:p>619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95986" calcext:value-type="float">
            <text:p>95986</text:p>
          </table:table-cell>
          <table:table-cell table:style-name="ce15" office:value-type="float" office:value="2.32352941176471" calcext:value-type="float">
            <text:p>2,32</text:p>
          </table:table-cell>
          <table:table-cell table:style-name="ce15" office:value-type="float" office:value="1411.55882352941" calcext:value-type="float">
            <text:p>1411,56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06134" calcext:value-type="float">
            <text:p>106134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560.79411764707" calcext:value-type="float">
            <text:p>1560,79</text:p>
          </table:table-cell>
        </table:table-row>
        <table:table-row table:style-name="ro1">
          <table:table-cell table:style-name="ce13" office:value-type="float" office:value="620" calcext:value-type="float">
            <text:p>620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96143" calcext:value-type="float">
            <text:p>96143</text:p>
          </table:table-cell>
          <table:table-cell table:style-name="ce15" office:value-type="float" office:value="2.30882352941176" calcext:value-type="float">
            <text:p>2,31</text:p>
          </table:table-cell>
          <table:table-cell table:style-name="ce15" office:value-type="float" office:value="1413.86764705882" calcext:value-type="float">
            <text:p>1413,87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06303" calcext:value-type="float">
            <text:p>106303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563.27941176471" calcext:value-type="float">
            <text:p>1563,28</text:p>
          </table:table-cell>
        </table:table-row>
        <table:table-row table:style-name="ro1">
          <table:table-cell table:style-name="ce13" office:value-type="float" office:value="621" calcext:value-type="float">
            <text:p>62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96296" calcext:value-type="float">
            <text:p>96296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416.11764705882" calcext:value-type="float">
            <text:p>1416,12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06471" calcext:value-type="float">
            <text:p>106471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565.75000000001" calcext:value-type="float">
            <text:p>1565,75</text:p>
          </table:table-cell>
        </table:table-row>
        <table:table-row table:style-name="ro1">
          <table:table-cell table:style-name="ce13" office:value-type="float" office:value="622" calcext:value-type="float">
            <text:p>62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96450" calcext:value-type="float">
            <text:p>96450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418.38235294117" calcext:value-type="float">
            <text:p>1418,38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06640" calcext:value-type="float">
            <text:p>106640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568.23529411766" calcext:value-type="float">
            <text:p>1568,24</text:p>
          </table:table-cell>
        </table:table-row>
        <table:table-row table:style-name="ro1">
          <table:table-cell table:style-name="ce13" office:value-type="float" office:value="623" calcext:value-type="float">
            <text:p>62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96604" calcext:value-type="float">
            <text:p>96604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420.64705882352" calcext:value-type="float">
            <text:p>1420,65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06808" calcext:value-type="float">
            <text:p>10680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570.70588235295" calcext:value-type="float">
            <text:p>1570,71</text:p>
          </table:table-cell>
        </table:table-row>
        <table:table-row table:style-name="ro1">
          <table:table-cell table:style-name="ce13" office:value-type="float" office:value="624" calcext:value-type="float">
            <text:p>62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96757" calcext:value-type="float">
            <text:p>96757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422.89705882353" calcext:value-type="float">
            <text:p>1422,90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06975" calcext:value-type="float">
            <text:p>106975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573.16176470589" calcext:value-type="float">
            <text:p>1573,16</text:p>
          </table:table-cell>
        </table:table-row>
        <table:table-row table:style-name="ro1">
          <table:table-cell table:style-name="ce13" office:value-type="float" office:value="625" calcext:value-type="float">
            <text:p>625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96957" calcext:value-type="float">
            <text:p>96957</text:p>
          </table:table-cell>
          <table:table-cell table:style-name="ce15" office:value-type="float" office:value="2.94117647058824" calcext:value-type="float">
            <text:p>2,94</text:p>
          </table:table-cell>
          <table:table-cell table:style-name="ce15" office:value-type="float" office:value="1425.83823529411" calcext:value-type="float">
            <text:p>1425,8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07143" calcext:value-type="float">
            <text:p>107143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575.63235294119" calcext:value-type="float">
            <text:p>1575,63</text:p>
          </table:table-cell>
        </table:table-row>
        <table:table-row table:style-name="ro1">
          <table:table-cell table:style-name="ce13" office:value-type="float" office:value="626" calcext:value-type="float">
            <text:p>62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97111" calcext:value-type="float">
            <text:p>9711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428.10294117647" calcext:value-type="float">
            <text:p>1428,10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07310" calcext:value-type="float">
            <text:p>107310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578.08823529413" calcext:value-type="float">
            <text:p>1578,09</text:p>
          </table:table-cell>
        </table:table-row>
        <table:table-row table:style-name="ro1">
          <table:table-cell table:style-name="ce13" office:value-type="float" office:value="627" calcext:value-type="float">
            <text:p>627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97263" calcext:value-type="float">
            <text:p>97263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430.33823529411" calcext:value-type="float">
            <text:p>1430,3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07478" calcext:value-type="float">
            <text:p>10747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580.55882352942" calcext:value-type="float">
            <text:p>1580,56</text:p>
          </table:table-cell>
        </table:table-row>
        <table:table-row table:style-name="ro1">
          <table:table-cell table:style-name="ce13" office:value-type="float" office:value="628" calcext:value-type="float">
            <text:p>62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97416" calcext:value-type="float">
            <text:p>97416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432.58823529411" calcext:value-type="float">
            <text:p>1432,59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07645" calcext:value-type="float">
            <text:p>107645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583.01470588236" calcext:value-type="float">
            <text:p>1583,01</text:p>
          </table:table-cell>
        </table:table-row>
        <table:table-row table:style-name="ro1">
          <table:table-cell table:style-name="ce13" office:value-type="float" office:value="629" calcext:value-type="float">
            <text:p>629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97566" calcext:value-type="float">
            <text:p>97566</text:p>
          </table:table-cell>
          <table:table-cell table:style-name="ce15" office:value-type="float" office:value="2.20588235294118" calcext:value-type="float">
            <text:p>2,21</text:p>
          </table:table-cell>
          <table:table-cell table:style-name="ce15" office:value-type="float" office:value="1434.79411764705" calcext:value-type="float">
            <text:p>1434,79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07812" calcext:value-type="float">
            <text:p>107812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585.4705882353" calcext:value-type="float">
            <text:p>1585,47</text:p>
          </table:table-cell>
        </table:table-row>
        <table:table-row table:style-name="ro1">
          <table:table-cell table:style-name="ce13" office:value-type="float" office:value="630" calcext:value-type="float">
            <text:p>630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97717" calcext:value-type="float">
            <text:p>97717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1437.01470588235" calcext:value-type="float">
            <text:p>1437,01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07979" calcext:value-type="float">
            <text:p>107979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587.92647058824" calcext:value-type="float">
            <text:p>1587,93</text:p>
          </table:table-cell>
        </table:table-row>
        <table:table-row table:style-name="ro1">
          <table:table-cell table:style-name="ce13" office:value-type="float" office:value="631" calcext:value-type="float">
            <text:p>63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97870" calcext:value-type="float">
            <text:p>97870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439.26470588235" calcext:value-type="float">
            <text:p>1439,26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08145" calcext:value-type="float">
            <text:p>108145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590.36764705883" calcext:value-type="float">
            <text:p>1590,37</text:p>
          </table:table-cell>
        </table:table-row>
        <table:table-row table:style-name="ro1">
          <table:table-cell table:style-name="ce13" office:value-type="float" office:value="632" calcext:value-type="float">
            <text:p>63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98023" calcext:value-type="float">
            <text:p>98023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441.51470588235" calcext:value-type="float">
            <text:p>1441,51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08314" calcext:value-type="float">
            <text:p>108314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592.85294117648" calcext:value-type="float">
            <text:p>1592,85</text:p>
          </table:table-cell>
        </table:table-row>
        <table:table-row table:style-name="ro1">
          <table:table-cell table:style-name="ce13" office:value-type="float" office:value="633" calcext:value-type="float">
            <text:p>63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98176" calcext:value-type="float">
            <text:p>98176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443.76470588235" calcext:value-type="float">
            <text:p>1443,7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08482" calcext:value-type="float">
            <text:p>108482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595.32352941177" calcext:value-type="float">
            <text:p>1595,32</text:p>
          </table:table-cell>
        </table:table-row>
        <table:table-row table:style-name="ro1">
          <table:table-cell table:style-name="ce13" office:value-type="float" office:value="634" calcext:value-type="float">
            <text:p>634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98328" calcext:value-type="float">
            <text:p>98328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446" calcext:value-type="float">
            <text:p>1446,0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08650" calcext:value-type="float">
            <text:p>108650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597.79411764707" calcext:value-type="float">
            <text:p>1597,79</text:p>
          </table:table-cell>
        </table:table-row>
        <table:table-row table:style-name="ro1">
          <table:table-cell table:style-name="ce13" office:value-type="float" office:value="635" calcext:value-type="float">
            <text:p>63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98482" calcext:value-type="float">
            <text:p>98482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448.26470588235" calcext:value-type="float">
            <text:p>1448,26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08817" calcext:value-type="float">
            <text:p>108817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600.25000000001" calcext:value-type="float">
            <text:p>1600,25</text:p>
          </table:table-cell>
        </table:table-row>
        <table:table-row table:style-name="ro1">
          <table:table-cell table:style-name="ce13" office:value-type="float" office:value="636" calcext:value-type="float">
            <text:p>63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98634" calcext:value-type="float">
            <text:p>98634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450.5" calcext:value-type="float">
            <text:p>1450,50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08984" calcext:value-type="float">
            <text:p>108984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602.70588235295" calcext:value-type="float">
            <text:p>1602,71</text:p>
          </table:table-cell>
        </table:table-row>
        <table:table-row table:style-name="ro1">
          <table:table-cell table:style-name="ce13" office:value-type="float" office:value="637" calcext:value-type="float">
            <text:p>63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98788" calcext:value-type="float">
            <text:p>98788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452.76470588235" calcext:value-type="float">
            <text:p>1452,76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09150" calcext:value-type="float">
            <text:p>109150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605.14705882354" calcext:value-type="float">
            <text:p>1605,15</text:p>
          </table:table-cell>
        </table:table-row>
        <table:table-row table:style-name="ro1">
          <table:table-cell table:style-name="ce13" office:value-type="float" office:value="638" calcext:value-type="float">
            <text:p>63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98940" calcext:value-type="float">
            <text:p>98940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455" calcext:value-type="float">
            <text:p>1455,0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09318" calcext:value-type="float">
            <text:p>10931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607.61764705883" calcext:value-type="float">
            <text:p>1607,62</text:p>
          </table:table-cell>
        </table:table-row>
        <table:table-row table:style-name="ro1">
          <table:table-cell table:style-name="ce13" office:value-type="float" office:value="639" calcext:value-type="float">
            <text:p>63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99093" calcext:value-type="float">
            <text:p>99093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457.25" calcext:value-type="float">
            <text:p>1457,25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09485" calcext:value-type="float">
            <text:p>109485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610.07352941177" calcext:value-type="float">
            <text:p>1610,07</text:p>
          </table:table-cell>
        </table:table-row>
        <table:table-row table:style-name="ro1">
          <table:table-cell table:style-name="ce13" office:value-type="float" office:value="640" calcext:value-type="float">
            <text:p>64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99246" calcext:value-type="float">
            <text:p>99246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459.5" calcext:value-type="float">
            <text:p>1459,50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09651" calcext:value-type="float">
            <text:p>109651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612.51470588236" calcext:value-type="float">
            <text:p>1612,51</text:p>
          </table:table-cell>
        </table:table-row>
        <table:table-row table:style-name="ro1">
          <table:table-cell table:style-name="ce13" office:value-type="float" office:value="641" calcext:value-type="float">
            <text:p>64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99398" calcext:value-type="float">
            <text:p>99398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461.73529411764" calcext:value-type="float">
            <text:p>1461,74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09820" calcext:value-type="float">
            <text:p>109820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615.00000000001" calcext:value-type="float">
            <text:p>1615,00</text:p>
          </table:table-cell>
        </table:table-row>
        <table:table-row table:style-name="ro1">
          <table:table-cell table:style-name="ce13" office:value-type="float" office:value="642" calcext:value-type="float">
            <text:p>64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99552" calcext:value-type="float">
            <text:p>99552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464" calcext:value-type="float">
            <text:p>1464,00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09987" calcext:value-type="float">
            <text:p>109987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617.45588235295" calcext:value-type="float">
            <text:p>1617,46</text:p>
          </table:table-cell>
        </table:table-row>
        <table:table-row table:style-name="ro1">
          <table:table-cell table:style-name="ce13" office:value-type="float" office:value="643" calcext:value-type="float">
            <text:p>643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99703" calcext:value-type="float">
            <text:p>99703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1466.22058823529" calcext:value-type="float">
            <text:p>1466,22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10155" calcext:value-type="float">
            <text:p>110155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619.92647058825" calcext:value-type="float">
            <text:p>1619,93</text:p>
          </table:table-cell>
        </table:table-row>
        <table:table-row table:style-name="ro1">
          <table:table-cell table:style-name="ce13" office:value-type="float" office:value="644" calcext:value-type="float">
            <text:p>644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99859" calcext:value-type="float">
            <text:p>99859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468.51470588235" calcext:value-type="float">
            <text:p>1468,51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10322" calcext:value-type="float">
            <text:p>110322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622.38235294119" calcext:value-type="float">
            <text:p>1622,38</text:p>
          </table:table-cell>
        </table:table-row>
        <table:table-row table:style-name="ro1">
          <table:table-cell table:style-name="ce13" office:value-type="float" office:value="645" calcext:value-type="float">
            <text:p>64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00011" calcext:value-type="float">
            <text:p>100011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470.75" calcext:value-type="float">
            <text:p>1470,75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10490" calcext:value-type="float">
            <text:p>110490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624.85294117648" calcext:value-type="float">
            <text:p>1624,85</text:p>
          </table:table-cell>
        </table:table-row>
        <table:table-row table:style-name="ro1">
          <table:table-cell table:style-name="ce13" office:value-type="float" office:value="646" calcext:value-type="float">
            <text:p>64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00163" calcext:value-type="float">
            <text:p>100163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472.98529411764" calcext:value-type="float">
            <text:p>1472,9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10658" calcext:value-type="float">
            <text:p>11065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627.32352941177" calcext:value-type="float">
            <text:p>1627,32</text:p>
          </table:table-cell>
        </table:table-row>
        <table:table-row table:style-name="ro1">
          <table:table-cell table:style-name="ce13" office:value-type="float" office:value="647" calcext:value-type="float">
            <text:p>64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00318" calcext:value-type="float">
            <text:p>100318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475.26470588235" calcext:value-type="float">
            <text:p>1475,26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10824" calcext:value-type="float">
            <text:p>110824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629.76470588236" calcext:value-type="float">
            <text:p>1629,76</text:p>
          </table:table-cell>
        </table:table-row>
        <table:table-row table:style-name="ro1">
          <table:table-cell table:style-name="ce13" office:value-type="float" office:value="648" calcext:value-type="float">
            <text:p>64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00470" calcext:value-type="float">
            <text:p>100470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477.5" calcext:value-type="float">
            <text:p>1477,50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10990" calcext:value-type="float">
            <text:p>110990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632.20588235295" calcext:value-type="float">
            <text:p>1632,21</text:p>
          </table:table-cell>
        </table:table-row>
        <table:table-row table:style-name="ro1">
          <table:table-cell table:style-name="ce13" office:value-type="float" office:value="649" calcext:value-type="float">
            <text:p>64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00622" calcext:value-type="float">
            <text:p>100622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479.73529411764" calcext:value-type="float">
            <text:p>1479,7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11158" calcext:value-type="float">
            <text:p>11115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634.67647058825" calcext:value-type="float">
            <text:p>1634,68</text:p>
          </table:table-cell>
        </table:table-row>
        <table:table-row table:style-name="ro1">
          <table:table-cell table:style-name="ce13" office:value-type="float" office:value="650" calcext:value-type="float">
            <text:p>65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00777" calcext:value-type="float">
            <text:p>100777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482.01470588235" calcext:value-type="float">
            <text:p>1482,01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11323" calcext:value-type="float">
            <text:p>111323</text:p>
          </table:table-cell>
          <table:table-cell table:style-name="ce15" office:value-type="float" office:value="2.42647058823529" calcext:value-type="float">
            <text:p>2,43</text:p>
          </table:table-cell>
          <table:table-cell table:style-name="ce15" office:value-type="float" office:value="1637.10294117648" calcext:value-type="float">
            <text:p>1637,10</text:p>
          </table:table-cell>
        </table:table-row>
        <table:table-row table:style-name="ro1">
          <table:table-cell table:style-name="ce13" office:value-type="float" office:value="651" calcext:value-type="float">
            <text:p>65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00930" calcext:value-type="float">
            <text:p>100930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484.26470588235" calcext:value-type="float">
            <text:p>1484,2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11491" calcext:value-type="float">
            <text:p>111491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639.57352941177" calcext:value-type="float">
            <text:p>1639,57</text:p>
          </table:table-cell>
        </table:table-row>
        <table:table-row table:style-name="ro1">
          <table:table-cell table:style-name="ce13" office:value-type="float" office:value="652" calcext:value-type="float">
            <text:p>652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01082" calcext:value-type="float">
            <text:p>101082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486.5" calcext:value-type="float">
            <text:p>1486,50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11657" calcext:value-type="float">
            <text:p>111657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642.01470588236" calcext:value-type="float">
            <text:p>1642,01</text:p>
          </table:table-cell>
        </table:table-row>
        <table:table-row table:style-name="ro1">
          <table:table-cell table:style-name="ce13" office:value-type="float" office:value="653" calcext:value-type="float">
            <text:p>653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01234" calcext:value-type="float">
            <text:p>101234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488.73529411764" calcext:value-type="float">
            <text:p>1488,74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11824" calcext:value-type="float">
            <text:p>111824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644.4705882353" calcext:value-type="float">
            <text:p>1644,47</text:p>
          </table:table-cell>
        </table:table-row>
        <table:table-row table:style-name="ro1">
          <table:table-cell table:style-name="ce13" office:value-type="float" office:value="654" calcext:value-type="float">
            <text:p>65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01389" calcext:value-type="float">
            <text:p>101389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491.01470588235" calcext:value-type="float">
            <text:p>1491,01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11994" calcext:value-type="float">
            <text:p>111994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646.9705882353" calcext:value-type="float">
            <text:p>1646,97</text:p>
          </table:table-cell>
        </table:table-row>
        <table:table-row table:style-name="ro1">
          <table:table-cell table:style-name="ce13" office:value-type="float" office:value="655" calcext:value-type="float">
            <text:p>655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1539" calcext:value-type="float">
            <text:p>101539</text:p>
          </table:table-cell>
          <table:table-cell table:style-name="ce15" office:value-type="float" office:value="2.20588235294118" calcext:value-type="float">
            <text:p>2,21</text:p>
          </table:table-cell>
          <table:table-cell table:style-name="ce15" office:value-type="float" office:value="1493.22058823529" calcext:value-type="float">
            <text:p>1493,22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12164" calcext:value-type="float">
            <text:p>112164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649.4705882353" calcext:value-type="float">
            <text:p>1649,47</text:p>
          </table:table-cell>
        </table:table-row>
        <table:table-row table:style-name="ro1">
          <table:table-cell table:style-name="ce13" office:value-type="float" office:value="656" calcext:value-type="float">
            <text:p>65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01691" calcext:value-type="float">
            <text:p>101691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495.45588235294" calcext:value-type="float">
            <text:p>1495,4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12332" calcext:value-type="float">
            <text:p>112332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651.9411764706" calcext:value-type="float">
            <text:p>1651,94</text:p>
          </table:table-cell>
        </table:table-row>
        <table:table-row table:style-name="ro1">
          <table:table-cell table:style-name="ce13" office:value-type="float" office:value="657" calcext:value-type="float">
            <text:p>65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01844" calcext:value-type="float">
            <text:p>101844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497.70588235294" calcext:value-type="float">
            <text:p>1497,71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12500" calcext:value-type="float">
            <text:p>112500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654.41176470589" calcext:value-type="float">
            <text:p>1654,41</text:p>
          </table:table-cell>
        </table:table-row>
        <table:table-row table:style-name="ro1">
          <table:table-cell table:style-name="ce13" office:value-type="float" office:value="658" calcext:value-type="float">
            <text:p>65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01997" calcext:value-type="float">
            <text:p>101997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499.95588235294" calcext:value-type="float">
            <text:p>1499,9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12668" calcext:value-type="float">
            <text:p>11266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656.88235294119" calcext:value-type="float">
            <text:p>1656,88</text:p>
          </table:table-cell>
        </table:table-row>
        <table:table-row table:style-name="ro1">
          <table:table-cell table:style-name="ce13" office:value-type="float" office:value="659" calcext:value-type="float">
            <text:p>659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02148" calcext:value-type="float">
            <text:p>102148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1502.17647058823" calcext:value-type="float">
            <text:p>1502,1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12838" calcext:value-type="float">
            <text:p>112838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659.38235294119" calcext:value-type="float">
            <text:p>1659,38</text:p>
          </table:table-cell>
        </table:table-row>
        <table:table-row table:style-name="ro1">
          <table:table-cell table:style-name="ce13" office:value-type="float" office:value="660" calcext:value-type="float">
            <text:p>66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02301" calcext:value-type="float">
            <text:p>102301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504.42647058823" calcext:value-type="float">
            <text:p>1504,4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13006" calcext:value-type="float">
            <text:p>113006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661.85294117648" calcext:value-type="float">
            <text:p>1661,85</text:p>
          </table:table-cell>
        </table:table-row>
        <table:table-row table:style-name="ro1">
          <table:table-cell table:style-name="ce13" office:value-type="float" office:value="661" calcext:value-type="float">
            <text:p>66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02454" calcext:value-type="float">
            <text:p>102454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506.67647058823" calcext:value-type="float">
            <text:p>1506,6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13176" calcext:value-type="float">
            <text:p>113176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664.35294117648" calcext:value-type="float">
            <text:p>1664,35</text:p>
          </table:table-cell>
        </table:table-row>
        <table:table-row table:style-name="ro1">
          <table:table-cell table:style-name="ce13" office:value-type="float" office:value="662" calcext:value-type="float">
            <text:p>662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02606" calcext:value-type="float">
            <text:p>102606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508.91176470588" calcext:value-type="float">
            <text:p>1508,91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13342" calcext:value-type="float">
            <text:p>113342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666.79411764707" calcext:value-type="float">
            <text:p>1666,79</text:p>
          </table:table-cell>
        </table:table-row>
        <table:table-row table:style-name="ro1">
          <table:table-cell table:style-name="ce13" office:value-type="float" office:value="663" calcext:value-type="float">
            <text:p>663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02761" calcext:value-type="float">
            <text:p>102761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511.19117647058" calcext:value-type="float">
            <text:p>1511,1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13510" calcext:value-type="float">
            <text:p>113510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669.26470588236" calcext:value-type="float">
            <text:p>1669,26</text:p>
          </table:table-cell>
        </table:table-row>
        <table:table-row table:style-name="ro1">
          <table:table-cell table:style-name="ce13" office:value-type="float" office:value="664" calcext:value-type="float">
            <text:p>66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02916" calcext:value-type="float">
            <text:p>102916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513.47058823529" calcext:value-type="float">
            <text:p>1513,47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13676" calcext:value-type="float">
            <text:p>113676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671.70588235295" calcext:value-type="float">
            <text:p>1671,71</text:p>
          </table:table-cell>
        </table:table-row>
        <table:table-row table:style-name="ro1">
          <table:table-cell table:style-name="ce13" office:value-type="float" office:value="665" calcext:value-type="float">
            <text:p>665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03068" calcext:value-type="float">
            <text:p>103068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515.70588235294" calcext:value-type="float">
            <text:p>1515,71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13844" calcext:value-type="float">
            <text:p>113844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674.17647058825" calcext:value-type="float">
            <text:p>1674,18</text:p>
          </table:table-cell>
        </table:table-row>
        <table:table-row table:style-name="ro1">
          <table:table-cell table:style-name="ce13" office:value-type="float" office:value="666" calcext:value-type="float">
            <text:p>666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03221" calcext:value-type="float">
            <text:p>103221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517.95588235294" calcext:value-type="float">
            <text:p>1517,96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14015" calcext:value-type="float">
            <text:p>114015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1676.6911764706" calcext:value-type="float">
            <text:p>1676,69</text:p>
          </table:table-cell>
        </table:table-row>
        <table:table-row table:style-name="ro1">
          <table:table-cell table:style-name="ce13" office:value-type="float" office:value="667" calcext:value-type="float">
            <text:p>667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03373" calcext:value-type="float">
            <text:p>103373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520.19117647058" calcext:value-type="float">
            <text:p>1520,1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14183" calcext:value-type="float">
            <text:p>114183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679.16176470589" calcext:value-type="float">
            <text:p>1679,16</text:p>
          </table:table-cell>
        </table:table-row>
        <table:table-row table:style-name="ro1">
          <table:table-cell table:style-name="ce13" office:value-type="float" office:value="668" calcext:value-type="float">
            <text:p>66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03525" calcext:value-type="float">
            <text:p>103525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522.42647058823" calcext:value-type="float">
            <text:p>1522,4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14351" calcext:value-type="float">
            <text:p>114351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681.63235294119" calcext:value-type="float">
            <text:p>1681,63</text:p>
          </table:table-cell>
        </table:table-row>
        <table:table-row table:style-name="ro1">
          <table:table-cell table:style-name="ce13" office:value-type="float" office:value="669" calcext:value-type="float">
            <text:p>66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03680" calcext:value-type="float">
            <text:p>103680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524.70588235294" calcext:value-type="float">
            <text:p>1524,71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14517" calcext:value-type="float">
            <text:p>114517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684.07352941178" calcext:value-type="float">
            <text:p>1684,07</text:p>
          </table:table-cell>
        </table:table-row>
        <table:table-row table:style-name="ro1">
          <table:table-cell table:style-name="ce13" office:value-type="float" office:value="670" calcext:value-type="float">
            <text:p>67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03833" calcext:value-type="float">
            <text:p>103833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526.95588235294" calcext:value-type="float">
            <text:p>1526,9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14686" calcext:value-type="float">
            <text:p>114686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686.55882352942" calcext:value-type="float">
            <text:p>1686,56</text:p>
          </table:table-cell>
        </table:table-row>
        <table:table-row table:style-name="ro1">
          <table:table-cell table:style-name="ce13" office:value-type="float" office:value="671" calcext:value-type="float">
            <text:p>671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03984" calcext:value-type="float">
            <text:p>103984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1529.17647058823" calcext:value-type="float">
            <text:p>1529,18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114859" calcext:value-type="float">
            <text:p>114859</text:p>
          </table:table-cell>
          <table:table-cell table:style-name="ce15" office:value-type="float" office:value="2.54411764705882" calcext:value-type="float">
            <text:p>2,54</text:p>
          </table:table-cell>
          <table:table-cell table:style-name="ce15" office:value-type="float" office:value="1689.10294117648" calcext:value-type="float">
            <text:p>1689,10</text:p>
          </table:table-cell>
        </table:table-row>
        <table:table-row table:style-name="ro1">
          <table:table-cell table:style-name="ce13" office:value-type="float" office:value="672" calcext:value-type="float">
            <text:p>67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04137" calcext:value-type="float">
            <text:p>104137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531.42647058823" calcext:value-type="float">
            <text:p>1531,43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15028" calcext:value-type="float">
            <text:p>115028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691.58823529413" calcext:value-type="float">
            <text:p>1691,59</text:p>
          </table:table-cell>
        </table:table-row>
        <table:table-row table:style-name="ro1">
          <table:table-cell table:style-name="ce13" office:value-type="float" office:value="673" calcext:value-type="float">
            <text:p>67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04290" calcext:value-type="float">
            <text:p>104290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533.67647058823" calcext:value-type="float">
            <text:p>1533,68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15196" calcext:value-type="float">
            <text:p>115196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694.05882352942" calcext:value-type="float">
            <text:p>1694,06</text:p>
          </table:table-cell>
        </table:table-row>
        <table:table-row table:style-name="ro1">
          <table:table-cell table:style-name="ce13" office:value-type="float" office:value="674" calcext:value-type="float">
            <text:p>67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04443" calcext:value-type="float">
            <text:p>104443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535.92647058823" calcext:value-type="float">
            <text:p>1535,93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15365" calcext:value-type="float">
            <text:p>115365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696.54411764707" calcext:value-type="float">
            <text:p>1696,54</text:p>
          </table:table-cell>
        </table:table-row>
        <table:table-row table:style-name="ro1">
          <table:table-cell table:style-name="ce13" office:value-type="float" office:value="675" calcext:value-type="float">
            <text:p>67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04597" calcext:value-type="float">
            <text:p>104597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538.19117647058" calcext:value-type="float">
            <text:p>1538,19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15532" calcext:value-type="float">
            <text:p>115532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699.00000000001" calcext:value-type="float">
            <text:p>1699,00</text:p>
          </table:table-cell>
        </table:table-row>
        <table:table-row table:style-name="ro1">
          <table:table-cell table:style-name="ce13" office:value-type="float" office:value="676" calcext:value-type="float">
            <text:p>676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04750" calcext:value-type="float">
            <text:p>104750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540.44117647058" calcext:value-type="float">
            <text:p>1540,44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15699" calcext:value-type="float">
            <text:p>115699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701.45588235295" calcext:value-type="float">
            <text:p>1701,46</text:p>
          </table:table-cell>
        </table:table-row>
        <table:table-row table:style-name="ro1">
          <table:table-cell table:style-name="ce13" office:value-type="float" office:value="677" calcext:value-type="float">
            <text:p>677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04901" calcext:value-type="float">
            <text:p>104901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1542.66176470588" calcext:value-type="float">
            <text:p>1542,6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15868" calcext:value-type="float">
            <text:p>115868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703.9411764706" calcext:value-type="float">
            <text:p>1703,94</text:p>
          </table:table-cell>
        </table:table-row>
        <table:table-row table:style-name="ro1">
          <table:table-cell table:style-name="ce13" office:value-type="float" office:value="678" calcext:value-type="float">
            <text:p>678</text:p>
          </table:table-cell>
          <table:table-cell table:style-name="ce13" office:value-type="float" office:value="301" calcext:value-type="float">
            <text:p>301</text:p>
          </table:table-cell>
          <table:table-cell table:style-name="ce13" office:value-type="float" office:value="105202" calcext:value-type="float">
            <text:p>105202</text:p>
          </table:table-cell>
          <table:table-cell table:style-name="ce15" office:value-type="float" office:value="4.42647058823529" calcext:value-type="float">
            <text:p>4,43</text:p>
          </table:table-cell>
          <table:table-cell table:style-name="ce15" office:value-type="float" office:value="1547.08823529411" calcext:value-type="float">
            <text:p>1547,09</text:p>
          </table:table-cell>
          <table:table-cell table:style-name="ce13" office:value-type="float" office:value="316" calcext:value-type="float">
            <text:p>316</text:p>
          </table:table-cell>
          <table:table-cell table:style-name="ce13" office:value-type="float" office:value="116184" calcext:value-type="float">
            <text:p>116184</text:p>
          </table:table-cell>
          <table:table-cell table:style-name="ce15" office:value-type="float" office:value="4.64705882352941" calcext:value-type="float">
            <text:p>4,65</text:p>
          </table:table-cell>
          <table:table-cell table:style-name="ce15" office:value-type="float" office:value="1708.58823529413" calcext:value-type="float">
            <text:p>1708,59</text:p>
          </table:table-cell>
        </table:table-row>
        <table:table-row table:style-name="ro1">
          <table:table-cell table:style-name="ce13" office:value-type="float" office:value="679" calcext:value-type="float">
            <text:p>67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05355" calcext:value-type="float">
            <text:p>105355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549.33823529411" calcext:value-type="float">
            <text:p>1549,34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16349" calcext:value-type="float">
            <text:p>116349</text:p>
          </table:table-cell>
          <table:table-cell table:style-name="ce15" office:value-type="float" office:value="2.42647058823529" calcext:value-type="float">
            <text:p>2,43</text:p>
          </table:table-cell>
          <table:table-cell table:style-name="ce15" office:value-type="float" office:value="1711.01470588236" calcext:value-type="float">
            <text:p>1711,01</text:p>
          </table:table-cell>
        </table:table-row>
        <table:table-row table:style-name="ro1">
          <table:table-cell table:style-name="ce13" office:value-type="float" office:value="680" calcext:value-type="float">
            <text:p>680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05506" calcext:value-type="float">
            <text:p>105506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1551.55882352941" calcext:value-type="float">
            <text:p>1551,56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16516" calcext:value-type="float">
            <text:p>116516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713.47058823531" calcext:value-type="float">
            <text:p>1713,47</text:p>
          </table:table-cell>
        </table:table-row>
        <table:table-row table:style-name="ro1">
          <table:table-cell table:style-name="ce13" office:value-type="float" office:value="681" calcext:value-type="float">
            <text:p>681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05657" calcext:value-type="float">
            <text:p>105657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1553.7794117647" calcext:value-type="float">
            <text:p>1553,78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16685" calcext:value-type="float">
            <text:p>116685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715.95588235295" calcext:value-type="float">
            <text:p>1715,96</text:p>
          </table:table-cell>
        </table:table-row>
        <table:table-row table:style-name="ro1">
          <table:table-cell table:style-name="ce13" office:value-type="float" office:value="682" calcext:value-type="float">
            <text:p>682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05809" calcext:value-type="float">
            <text:p>105809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556.01470588235" calcext:value-type="float">
            <text:p>1556,01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16852" calcext:value-type="float">
            <text:p>116852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718.41176470589" calcext:value-type="float">
            <text:p>1718,41</text:p>
          </table:table-cell>
        </table:table-row>
        <table:table-row table:style-name="ro1">
          <table:table-cell table:style-name="ce13" office:value-type="float" office:value="683" calcext:value-type="float">
            <text:p>68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05963" calcext:value-type="float">
            <text:p>105963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558.2794117647" calcext:value-type="float">
            <text:p>1558,28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17021" calcext:value-type="float">
            <text:p>117021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720.89705882354" calcext:value-type="float">
            <text:p>1720,90</text:p>
          </table:table-cell>
        </table:table-row>
        <table:table-row table:style-name="ro1">
          <table:table-cell table:style-name="ce13" office:value-type="float" office:value="684" calcext:value-type="float">
            <text:p>68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06116" calcext:value-type="float">
            <text:p>106116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560.5294117647" calcext:value-type="float">
            <text:p>1560,53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17191" calcext:value-type="float">
            <text:p>117191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723.39705882354" calcext:value-type="float">
            <text:p>1723,40</text:p>
          </table:table-cell>
        </table:table-row>
        <table:table-row table:style-name="ro1">
          <table:table-cell table:style-name="ce13" office:value-type="float" office:value="685" calcext:value-type="float">
            <text:p>68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06269" calcext:value-type="float">
            <text:p>106269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562.7794117647" calcext:value-type="float">
            <text:p>1562,78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117364" calcext:value-type="float">
            <text:p>117364</text:p>
          </table:table-cell>
          <table:table-cell table:style-name="ce15" office:value-type="float" office:value="2.54411764705882" calcext:value-type="float">
            <text:p>2,54</text:p>
          </table:table-cell>
          <table:table-cell table:style-name="ce15" office:value-type="float" office:value="1725.9411764706" calcext:value-type="float">
            <text:p>1725,94</text:p>
          </table:table-cell>
        </table:table-row>
        <table:table-row table:style-name="ro1">
          <table:table-cell table:style-name="ce13" office:value-type="float" office:value="686" calcext:value-type="float">
            <text:p>68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06424" calcext:value-type="float">
            <text:p>106424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565.05882352941" calcext:value-type="float">
            <text:p>1565,06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17534" calcext:value-type="float">
            <text:p>117534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728.4411764706" calcext:value-type="float">
            <text:p>1728,44</text:p>
          </table:table-cell>
        </table:table-row>
        <table:table-row table:style-name="ro1">
          <table:table-cell table:style-name="ce13" office:value-type="float" office:value="687" calcext:value-type="float">
            <text:p>687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06580" calcext:value-type="float">
            <text:p>106580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567.35294117647" calcext:value-type="float">
            <text:p>1567,35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17703" calcext:value-type="float">
            <text:p>117703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730.92647058825" calcext:value-type="float">
            <text:p>1730,93</text:p>
          </table:table-cell>
        </table:table-row>
        <table:table-row table:style-name="ro1">
          <table:table-cell table:style-name="ce13" office:value-type="float" office:value="688" calcext:value-type="float">
            <text:p>68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06733" calcext:value-type="float">
            <text:p>106733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569.60294117647" calcext:value-type="float">
            <text:p>1569,60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17870" calcext:value-type="float">
            <text:p>117870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733.38235294119" calcext:value-type="float">
            <text:p>1733,38</text:p>
          </table:table-cell>
        </table:table-row>
        <table:table-row table:style-name="ro1">
          <table:table-cell table:style-name="ce13" office:value-type="float" office:value="689" calcext:value-type="float">
            <text:p>68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06887" calcext:value-type="float">
            <text:p>106887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571.86764705882" calcext:value-type="float">
            <text:p>1571,87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18040" calcext:value-type="float">
            <text:p>11804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735.88235294119" calcext:value-type="float">
            <text:p>1735,88</text:p>
          </table:table-cell>
        </table:table-row>
        <table:table-row table:style-name="ro1">
          <table:table-cell table:style-name="ce13" office:value-type="float" office:value="690" calcext:value-type="float">
            <text:p>69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07041" calcext:value-type="float">
            <text:p>10704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574.13235294117" calcext:value-type="float">
            <text:p>1574,1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18208" calcext:value-type="float">
            <text:p>11820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738.35294117648" calcext:value-type="float">
            <text:p>1738,35</text:p>
          </table:table-cell>
        </table:table-row>
        <table:table-row table:style-name="ro1">
          <table:table-cell table:style-name="ce13" office:value-type="float" office:value="691" calcext:value-type="float">
            <text:p>691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07192" calcext:value-type="float">
            <text:p>107192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1576.35294117647" calcext:value-type="float">
            <text:p>1576,35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18377" calcext:value-type="float">
            <text:p>118377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740.83823529413" calcext:value-type="float">
            <text:p>1740,84</text:p>
          </table:table-cell>
        </table:table-row>
        <table:table-row table:style-name="ro1">
          <table:table-cell table:style-name="ce13" office:value-type="float" office:value="692" calcext:value-type="float">
            <text:p>69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07345" calcext:value-type="float">
            <text:p>107345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578.60294117647" calcext:value-type="float">
            <text:p>1578,60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18546" calcext:value-type="float">
            <text:p>118546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743.32352941178" calcext:value-type="float">
            <text:p>1743,32</text:p>
          </table:table-cell>
        </table:table-row>
        <table:table-row table:style-name="ro1">
          <table:table-cell table:style-name="ce13" office:value-type="float" office:value="693" calcext:value-type="float">
            <text:p>693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07496" calcext:value-type="float">
            <text:p>107496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1580.82352941176" calcext:value-type="float">
            <text:p>1580,82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18716" calcext:value-type="float">
            <text:p>118716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745.82352941178" calcext:value-type="float">
            <text:p>1745,82</text:p>
          </table:table-cell>
        </table:table-row>
        <table:table-row table:style-name="ro1">
          <table:table-cell table:style-name="ce13" office:value-type="float" office:value="694" calcext:value-type="float">
            <text:p>69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07650" calcext:value-type="float">
            <text:p>107650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583.08823529411" calcext:value-type="float">
            <text:p>1583,09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18888" calcext:value-type="float">
            <text:p>118888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1748.35294117648" calcext:value-type="float">
            <text:p>1748,35</text:p>
          </table:table-cell>
        </table:table-row>
        <table:table-row table:style-name="ro1">
          <table:table-cell table:style-name="ce13" office:value-type="float" office:value="695" calcext:value-type="float">
            <text:p>69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07803" calcext:value-type="float">
            <text:p>107803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585.33823529411" calcext:value-type="float">
            <text:p>1585,34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19060" calcext:value-type="float">
            <text:p>119060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1750.88235294119" calcext:value-type="float">
            <text:p>1750,88</text:p>
          </table:table-cell>
        </table:table-row>
        <table:table-row table:style-name="ro1">
          <table:table-cell table:style-name="ce13" office:value-type="float" office:value="696" calcext:value-type="float">
            <text:p>69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07957" calcext:value-type="float">
            <text:p>107957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587.60294117647" calcext:value-type="float">
            <text:p>1587,60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19232" calcext:value-type="float">
            <text:p>119232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1753.41176470589" calcext:value-type="float">
            <text:p>1753,41</text:p>
          </table:table-cell>
        </table:table-row>
        <table:table-row table:style-name="ro1">
          <table:table-cell table:style-name="ce13" office:value-type="float" office:value="697" calcext:value-type="float">
            <text:p>697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08109" calcext:value-type="float">
            <text:p>108109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589.83823529411" calcext:value-type="float">
            <text:p>1589,84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119453" calcext:value-type="float">
            <text:p>119453</text:p>
          </table:table-cell>
          <table:table-cell table:style-name="ce15" office:value-type="float" office:value="3.25" calcext:value-type="float">
            <text:p>3,25</text:p>
          </table:table-cell>
          <table:table-cell table:style-name="ce15" office:value-type="float" office:value="1756.66176470589" calcext:value-type="float">
            <text:p>1756,66</text:p>
          </table:table-cell>
        </table:table-row>
        <table:table-row table:style-name="ro1">
          <table:table-cell table:style-name="ce13" office:value-type="float" office:value="698" calcext:value-type="float">
            <text:p>69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08262" calcext:value-type="float">
            <text:p>108262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592.08823529411" calcext:value-type="float">
            <text:p>1592,09</text:p>
          </table:table-cell>
          <table:table-cell table:style-name="ce2" office:value-type="float" office:value="173" calcext:value-type="float">
            <text:p>173</text:p>
          </table:table-cell>
          <table:table-cell table:style-name="ce13" office:value-type="float" office:value="119626" calcext:value-type="float">
            <text:p>119626</text:p>
          </table:table-cell>
          <table:table-cell table:style-name="ce15" office:value-type="float" office:value="2.54411764705882" calcext:value-type="float">
            <text:p>2,54</text:p>
          </table:table-cell>
          <table:table-cell table:style-name="ce15" office:value-type="float" office:value="1759.20588235295" calcext:value-type="float">
            <text:p>1759,21</text:p>
          </table:table-cell>
        </table:table-row>
        <table:table-row table:style-name="ro1">
          <table:table-cell table:style-name="ce13" office:value-type="float" office:value="699" calcext:value-type="float">
            <text:p>69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08417" calcext:value-type="float">
            <text:p>108417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594.36764705882" calcext:value-type="float">
            <text:p>1594,37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19794" calcext:value-type="float">
            <text:p>119794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761.67647058825" calcext:value-type="float">
            <text:p>1761,68</text:p>
          </table:table-cell>
        </table:table-row>
        <table:table-row table:style-name="ro1">
          <table:table-cell table:style-name="ce13" office:value-type="float" office:value="700" calcext:value-type="float">
            <text:p>70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08571" calcext:value-type="float">
            <text:p>10857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596.63235294117" calcext:value-type="float">
            <text:p>1596,63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19963" calcext:value-type="float">
            <text:p>119963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764.16176470589" calcext:value-type="float">
            <text:p>1764,16</text:p>
          </table:table-cell>
        </table:table-row>
        <table:table-row table:style-name="ro1">
          <table:table-cell table:style-name="ce13" office:value-type="float" office:value="701" calcext:value-type="float">
            <text:p>70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08726" calcext:value-type="float">
            <text:p>108726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598.91176470588" calcext:value-type="float">
            <text:p>1598,91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20132" calcext:value-type="float">
            <text:p>120132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766.64705882354" calcext:value-type="float">
            <text:p>1766,65</text:p>
          </table:table-cell>
        </table:table-row>
        <table:table-row table:style-name="ro1">
          <table:table-cell table:style-name="ce13" office:value-type="float" office:value="702" calcext:value-type="float">
            <text:p>70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08881" calcext:value-type="float">
            <text:p>108881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601.19117647058" calcext:value-type="float">
            <text:p>1601,1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20300" calcext:value-type="float">
            <text:p>120300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769.11764705883" calcext:value-type="float">
            <text:p>1769,12</text:p>
          </table:table-cell>
        </table:table-row>
        <table:table-row table:style-name="ro1">
          <table:table-cell table:style-name="ce13" office:value-type="float" office:value="703" calcext:value-type="float">
            <text:p>703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09037" calcext:value-type="float">
            <text:p>109037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603.48529411764" calcext:value-type="float">
            <text:p>1603,49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20470" calcext:value-type="float">
            <text:p>12047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771.61764705883" calcext:value-type="float">
            <text:p>1771,62</text:p>
          </table:table-cell>
        </table:table-row>
        <table:table-row table:style-name="ro1">
          <table:table-cell table:style-name="ce13" office:value-type="float" office:value="704" calcext:value-type="float">
            <text:p>70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09190" calcext:value-type="float">
            <text:p>109190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605.73529411764" calcext:value-type="float">
            <text:p>1605,74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20637" calcext:value-type="float">
            <text:p>120637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774.07352941178" calcext:value-type="float">
            <text:p>1774,07</text:p>
          </table:table-cell>
        </table:table-row>
        <table:table-row table:style-name="ro1">
          <table:table-cell table:style-name="ce13" office:value-type="float" office:value="705" calcext:value-type="float">
            <text:p>70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09344" calcext:value-type="float">
            <text:p>109344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608" calcext:value-type="float">
            <text:p>1608,00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20806" calcext:value-type="float">
            <text:p>120806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776.55882352942" calcext:value-type="float">
            <text:p>1776,56</text:p>
          </table:table-cell>
        </table:table-row>
        <table:table-row table:style-name="ro1">
          <table:table-cell table:style-name="ce13" office:value-type="float" office:value="706" calcext:value-type="float">
            <text:p>70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09496" calcext:value-type="float">
            <text:p>109496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610.23529411764" calcext:value-type="float">
            <text:p>1610,2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20974" calcext:value-type="float">
            <text:p>120974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779.02941176472" calcext:value-type="float">
            <text:p>1779,03</text:p>
          </table:table-cell>
        </table:table-row>
        <table:table-row table:style-name="ro1">
          <table:table-cell table:style-name="ce13" office:value-type="float" office:value="707" calcext:value-type="float">
            <text:p>70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09649" calcext:value-type="float">
            <text:p>109649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612.48529411764" calcext:value-type="float">
            <text:p>1612,49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21143" calcext:value-type="float">
            <text:p>121143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781.51470588236" calcext:value-type="float">
            <text:p>1781,51</text:p>
          </table:table-cell>
        </table:table-row>
        <table:table-row table:style-name="ro1">
          <table:table-cell table:style-name="ce13" office:value-type="float" office:value="708" calcext:value-type="float">
            <text:p>70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09802" calcext:value-type="float">
            <text:p>109802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614.73529411764" calcext:value-type="float">
            <text:p>1614,7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21311" calcext:value-type="float">
            <text:p>121311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783.98529411766" calcext:value-type="float">
            <text:p>1783,99</text:p>
          </table:table-cell>
        </table:table-row>
        <table:table-row table:style-name="ro1">
          <table:table-cell table:style-name="ce13" office:value-type="float" office:value="709" calcext:value-type="float">
            <text:p>70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09957" calcext:value-type="float">
            <text:p>109957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617.01470588235" calcext:value-type="float">
            <text:p>1617,01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21479" calcext:value-type="float">
            <text:p>121479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786.45588235295" calcext:value-type="float">
            <text:p>1786,46</text:p>
          </table:table-cell>
        </table:table-row>
        <table:table-row table:style-name="ro1">
          <table:table-cell table:style-name="ce13" office:value-type="float" office:value="710" calcext:value-type="float">
            <text:p>71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10110" calcext:value-type="float">
            <text:p>110110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619.26470588235" calcext:value-type="float">
            <text:p>1619,26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21650" calcext:value-type="float">
            <text:p>121650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1788.97058823531" calcext:value-type="float">
            <text:p>1788,97</text:p>
          </table:table-cell>
        </table:table-row>
        <table:table-row table:style-name="ro1">
          <table:table-cell table:style-name="ce13" office:value-type="float" office:value="711" calcext:value-type="float">
            <text:p>71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10264" calcext:value-type="float">
            <text:p>110264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621.5294117647" calcext:value-type="float">
            <text:p>1621,53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21819" calcext:value-type="float">
            <text:p>121819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791.45588235295" calcext:value-type="float">
            <text:p>1791,46</text:p>
          </table:table-cell>
        </table:table-row>
        <table:table-row table:style-name="ro1">
          <table:table-cell table:style-name="ce13" office:value-type="float" office:value="712" calcext:value-type="float">
            <text:p>71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10417" calcext:value-type="float">
            <text:p>110417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623.7794117647" calcext:value-type="float">
            <text:p>1623,78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21985" calcext:value-type="float">
            <text:p>121985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793.89705882354" calcext:value-type="float">
            <text:p>1793,90</text:p>
          </table:table-cell>
        </table:table-row>
        <table:table-row table:style-name="ro1">
          <table:table-cell table:style-name="ce13" office:value-type="float" office:value="713" calcext:value-type="float">
            <text:p>71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10571" calcext:value-type="float">
            <text:p>11057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626.04411764705" calcext:value-type="float">
            <text:p>1626,04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22152" calcext:value-type="float">
            <text:p>122152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796.35294117648" calcext:value-type="float">
            <text:p>1796,35</text:p>
          </table:table-cell>
        </table:table-row>
        <table:table-row table:style-name="ro1">
          <table:table-cell table:style-name="ce13" office:value-type="float" office:value="714" calcext:value-type="float">
            <text:p>71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10725" calcext:value-type="float">
            <text:p>110725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628.30882352941" calcext:value-type="float">
            <text:p>1628,31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22323" calcext:value-type="float">
            <text:p>122323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1798.86764705883" calcext:value-type="float">
            <text:p>1798,87</text:p>
          </table:table-cell>
        </table:table-row>
        <table:table-row table:style-name="ro1">
          <table:table-cell table:style-name="ce13" office:value-type="float" office:value="715" calcext:value-type="float">
            <text:p>715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10879" calcext:value-type="float">
            <text:p>110879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630.57352941176" calcext:value-type="float">
            <text:p>1630,57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22492" calcext:value-type="float">
            <text:p>122492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801.35294117648" calcext:value-type="float">
            <text:p>1801,35</text:p>
          </table:table-cell>
        </table:table-row>
        <table:table-row table:style-name="ro1">
          <table:table-cell table:style-name="ce13" office:value-type="float" office:value="716" calcext:value-type="float">
            <text:p>71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11033" calcext:value-type="float">
            <text:p>111033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632.83823529411" calcext:value-type="float">
            <text:p>1632,84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22663" calcext:value-type="float">
            <text:p>122663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1803.86764705883" calcext:value-type="float">
            <text:p>1803,87</text:p>
          </table:table-cell>
        </table:table-row>
        <table:table-row table:style-name="ro1">
          <table:table-cell table:style-name="ce13" office:value-type="float" office:value="717" calcext:value-type="float">
            <text:p>71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11187" calcext:value-type="float">
            <text:p>111187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635.10294117647" calcext:value-type="float">
            <text:p>1635,10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22832" calcext:value-type="float">
            <text:p>122832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806.35294117648" calcext:value-type="float">
            <text:p>1806,35</text:p>
          </table:table-cell>
        </table:table-row>
        <table:table-row table:style-name="ro1">
          <table:table-cell table:style-name="ce13" office:value-type="float" office:value="718" calcext:value-type="float">
            <text:p>71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11340" calcext:value-type="float">
            <text:p>111340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637.35294117647" calcext:value-type="float">
            <text:p>1637,35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23000" calcext:value-type="float">
            <text:p>123000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808.82352941178" calcext:value-type="float">
            <text:p>1808,82</text:p>
          </table:table-cell>
        </table:table-row>
        <table:table-row table:style-name="ro1">
          <table:table-cell table:style-name="ce13" office:value-type="float" office:value="719" calcext:value-type="float">
            <text:p>71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11492" calcext:value-type="float">
            <text:p>111492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639.58823529411" calcext:value-type="float">
            <text:p>1639,5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23168" calcext:value-type="float">
            <text:p>12316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811.29411764707" calcext:value-type="float">
            <text:p>1811,29</text:p>
          </table:table-cell>
        </table:table-row>
        <table:table-row table:style-name="ro1">
          <table:table-cell table:style-name="ce13" office:value-type="float" office:value="720" calcext:value-type="float">
            <text:p>72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11645" calcext:value-type="float">
            <text:p>111645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641.83823529411" calcext:value-type="float">
            <text:p>1641,84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23335" calcext:value-type="float">
            <text:p>123335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813.75000000001" calcext:value-type="float">
            <text:p>1813,75</text:p>
          </table:table-cell>
        </table:table-row>
        <table:table-row table:style-name="ro1">
          <table:table-cell table:style-name="ce13" office:value-type="float" office:value="721" calcext:value-type="float">
            <text:p>72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11797" calcext:value-type="float">
            <text:p>111797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644.07352941176" calcext:value-type="float">
            <text:p>1644,07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23501" calcext:value-type="float">
            <text:p>123501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816.1911764706" calcext:value-type="float">
            <text:p>1816,19</text:p>
          </table:table-cell>
        </table:table-row>
        <table:table-row table:style-name="ro1">
          <table:table-cell table:style-name="ce13" office:value-type="float" office:value="722" calcext:value-type="float">
            <text:p>72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11950" calcext:value-type="float">
            <text:p>111950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646.32352941176" calcext:value-type="float">
            <text:p>1646,32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23671" calcext:value-type="float">
            <text:p>123671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818.6911764706" calcext:value-type="float">
            <text:p>1818,69</text:p>
          </table:table-cell>
        </table:table-row>
        <table:table-row table:style-name="ro1">
          <table:table-cell table:style-name="ce13" office:value-type="float" office:value="723" calcext:value-type="float">
            <text:p>723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12103" calcext:value-type="float">
            <text:p>112103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648.57352941176" calcext:value-type="float">
            <text:p>1648,57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23841" calcext:value-type="float">
            <text:p>123841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821.1911764706" calcext:value-type="float">
            <text:p>1821,19</text:p>
          </table:table-cell>
        </table:table-row>
        <table:table-row table:style-name="ro1">
          <table:table-cell table:style-name="ce13" office:value-type="float" office:value="724" calcext:value-type="float">
            <text:p>72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12256" calcext:value-type="float">
            <text:p>112256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650.82352941176" calcext:value-type="float">
            <text:p>1650,82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24011" calcext:value-type="float">
            <text:p>124011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823.6911764706" calcext:value-type="float">
            <text:p>1823,69</text:p>
          </table:table-cell>
        </table:table-row>
        <table:table-row table:style-name="ro1">
          <table:table-cell table:style-name="ce13" office:value-type="float" office:value="725" calcext:value-type="float">
            <text:p>725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12407" calcext:value-type="float">
            <text:p>112407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1653.04411764705" calcext:value-type="float">
            <text:p>1653,0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24179" calcext:value-type="float">
            <text:p>124179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826.16176470589" calcext:value-type="float">
            <text:p>1826,16</text:p>
          </table:table-cell>
        </table:table-row>
        <table:table-row table:style-name="ro1">
          <table:table-cell table:style-name="ce13" office:value-type="float" office:value="726" calcext:value-type="float">
            <text:p>726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12561" calcext:value-type="float">
            <text:p>11256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655.30882352941" calcext:value-type="float">
            <text:p>1655,31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24346" calcext:value-type="float">
            <text:p>124346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828.61764705884" calcext:value-type="float">
            <text:p>1828,62</text:p>
          </table:table-cell>
        </table:table-row>
        <table:table-row table:style-name="ro1">
          <table:table-cell table:style-name="ce13" office:value-type="float" office:value="727" calcext:value-type="float">
            <text:p>72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12715" calcext:value-type="float">
            <text:p>112715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657.57352941176" calcext:value-type="float">
            <text:p>1657,57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24516" calcext:value-type="float">
            <text:p>124516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831.11764705884" calcext:value-type="float">
            <text:p>1831,12</text:p>
          </table:table-cell>
        </table:table-row>
        <table:table-row table:style-name="ro1">
          <table:table-cell table:style-name="ce13" office:value-type="float" office:value="728" calcext:value-type="float">
            <text:p>72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12868" calcext:value-type="float">
            <text:p>112868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659.82352941176" calcext:value-type="float">
            <text:p>1659,82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24681" calcext:value-type="float">
            <text:p>124681</text:p>
          </table:table-cell>
          <table:table-cell table:style-name="ce15" office:value-type="float" office:value="2.42647058823529" calcext:value-type="float">
            <text:p>2,43</text:p>
          </table:table-cell>
          <table:table-cell table:style-name="ce15" office:value-type="float" office:value="1833.54411764707" calcext:value-type="float">
            <text:p>1833,54</text:p>
          </table:table-cell>
        </table:table-row>
        <table:table-row table:style-name="ro1">
          <table:table-cell table:style-name="ce13" office:value-type="float" office:value="729" calcext:value-type="float">
            <text:p>72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13023" calcext:value-type="float">
            <text:p>113023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662.10294117647" calcext:value-type="float">
            <text:p>1662,10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24848" calcext:value-type="float">
            <text:p>124848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836.00000000001" calcext:value-type="float">
            <text:p>1836,00</text:p>
          </table:table-cell>
        </table:table-row>
        <table:table-row table:style-name="ro1">
          <table:table-cell table:style-name="ce13" office:value-type="float" office:value="730" calcext:value-type="float">
            <text:p>73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13178" calcext:value-type="float">
            <text:p>113178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664.38235294117" calcext:value-type="float">
            <text:p>1664,3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25018" calcext:value-type="float">
            <text:p>125018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838.50000000001" calcext:value-type="float">
            <text:p>1838,50</text:p>
          </table:table-cell>
        </table:table-row>
        <table:table-row table:style-name="ro1">
          <table:table-cell table:style-name="ce13" office:value-type="float" office:value="731" calcext:value-type="float">
            <text:p>73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13333" calcext:value-type="float">
            <text:p>113333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666.66176470588" calcext:value-type="float">
            <text:p>1666,6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25187" calcext:value-type="float">
            <text:p>125187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840.98529411766" calcext:value-type="float">
            <text:p>1840,99</text:p>
          </table:table-cell>
        </table:table-row>
        <table:table-row table:style-name="ro1">
          <table:table-cell table:style-name="ce13" office:value-type="float" office:value="732" calcext:value-type="float">
            <text:p>732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13485" calcext:value-type="float">
            <text:p>113485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668.89705882353" calcext:value-type="float">
            <text:p>1668,90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25354" calcext:value-type="float">
            <text:p>125354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843.4411764706" calcext:value-type="float">
            <text:p>1843,44</text:p>
          </table:table-cell>
        </table:table-row>
        <table:table-row table:style-name="ro1">
          <table:table-cell table:style-name="ce13" office:value-type="float" office:value="733" calcext:value-type="float">
            <text:p>73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13639" calcext:value-type="float">
            <text:p>113639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671.16176470588" calcext:value-type="float">
            <text:p>1671,16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25522" calcext:value-type="float">
            <text:p>125522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845.91176470589" calcext:value-type="float">
            <text:p>1845,91</text:p>
          </table:table-cell>
        </table:table-row>
        <table:table-row table:style-name="ro1">
          <table:table-cell table:style-name="ce13" office:value-type="float" office:value="734" calcext:value-type="float">
            <text:p>734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13790" calcext:value-type="float">
            <text:p>113790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1673.38235294117" calcext:value-type="float">
            <text:p>1673,38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25691" calcext:value-type="float">
            <text:p>125691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848.39705882354" calcext:value-type="float">
            <text:p>1848,40</text:p>
          </table:table-cell>
        </table:table-row>
        <table:table-row table:style-name="ro1">
          <table:table-cell table:style-name="ce13" office:value-type="float" office:value="735" calcext:value-type="float">
            <text:p>73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13943" calcext:value-type="float">
            <text:p>113943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675.63235294117" calcext:value-type="float">
            <text:p>1675,63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25862" calcext:value-type="float">
            <text:p>125862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1850.91176470589" calcext:value-type="float">
            <text:p>1850,91</text:p>
          </table:table-cell>
        </table:table-row>
        <table:table-row table:style-name="ro1">
          <table:table-cell table:style-name="ce13" office:value-type="float" office:value="736" calcext:value-type="float">
            <text:p>736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14098" calcext:value-type="float">
            <text:p>114098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677.91176470588" calcext:value-type="float">
            <text:p>1677,91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26032" calcext:value-type="float">
            <text:p>126032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853.41176470589" calcext:value-type="float">
            <text:p>1853,41</text:p>
          </table:table-cell>
        </table:table-row>
        <table:table-row table:style-name="ro1">
          <table:table-cell table:style-name="ce13" office:value-type="float" office:value="737" calcext:value-type="float">
            <text:p>73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14253" calcext:value-type="float">
            <text:p>114253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680.19117647058" calcext:value-type="float">
            <text:p>1680,19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26199" calcext:value-type="float">
            <text:p>126199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855.86764705884" calcext:value-type="float">
            <text:p>1855,87</text:p>
          </table:table-cell>
        </table:table-row>
        <table:table-row table:style-name="ro1">
          <table:table-cell table:style-name="ce13" office:value-type="float" office:value="738" calcext:value-type="float">
            <text:p>73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14406" calcext:value-type="float">
            <text:p>114406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682.44117647058" calcext:value-type="float">
            <text:p>1682,44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26399" calcext:value-type="float">
            <text:p>126399</text:p>
          </table:table-cell>
          <table:table-cell table:style-name="ce15" office:value-type="float" office:value="2.94117647058824" calcext:value-type="float">
            <text:p>2,94</text:p>
          </table:table-cell>
          <table:table-cell table:style-name="ce15" office:value-type="float" office:value="1858.80882352942" calcext:value-type="float">
            <text:p>1858,81</text:p>
          </table:table-cell>
        </table:table-row>
        <table:table-row table:style-name="ro1">
          <table:table-cell table:style-name="ce13" office:value-type="float" office:value="739" calcext:value-type="float">
            <text:p>73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14558" calcext:value-type="float">
            <text:p>114558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684.67647058823" calcext:value-type="float">
            <text:p>1684,68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126593" calcext:value-type="float">
            <text:p>126593</text:p>
          </table:table-cell>
          <table:table-cell table:style-name="ce15" office:value-type="float" office:value="2.85294117647059" calcext:value-type="float">
            <text:p>2,85</text:p>
          </table:table-cell>
          <table:table-cell table:style-name="ce15" office:value-type="float" office:value="1861.66176470589" calcext:value-type="float">
            <text:p>1861,66</text:p>
          </table:table-cell>
        </table:table-row>
        <table:table-row table:style-name="ro1">
          <table:table-cell table:style-name="ce13" office:value-type="float" office:value="740" calcext:value-type="float">
            <text:p>74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14712" calcext:value-type="float">
            <text:p>114712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686.94117647058" calcext:value-type="float">
            <text:p>1686,94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26760" calcext:value-type="float">
            <text:p>126760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864.11764705884" calcext:value-type="float">
            <text:p>1864,12</text:p>
          </table:table-cell>
        </table:table-row>
        <table:table-row table:style-name="ro1">
          <table:table-cell table:style-name="ce13" office:value-type="float" office:value="741" calcext:value-type="float">
            <text:p>74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14866" calcext:value-type="float">
            <text:p>114866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689.20588235294" calcext:value-type="float">
            <text:p>1689,21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26928" calcext:value-type="float">
            <text:p>126928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866.58823529413" calcext:value-type="float">
            <text:p>1866,59</text:p>
          </table:table-cell>
        </table:table-row>
        <table:table-row table:style-name="ro1">
          <table:table-cell table:style-name="ce13" office:value-type="float" office:value="742" calcext:value-type="float">
            <text:p>74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15020" calcext:value-type="float">
            <text:p>115020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691.47058823529" calcext:value-type="float">
            <text:p>1691,47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27095" calcext:value-type="float">
            <text:p>127095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869.04411764707" calcext:value-type="float">
            <text:p>1869,04</text:p>
          </table:table-cell>
        </table:table-row>
        <table:table-row table:style-name="ro1">
          <table:table-cell table:style-name="ce13" office:value-type="float" office:value="743" calcext:value-type="float">
            <text:p>743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15175" calcext:value-type="float">
            <text:p>115175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693.75" calcext:value-type="float">
            <text:p>1693,75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27262" calcext:value-type="float">
            <text:p>127262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871.50000000001" calcext:value-type="float">
            <text:p>1871,50</text:p>
          </table:table-cell>
        </table:table-row>
        <table:table-row table:style-name="ro1">
          <table:table-cell table:style-name="ce13" office:value-type="float" office:value="744" calcext:value-type="float">
            <text:p>74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15330" calcext:value-type="float">
            <text:p>115330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696.0294117647" calcext:value-type="float">
            <text:p>1696,03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27428" calcext:value-type="float">
            <text:p>127428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873.9411764706" calcext:value-type="float">
            <text:p>1873,94</text:p>
          </table:table-cell>
        </table:table-row>
        <table:table-row table:style-name="ro1">
          <table:table-cell table:style-name="ce13" office:value-type="float" office:value="745" calcext:value-type="float">
            <text:p>745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15481" calcext:value-type="float">
            <text:p>115481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1698.25" calcext:value-type="float">
            <text:p>1698,25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27597" calcext:value-type="float">
            <text:p>127597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876.42647058825" calcext:value-type="float">
            <text:p>1876,43</text:p>
          </table:table-cell>
        </table:table-row>
        <table:table-row table:style-name="ro1">
          <table:table-cell table:style-name="ce13" office:value-type="float" office:value="746" calcext:value-type="float">
            <text:p>746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15634" calcext:value-type="float">
            <text:p>115634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700.5" calcext:value-type="float">
            <text:p>1700,5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27765" calcext:value-type="float">
            <text:p>127765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878.89705882354" calcext:value-type="float">
            <text:p>1878,90</text:p>
          </table:table-cell>
        </table:table-row>
        <table:table-row table:style-name="ro1">
          <table:table-cell table:style-name="ce13" office:value-type="float" office:value="747" calcext:value-type="float">
            <text:p>747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15787" calcext:value-type="float">
            <text:p>115787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702.75" calcext:value-type="float">
            <text:p>1702,75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27932" calcext:value-type="float">
            <text:p>127932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881.35294117648" calcext:value-type="float">
            <text:p>1881,35</text:p>
          </table:table-cell>
        </table:table-row>
        <table:table-row table:style-name="ro1">
          <table:table-cell table:style-name="ce13" office:value-type="float" office:value="748" calcext:value-type="float">
            <text:p>748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15939" calcext:value-type="float">
            <text:p>115939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704.98529411764" calcext:value-type="float">
            <text:p>1704,9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28100" calcext:value-type="float">
            <text:p>128100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883.82352941178" calcext:value-type="float">
            <text:p>1883,82</text:p>
          </table:table-cell>
        </table:table-row>
        <table:table-row table:style-name="ro1">
          <table:table-cell table:style-name="ce13" office:value-type="float" office:value="749" calcext:value-type="float">
            <text:p>749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16094" calcext:value-type="float">
            <text:p>116094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707.26470588235" calcext:value-type="float">
            <text:p>1707,2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28269" calcext:value-type="float">
            <text:p>128269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886.30882352942" calcext:value-type="float">
            <text:p>1886,31</text:p>
          </table:table-cell>
        </table:table-row>
        <table:table-row table:style-name="ro1">
          <table:table-cell table:style-name="ce13" office:value-type="float" office:value="750" calcext:value-type="float">
            <text:p>75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16248" calcext:value-type="float">
            <text:p>116248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709.5294117647" calcext:value-type="float">
            <text:p>1709,5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28437" calcext:value-type="float">
            <text:p>128437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888.77941176472" calcext:value-type="float">
            <text:p>1888,78</text:p>
          </table:table-cell>
        </table:table-row>
        <table:table-row table:style-name="ro1">
          <table:table-cell table:style-name="ce13" office:value-type="float" office:value="751" calcext:value-type="float">
            <text:p>751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16398" calcext:value-type="float">
            <text:p>116398</text:p>
          </table:table-cell>
          <table:table-cell table:style-name="ce15" office:value-type="float" office:value="2.20588235294118" calcext:value-type="float">
            <text:p>2,21</text:p>
          </table:table-cell>
          <table:table-cell table:style-name="ce15" office:value-type="float" office:value="1711.73529411764" calcext:value-type="float">
            <text:p>1711,74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28603" calcext:value-type="float">
            <text:p>128603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891.22058823531" calcext:value-type="float">
            <text:p>1891,22</text:p>
          </table:table-cell>
        </table:table-row>
        <table:table-row table:style-name="ro1">
          <table:table-cell table:style-name="ce13" office:value-type="float" office:value="752" calcext:value-type="float">
            <text:p>75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16553" calcext:value-type="float">
            <text:p>116553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714.01470588235" calcext:value-type="float">
            <text:p>1714,01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28771" calcext:value-type="float">
            <text:p>128771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893.6911764706" calcext:value-type="float">
            <text:p>1893,69</text:p>
          </table:table-cell>
        </table:table-row>
        <table:table-row table:style-name="ro1">
          <table:table-cell table:style-name="ce13" office:value-type="float" office:value="753" calcext:value-type="float">
            <text:p>753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16708" calcext:value-type="float">
            <text:p>116708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716.29411764705" calcext:value-type="float">
            <text:p>1716,29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28937" calcext:value-type="float">
            <text:p>128937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896.13235294119" calcext:value-type="float">
            <text:p>1896,13</text:p>
          </table:table-cell>
        </table:table-row>
        <table:table-row table:style-name="ro1">
          <table:table-cell table:style-name="ce13" office:value-type="float" office:value="754" calcext:value-type="float">
            <text:p>754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16860" calcext:value-type="float">
            <text:p>116860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718.5294117647" calcext:value-type="float">
            <text:p>1718,53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29104" calcext:value-type="float">
            <text:p>129104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898.58823529413" calcext:value-type="float">
            <text:p>1898,59</text:p>
          </table:table-cell>
        </table:table-row>
        <table:table-row table:style-name="ro1">
          <table:table-cell table:style-name="ce13" office:value-type="float" office:value="755" calcext:value-type="float">
            <text:p>75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17015" calcext:value-type="float">
            <text:p>117015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720.80882352941" calcext:value-type="float">
            <text:p>1720,81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29273" calcext:value-type="float">
            <text:p>129273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901.07352941178" calcext:value-type="float">
            <text:p>1901,07</text:p>
          </table:table-cell>
        </table:table-row>
        <table:table-row table:style-name="ro1">
          <table:table-cell table:style-name="ce13" office:value-type="float" office:value="756" calcext:value-type="float">
            <text:p>756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17171" calcext:value-type="float">
            <text:p>117171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723.10294117647" calcext:value-type="float">
            <text:p>1723,1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29441" calcext:value-type="float">
            <text:p>129441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903.54411764707" calcext:value-type="float">
            <text:p>1903,54</text:p>
          </table:table-cell>
        </table:table-row>
        <table:table-row table:style-name="ro1">
          <table:table-cell table:style-name="ce13" office:value-type="float" office:value="757" calcext:value-type="float">
            <text:p>757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17327" calcext:value-type="float">
            <text:p>117327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725.39705882352" calcext:value-type="float">
            <text:p>1725,4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29609" calcext:value-type="float">
            <text:p>129609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906.01470588237" calcext:value-type="float">
            <text:p>1906,01</text:p>
          </table:table-cell>
        </table:table-row>
        <table:table-row table:style-name="ro1">
          <table:table-cell table:style-name="ce13" office:value-type="float" office:value="758" calcext:value-type="float">
            <text:p>75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17481" calcext:value-type="float">
            <text:p>11748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727.66176470588" calcext:value-type="float">
            <text:p>1727,6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29778" calcext:value-type="float">
            <text:p>129778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908.50000000001" calcext:value-type="float">
            <text:p>1908,50</text:p>
          </table:table-cell>
        </table:table-row>
        <table:table-row table:style-name="ro1">
          <table:table-cell table:style-name="ce13" office:value-type="float" office:value="759" calcext:value-type="float">
            <text:p>75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17635" calcext:value-type="float">
            <text:p>117635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729.92647058823" calcext:value-type="float">
            <text:p>1729,93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29946" calcext:value-type="float">
            <text:p>129946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910.97058823531" calcext:value-type="float">
            <text:p>1910,97</text:p>
          </table:table-cell>
        </table:table-row>
        <table:table-row table:style-name="ro1">
          <table:table-cell table:style-name="ce13" office:value-type="float" office:value="760" calcext:value-type="float">
            <text:p>76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17790" calcext:value-type="float">
            <text:p>117790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732.20588235294" calcext:value-type="float">
            <text:p>1732,21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30114" calcext:value-type="float">
            <text:p>130114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913.4411764706" calcext:value-type="float">
            <text:p>1913,44</text:p>
          </table:table-cell>
        </table:table-row>
        <table:table-row table:style-name="ro1">
          <table:table-cell table:style-name="ce13" office:value-type="float" office:value="761" calcext:value-type="float">
            <text:p>761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17944" calcext:value-type="float">
            <text:p>117944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734.47058823529" calcext:value-type="float">
            <text:p>1734,47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30280" calcext:value-type="float">
            <text:p>130280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915.88235294119" calcext:value-type="float">
            <text:p>1915,88</text:p>
          </table:table-cell>
        </table:table-row>
        <table:table-row table:style-name="ro1">
          <table:table-cell table:style-name="ce13" office:value-type="float" office:value="762" calcext:value-type="float">
            <text:p>762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18098" calcext:value-type="float">
            <text:p>118098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736.73529411764" calcext:value-type="float">
            <text:p>1736,74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30449" calcext:value-type="float">
            <text:p>130449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918.36764705884" calcext:value-type="float">
            <text:p>1918,37</text:p>
          </table:table-cell>
        </table:table-row>
        <table:table-row table:style-name="ro1">
          <table:table-cell table:style-name="ce13" office:value-type="float" office:value="763" calcext:value-type="float">
            <text:p>763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18254" calcext:value-type="float">
            <text:p>118254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739.0294117647" calcext:value-type="float">
            <text:p>1739,03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30618" calcext:value-type="float">
            <text:p>130618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920.85294117648" calcext:value-type="float">
            <text:p>1920,85</text:p>
          </table:table-cell>
        </table:table-row>
        <table:table-row table:style-name="ro1">
          <table:table-cell table:style-name="ce13" office:value-type="float" office:value="764" calcext:value-type="float">
            <text:p>764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18409" calcext:value-type="float">
            <text:p>118409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741.30882352941" calcext:value-type="float">
            <text:p>1741,31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30787" calcext:value-type="float">
            <text:p>130787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923.33823529413" calcext:value-type="float">
            <text:p>1923,34</text:p>
          </table:table-cell>
        </table:table-row>
        <table:table-row table:style-name="ro1">
          <table:table-cell table:style-name="ce13" office:value-type="float" office:value="765" calcext:value-type="float">
            <text:p>765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18565" calcext:value-type="float">
            <text:p>118565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743.60294117647" calcext:value-type="float">
            <text:p>1743,6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30955" calcext:value-type="float">
            <text:p>130955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925.80882352942" calcext:value-type="float">
            <text:p>1925,81</text:p>
          </table:table-cell>
        </table:table-row>
        <table:table-row table:style-name="ro1">
          <table:table-cell table:style-name="ce13" office:value-type="float" office:value="766" calcext:value-type="float">
            <text:p>766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18718" calcext:value-type="float">
            <text:p>118718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745.85294117647" calcext:value-type="float">
            <text:p>1745,85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31123" calcext:value-type="float">
            <text:p>131123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928.27941176472" calcext:value-type="float">
            <text:p>1928,28</text:p>
          </table:table-cell>
        </table:table-row>
        <table:table-row table:style-name="ro1">
          <table:table-cell table:style-name="ce13" office:value-type="float" office:value="767" calcext:value-type="float">
            <text:p>767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18872" calcext:value-type="float">
            <text:p>118872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748.11764705882" calcext:value-type="float">
            <text:p>1748,12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31291" calcext:value-type="float">
            <text:p>131291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930.75000000001" calcext:value-type="float">
            <text:p>1930,75</text:p>
          </table:table-cell>
        </table:table-row>
        <table:table-row table:style-name="ro1">
          <table:table-cell table:style-name="ce13" office:value-type="float" office:value="768" calcext:value-type="float">
            <text:p>768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19028" calcext:value-type="float">
            <text:p>119028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750.41176470588" calcext:value-type="float">
            <text:p>1750,41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31457" calcext:value-type="float">
            <text:p>131457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933.1911764706" calcext:value-type="float">
            <text:p>1933,19</text:p>
          </table:table-cell>
        </table:table-row>
        <table:table-row table:style-name="ro1">
          <table:table-cell table:style-name="ce13" office:value-type="float" office:value="769" calcext:value-type="float">
            <text:p>769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19180" calcext:value-type="float">
            <text:p>119180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752.64705882352" calcext:value-type="float">
            <text:p>1752,65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31623" calcext:value-type="float">
            <text:p>131623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935.63235294119" calcext:value-type="float">
            <text:p>1935,63</text:p>
          </table:table-cell>
        </table:table-row>
        <table:table-row table:style-name="ro1">
          <table:table-cell table:style-name="ce13" office:value-type="float" office:value="770" calcext:value-type="float">
            <text:p>770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19334" calcext:value-type="float">
            <text:p>119334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754.91176470588" calcext:value-type="float">
            <text:p>1754,91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31794" calcext:value-type="float">
            <text:p>131794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1938.14705882354" calcext:value-type="float">
            <text:p>1938,15</text:p>
          </table:table-cell>
        </table:table-row>
        <table:table-row table:style-name="ro1">
          <table:table-cell table:style-name="ce13" office:value-type="float" office:value="771" calcext:value-type="float">
            <text:p>771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19487" calcext:value-type="float">
            <text:p>119487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757.16176470588" calcext:value-type="float">
            <text:p>1757,1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31963" calcext:value-type="float">
            <text:p>131963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940.63235294119" calcext:value-type="float">
            <text:p>1940,63</text:p>
          </table:table-cell>
        </table:table-row>
        <table:table-row table:style-name="ro1">
          <table:table-cell table:style-name="ce13" office:value-type="float" office:value="772" calcext:value-type="float">
            <text:p>77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19640" calcext:value-type="float">
            <text:p>119640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759.41176470588" calcext:value-type="float">
            <text:p>1759,41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32132" calcext:value-type="float">
            <text:p>132132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943.11764705884" calcext:value-type="float">
            <text:p>1943,12</text:p>
          </table:table-cell>
        </table:table-row>
        <table:table-row table:style-name="ro1">
          <table:table-cell table:style-name="ce13" office:value-type="float" office:value="773" calcext:value-type="float">
            <text:p>77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19794" calcext:value-type="float">
            <text:p>119794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761.67647058823" calcext:value-type="float">
            <text:p>1761,68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32306" calcext:value-type="float">
            <text:p>132306</text:p>
          </table:table-cell>
          <table:table-cell table:style-name="ce15" office:value-type="float" office:value="2.55882352941176" calcext:value-type="float">
            <text:p>2,56</text:p>
          </table:table-cell>
          <table:table-cell table:style-name="ce15" office:value-type="float" office:value="1945.67647058825" calcext:value-type="float">
            <text:p>1945,68</text:p>
          </table:table-cell>
        </table:table-row>
        <table:table-row table:style-name="ro1">
          <table:table-cell table:style-name="ce13" office:value-type="float" office:value="774" calcext:value-type="float">
            <text:p>774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19946" calcext:value-type="float">
            <text:p>119946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763.91176470588" calcext:value-type="float">
            <text:p>1763,91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32473" calcext:value-type="float">
            <text:p>132473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948.13235294119" calcext:value-type="float">
            <text:p>1948,13</text:p>
          </table:table-cell>
        </table:table-row>
        <table:table-row table:style-name="ro1">
          <table:table-cell table:style-name="ce13" office:value-type="float" office:value="775" calcext:value-type="float">
            <text:p>775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20099" calcext:value-type="float">
            <text:p>120099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766.16176470588" calcext:value-type="float">
            <text:p>1766,16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32643" calcext:value-type="float">
            <text:p>132643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950.63235294119" calcext:value-type="float">
            <text:p>1950,63</text:p>
          </table:table-cell>
        </table:table-row>
        <table:table-row table:style-name="ro1">
          <table:table-cell table:style-name="ce13" office:value-type="float" office:value="776" calcext:value-type="float">
            <text:p>776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20252" calcext:value-type="float">
            <text:p>120252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768.41176470588" calcext:value-type="float">
            <text:p>1768,41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32813" calcext:value-type="float">
            <text:p>132813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953.13235294119" calcext:value-type="float">
            <text:p>1953,13</text:p>
          </table:table-cell>
        </table:table-row>
        <table:table-row table:style-name="ro1">
          <table:table-cell table:style-name="ce13" office:value-type="float" office:value="777" calcext:value-type="float">
            <text:p>777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20407" calcext:value-type="float">
            <text:p>120407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770.69117647058" calcext:value-type="float">
            <text:p>1770,69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32982" calcext:value-type="float">
            <text:p>132982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955.61764705884" calcext:value-type="float">
            <text:p>1955,62</text:p>
          </table:table-cell>
        </table:table-row>
        <table:table-row table:style-name="ro1">
          <table:table-cell table:style-name="ce13" office:value-type="float" office:value="778" calcext:value-type="float">
            <text:p>77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20560" calcext:value-type="float">
            <text:p>120560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772.94117647058" calcext:value-type="float">
            <text:p>1772,94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33149" calcext:value-type="float">
            <text:p>133149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958.07352941178" calcext:value-type="float">
            <text:p>1958,07</text:p>
          </table:table-cell>
        </table:table-row>
        <table:table-row table:style-name="ro1">
          <table:table-cell table:style-name="ce13" office:value-type="float" office:value="779" calcext:value-type="float">
            <text:p>779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20713" calcext:value-type="float">
            <text:p>120713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775.19117647058" calcext:value-type="float">
            <text:p>1775,19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33316" calcext:value-type="float">
            <text:p>133316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1960.52941176472" calcext:value-type="float">
            <text:p>1960,53</text:p>
          </table:table-cell>
        </table:table-row>
        <table:table-row table:style-name="ro1">
          <table:table-cell table:style-name="ce13" office:value-type="float" office:value="780" calcext:value-type="float">
            <text:p>78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20866" calcext:value-type="float">
            <text:p>120866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777.44117647058" calcext:value-type="float">
            <text:p>1777,4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33484" calcext:value-type="float">
            <text:p>133484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963.00000000001" calcext:value-type="float">
            <text:p>1963,00</text:p>
          </table:table-cell>
        </table:table-row>
        <table:table-row table:style-name="ro1">
          <table:table-cell table:style-name="ce13" office:value-type="float" office:value="781" calcext:value-type="float">
            <text:p>781</text:p>
          </table:table-cell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121071" calcext:value-type="float">
            <text:p>121071</text:p>
          </table:table-cell>
          <table:table-cell table:style-name="ce15" office:value-type="float" office:value="3.01470588235294" calcext:value-type="float">
            <text:p>3,01</text:p>
          </table:table-cell>
          <table:table-cell table:style-name="ce15" office:value-type="float" office:value="1780.45588235294" calcext:value-type="float">
            <text:p>1780,4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33653" calcext:value-type="float">
            <text:p>133653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965.48529411766" calcext:value-type="float">
            <text:p>1965,49</text:p>
          </table:table-cell>
        </table:table-row>
        <table:table-row table:style-name="ro1">
          <table:table-cell table:style-name="ce13" office:value-type="float" office:value="782" calcext:value-type="float">
            <text:p>782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21227" calcext:value-type="float">
            <text:p>121227</text:p>
          </table:table-cell>
          <table:table-cell table:style-name="ce15" office:value-type="float" office:value="2.29411764705882" calcext:value-type="float">
            <text:p>2,29</text:p>
          </table:table-cell>
          <table:table-cell table:style-name="ce15" office:value-type="float" office:value="1782.75" calcext:value-type="float">
            <text:p>1782,75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33823" calcext:value-type="float">
            <text:p>133823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967.98529411766" calcext:value-type="float">
            <text:p>1967,99</text:p>
          </table:table-cell>
        </table:table-row>
        <table:table-row table:style-name="ro1">
          <table:table-cell table:style-name="ce13" office:value-type="float" office:value="783" calcext:value-type="float">
            <text:p>783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21381" calcext:value-type="float">
            <text:p>121381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785.01470588235" calcext:value-type="float">
            <text:p>1785,01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33991" calcext:value-type="float">
            <text:p>133991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970.45588235295" calcext:value-type="float">
            <text:p>1970,46</text:p>
          </table:table-cell>
        </table:table-row>
        <table:table-row table:style-name="ro1">
          <table:table-cell table:style-name="ce13" office:value-type="float" office:value="784" calcext:value-type="float">
            <text:p>784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21535" calcext:value-type="float">
            <text:p>121535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787.2794117647" calcext:value-type="float">
            <text:p>1787,2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34161" calcext:value-type="float">
            <text:p>134161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972.95588235295" calcext:value-type="float">
            <text:p>1972,96</text:p>
          </table:table-cell>
        </table:table-row>
        <table:table-row table:style-name="ro1">
          <table:table-cell table:style-name="ce13" office:value-type="float" office:value="785" calcext:value-type="float">
            <text:p>785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21690" calcext:value-type="float">
            <text:p>121690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789.55882352941" calcext:value-type="float">
            <text:p>1789,56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34330" calcext:value-type="float">
            <text:p>134330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975.4411764706" calcext:value-type="float">
            <text:p>1975,44</text:p>
          </table:table-cell>
        </table:table-row>
        <table:table-row table:style-name="ro1">
          <table:table-cell table:style-name="ce13" office:value-type="float" office:value="786" calcext:value-type="float">
            <text:p>786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21842" calcext:value-type="float">
            <text:p>121842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791.79411764705" calcext:value-type="float">
            <text:p>1791,79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34496" calcext:value-type="float">
            <text:p>134496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977.88235294119" calcext:value-type="float">
            <text:p>1977,88</text:p>
          </table:table-cell>
        </table:table-row>
        <table:table-row table:style-name="ro1">
          <table:table-cell table:style-name="ce13" office:value-type="float" office:value="787" calcext:value-type="float">
            <text:p>787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21994" calcext:value-type="float">
            <text:p>121994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794.0294117647" calcext:value-type="float">
            <text:p>1794,03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34662" calcext:value-type="float">
            <text:p>134662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1980.32352941178" calcext:value-type="float">
            <text:p>1980,32</text:p>
          </table:table-cell>
        </table:table-row>
        <table:table-row table:style-name="ro1">
          <table:table-cell table:style-name="ce13" office:value-type="float" office:value="788" calcext:value-type="float">
            <text:p>78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22147" calcext:value-type="float">
            <text:p>122147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796.2794117647" calcext:value-type="float">
            <text:p>1796,28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34830" calcext:value-type="float">
            <text:p>134830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982.79411764707" calcext:value-type="float">
            <text:p>1982,79</text:p>
          </table:table-cell>
        </table:table-row>
        <table:table-row table:style-name="ro1">
          <table:table-cell table:style-name="ce13" office:value-type="float" office:value="789" calcext:value-type="float">
            <text:p>789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22298" calcext:value-type="float">
            <text:p>122298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1798.5" calcext:value-type="float">
            <text:p>1798,50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35000" calcext:value-type="float">
            <text:p>13500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985.29411764707" calcext:value-type="float">
            <text:p>1985,29</text:p>
          </table:table-cell>
        </table:table-row>
        <table:table-row table:style-name="ro1">
          <table:table-cell table:style-name="ce13" office:value-type="float" office:value="790" calcext:value-type="float">
            <text:p>790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22451" calcext:value-type="float">
            <text:p>122451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800.75" calcext:value-type="float">
            <text:p>1800,75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35169" calcext:value-type="float">
            <text:p>135169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987.77941176472" calcext:value-type="float">
            <text:p>1987,78</text:p>
          </table:table-cell>
        </table:table-row>
        <table:table-row table:style-name="ro1">
          <table:table-cell table:style-name="ce13" office:value-type="float" office:value="791" calcext:value-type="float">
            <text:p>791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22603" calcext:value-type="float">
            <text:p>122603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802.98529411764" calcext:value-type="float">
            <text:p>1802,99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35337" calcext:value-type="float">
            <text:p>135337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1990.25000000001" calcext:value-type="float">
            <text:p>1990,25</text:p>
          </table:table-cell>
        </table:table-row>
        <table:table-row table:style-name="ro1">
          <table:table-cell table:style-name="ce13" office:value-type="float" office:value="792" calcext:value-type="float">
            <text:p>792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22758" calcext:value-type="float">
            <text:p>122758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805.26470588235" calcext:value-type="float">
            <text:p>1805,26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35507" calcext:value-type="float">
            <text:p>135507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1992.75000000001" calcext:value-type="float">
            <text:p>1992,75</text:p>
          </table:table-cell>
        </table:table-row>
        <table:table-row table:style-name="ro1">
          <table:table-cell table:style-name="ce13" office:value-type="float" office:value="793" calcext:value-type="float">
            <text:p>793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22910" calcext:value-type="float">
            <text:p>122910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807.5" calcext:value-type="float">
            <text:p>1807,50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35676" calcext:value-type="float">
            <text:p>135676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1995.23529411766" calcext:value-type="float">
            <text:p>1995,24</text:p>
          </table:table-cell>
        </table:table-row>
        <table:table-row table:style-name="ro1">
          <table:table-cell table:style-name="ce13" office:value-type="float" office:value="794" calcext:value-type="float">
            <text:p>794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23062" calcext:value-type="float">
            <text:p>123062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809.73529411764" calcext:value-type="float">
            <text:p>1809,74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35848" calcext:value-type="float">
            <text:p>135848</text:p>
          </table:table-cell>
          <table:table-cell table:style-name="ce15" office:value-type="float" office:value="2.52941176470588" calcext:value-type="float">
            <text:p>2,53</text:p>
          </table:table-cell>
          <table:table-cell table:style-name="ce15" office:value-type="float" office:value="1997.76470588237" calcext:value-type="float">
            <text:p>1997,76</text:p>
          </table:table-cell>
        </table:table-row>
        <table:table-row table:style-name="ro1">
          <table:table-cell table:style-name="ce13" office:value-type="float" office:value="795" calcext:value-type="float">
            <text:p>795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23213" calcext:value-type="float">
            <text:p>123213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1811.95588235294" calcext:value-type="float">
            <text:p>1811,96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36018" calcext:value-type="float">
            <text:p>136018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2000.26470588237" calcext:value-type="float">
            <text:p>2000,26</text:p>
          </table:table-cell>
        </table:table-row>
        <table:table-row table:style-name="ro1">
          <table:table-cell table:style-name="ce13" office:value-type="float" office:value="796" calcext:value-type="float">
            <text:p>796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23364" calcext:value-type="float">
            <text:p>123364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1814.17647058823" calcext:value-type="float">
            <text:p>1814,18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36189" calcext:value-type="float">
            <text:p>136189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2002.77941176472" calcext:value-type="float">
            <text:p>2002,78</text:p>
          </table:table-cell>
        </table:table-row>
        <table:table-row table:style-name="ro1">
          <table:table-cell table:style-name="ce13" office:value-type="float" office:value="797" calcext:value-type="float">
            <text:p>797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23515" calcext:value-type="float">
            <text:p>123515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1816.39705882352" calcext:value-type="float">
            <text:p>1816,40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36357" calcext:value-type="float">
            <text:p>136357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2005.25000000001" calcext:value-type="float">
            <text:p>2005,25</text:p>
          </table:table-cell>
        </table:table-row>
        <table:table-row table:style-name="ro1">
          <table:table-cell table:style-name="ce13" office:value-type="float" office:value="798" calcext:value-type="float">
            <text:p>798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23669" calcext:value-type="float">
            <text:p>123669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818.66176470588" calcext:value-type="float">
            <text:p>1818,66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36523" calcext:value-type="float">
            <text:p>136523</text:p>
          </table:table-cell>
          <table:table-cell table:style-name="ce15" office:value-type="float" office:value="2.44117647058824" calcext:value-type="float">
            <text:p>2,44</text:p>
          </table:table-cell>
          <table:table-cell table:style-name="ce15" office:value-type="float" office:value="2007.6911764706" calcext:value-type="float">
            <text:p>2007,69</text:p>
          </table:table-cell>
        </table:table-row>
        <table:table-row table:style-name="ro1">
          <table:table-cell table:style-name="ce13" office:value-type="float" office:value="799" calcext:value-type="float">
            <text:p>79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23823" calcext:value-type="float">
            <text:p>123823</text:p>
          </table:table-cell>
          <table:table-cell table:style-name="ce15" office:value-type="float" office:value="2.26470588235294" calcext:value-type="float">
            <text:p>2,26</text:p>
          </table:table-cell>
          <table:table-cell table:style-name="ce15" office:value-type="float" office:value="1820.92647058823" calcext:value-type="float">
            <text:p>1820,93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36694" calcext:value-type="float">
            <text:p>136694</text:p>
          </table:table-cell>
          <table:table-cell table:style-name="ce15" office:value-type="float" office:value="2.51470588235294" calcext:value-type="float">
            <text:p>2,51</text:p>
          </table:table-cell>
          <table:table-cell table:style-name="ce15" office:value-type="float" office:value="2010.20588235295" calcext:value-type="float">
            <text:p>2010,21</text:p>
          </table:table-cell>
        </table:table-row>
        <table:table-row table:style-name="ro1"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23978" calcext:value-type="float">
            <text:p>123978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823.20588235294" calcext:value-type="float">
            <text:p>1823,21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36863" calcext:value-type="float">
            <text:p>136863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2012.6911764706" calcext:value-type="float">
            <text:p>2012,69</text:p>
          </table:table-cell>
        </table:table-row>
        <table:table-row table:style-name="ro1">
          <table:table-cell table:style-name="ce13" office:value-type="float" office:value="801" calcext:value-type="float">
            <text:p>801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24133" calcext:value-type="float">
            <text:p>124133</text:p>
          </table:table-cell>
          <table:table-cell table:style-name="ce15" office:value-type="float" office:value="2.27941176470588" calcext:value-type="float">
            <text:p>2,28</text:p>
          </table:table-cell>
          <table:table-cell table:style-name="ce15" office:value-type="float" office:value="1825.48529411764" calcext:value-type="float">
            <text:p>1825,49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37032" calcext:value-type="float">
            <text:p>137032</text:p>
          </table:table-cell>
          <table:table-cell table:style-name="ce15" office:value-type="float" office:value="2.48529411764706" calcext:value-type="float">
            <text:p>2,49</text:p>
          </table:table-cell>
          <table:table-cell table:style-name="ce15" office:value-type="float" office:value="2015.17647058825" calcext:value-type="float">
            <text:p>2015,18</text:p>
          </table:table-cell>
        </table:table-row>
        <table:table-row table:style-name="ro1">
          <table:table-cell table:style-name="ce13" office:value-type="float" office:value="802" calcext:value-type="float">
            <text:p>802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24286" calcext:value-type="float">
            <text:p>124286</text:p>
          </table:table-cell>
          <table:table-cell table:style-name="ce15" office:value-type="float" office:value="2.25" calcext:value-type="float">
            <text:p>2,25</text:p>
          </table:table-cell>
          <table:table-cell table:style-name="ce15" office:value-type="float" office:value="1827.73529411764" calcext:value-type="float">
            <text:p>1827,74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37200" calcext:value-type="float">
            <text:p>137200</text:p>
          </table:table-cell>
          <table:table-cell table:style-name="ce15" office:value-type="float" office:value="2.47058823529412" calcext:value-type="float">
            <text:p>2,47</text:p>
          </table:table-cell>
          <table:table-cell table:style-name="ce15" office:value-type="float" office:value="2017.64705882354" calcext:value-type="float">
            <text:p>2017,65</text:p>
          </table:table-cell>
        </table:table-row>
        <table:table-row table:style-name="ro1">
          <table:table-cell table:style-name="ce13" office:value-type="float" office:value="803" calcext:value-type="float">
            <text:p>803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24438" calcext:value-type="float">
            <text:p>124438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829.97058823529" calcext:value-type="float">
            <text:p>1829,97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37367" calcext:value-type="float">
            <text:p>137367</text:p>
          </table:table-cell>
          <table:table-cell table:style-name="ce15" office:value-type="float" office:value="2.45588235294118" calcext:value-type="float">
            <text:p>2,46</text:p>
          </table:table-cell>
          <table:table-cell table:style-name="ce15" office:value-type="float" office:value="2020.10294117648" calcext:value-type="float">
            <text:p>2020,10</text:p>
          </table:table-cell>
        </table:table-row>
        <table:table-row table:style-name="ro1">
          <table:table-cell table:style-name="ce13" office:value-type="float" office:value="804" calcext:value-type="float">
            <text:p>804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24590" calcext:value-type="float">
            <text:p>124590</text:p>
          </table:table-cell>
          <table:table-cell table:style-name="ce15" office:value-type="float" office:value="2.23529411764706" calcext:value-type="float">
            <text:p>2,24</text:p>
          </table:table-cell>
          <table:table-cell table:style-name="ce15" office:value-type="float" office:value="1832.20588235294" calcext:value-type="float">
            <text:p>1832,21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37537" calcext:value-type="float">
            <text:p>137537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2022.60294117648" calcext:value-type="float">
            <text:p>2022,60</text:p>
          </table:table-cell>
        </table:table-row>
        <table:table-row table:style-name="ro1">
          <table:table-cell table:style-name="ce13" office:value-type="float" office:value="805" calcext:value-type="float">
            <text:p>805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24741" calcext:value-type="float">
            <text:p>124741</text:p>
          </table:table-cell>
          <table:table-cell table:style-name="ce15" office:value-type="float" office:value="2.22058823529412" calcext:value-type="float">
            <text:p>2,22</text:p>
          </table:table-cell>
          <table:table-cell table:style-name="ce15" office:value-type="float" office:value="1834.42647058823" calcext:value-type="float">
            <text:p>1834,43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37707" calcext:value-type="float">
            <text:p>137707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2025.10294117648" calcext:value-type="float">
            <text:p>2025,10</text:p>
          </table:table-cell>
        </table:table-row>
        <table:table-row table:style-name="ro1" table:number-rows-repeated="104776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7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0:39:56.447532116</dc:date>
    <meta:editing-duration>PT32M29S</meta:editing-duration>
    <meta:editing-cycles>12</meta:editing-cycles>
    <meta:generator>LibreOffice/7.3.7.2$Linux_X86_64 LibreOffice_project/30$Build-2</meta:generator>
    <meta:document-statistic meta:table-count="1" meta:cell-count="7254" meta:object-count="0"/>
  </office:meta>
</office:document-meta>
</file>